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in"/>
    </style:style>
    <style:style style:name="ta1co2" style:family="table-column">
      <style:table-column-properties fo:break-before="auto" style:column-width="2.929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929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1/hclasp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/ins_5000_0_0404</text:p>
          </table:table-cell>
          <table:table-cell office:value-type="float" office:value="0.135174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7.0"/>
          <table:table-cell office:value-type="float" office:value="217.0"/>
          <table:table-cell office:value-type="float" office:value="4091.0"/>
          <table:table-cell office:value-type="float" office:value="805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5000/ins_5000_0_0414</text:p>
          </table:table-cell>
          <table:table-cell office:value-type="float" office:value="0.134055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58.0"/>
          <table:table-cell office:value-type="float" office:value="258.0"/>
          <table:table-cell office:value-type="float" office:value="4075.0"/>
          <table:table-cell office:value-type="float" office:value="925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5000/ins_5000_0_0424</text:p>
          </table:table-cell>
          <table:table-cell office:value-type="float" office:value="0.134381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142.0"/>
          <table:table-cell office:value-type="float" office:value="3920.0"/>
          <table:table-cell office:value-type="float" office:value="605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5000/ins_5000_0_0434</text:p>
          </table:table-cell>
          <table:table-cell office:value-type="float" office:value="0.163851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890.0"/>
          <table:table-cell office:value-type="float" office:value="890.0"/>
          <table:table-cell office:value-type="float" office:value="526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5000/ins_5000_0_0444</text:p>
          </table:table-cell>
          <table:table-cell office:value-type="float" office:value="0.158872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475.0"/>
          <table:table-cell office:value-type="float" office:value="475.0"/>
          <table:table-cell office:value-type="float" office:value="4355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5000/ins_5000_0_0454</text:p>
          </table:table-cell>
          <table:table-cell office:value-type="float" office:value="0.137401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80.0"/>
          <table:table-cell office:value-type="float" office:value="180.0"/>
          <table:table-cell office:value-type="float" office:value="3820.0"/>
          <table:table-cell office:value-type="float" office:value="68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5000/ins_5000_0_0464</text:p>
          </table:table-cell>
          <table:table-cell office:value-type="float" office:value="0.148209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1.0"/>
          <table:table-cell office:value-type="float" office:value="361.0"/>
          <table:table-cell office:value-type="float" office:value="4070.0"/>
          <table:table-cell office:value-type="float" office:value="907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5000/ins_5000_0_0474</text:p>
          </table:table-cell>
          <table:table-cell office:value-type="float" office:value="0.151453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3.0"/>
          <table:table-cell office:value-type="float" office:value="203.0"/>
          <table:table-cell office:value-type="float" office:value="41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5000/ins_5000_0_0484</text:p>
          </table:table-cell>
          <table:table-cell office:value-type="float" office:value="0.105228"/>
          <table:table-cell office:value-type="float" office:value="0.0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6.0"/>
          <table:table-cell office:value-type="float" office:value="166.0"/>
          <table:table-cell office:value-type="float" office:value="2640.0"/>
          <table:table-cell office:value-type="float" office:value="992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5000/ins_5000_1_0404</text:p>
          </table:table-cell>
          <table:table-cell office:value-type="float" office:value="0.140231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66.0"/>
          <table:table-cell office:value-type="float" office:value="266.0"/>
          <table:table-cell office:value-type="float" office:value="4173.0"/>
          <table:table-cell office:value-type="float" office:value="935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5000/ins_5000_1_0414</text:p>
          </table:table-cell>
          <table:table-cell office:value-type="float" office:value="0.145433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01.0"/>
          <table:table-cell office:value-type="float" office:value="201.0"/>
          <table:table-cell office:value-type="float" office:value="4009.0"/>
          <table:table-cell office:value-type="float" office:value="824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5000/ins_5000_1_0424</text:p>
          </table:table-cell>
          <table:table-cell office:value-type="float" office:value="0.135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84.0"/>
          <table:table-cell office:value-type="float" office:value="184.0"/>
          <table:table-cell office:value-type="float" office:value="3931.0"/>
          <table:table-cell office:value-type="float" office:value="596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5000/ins_5000_1_0434</text:p>
          </table:table-cell>
          <table:table-cell office:value-type="float" office:value="0.137857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8.0"/>
          <table:table-cell office:value-type="float" office:value="258.0"/>
          <table:table-cell office:value-type="float" office:value="3953.0"/>
          <table:table-cell office:value-type="float" office:value="823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5000/ins_5000_1_0444</text:p>
          </table:table-cell>
          <table:table-cell office:value-type="float" office:value="0.166806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582.0"/>
          <table:table-cell office:value-type="float" office:value="582.0"/>
          <table:table-cell office:value-type="float" office:value="4443.0"/>
          <table:table-cell office:value-type="float" office:value="1192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5000/ins_5000_1_0454</text:p>
          </table:table-cell>
          <table:table-cell office:value-type="float" office:value="0.148792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02.0"/>
          <table:table-cell office:value-type="float" office:value="302.0"/>
          <table:table-cell office:value-type="float" office:value="3958.0"/>
          <table:table-cell office:value-type="float" office:value="94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5000/ins_5000_1_0464</text:p>
          </table:table-cell>
          <table:table-cell office:value-type="float" office:value="0.136787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1.0"/>
          <table:table-cell office:value-type="float" office:value="181.0"/>
          <table:table-cell office:value-type="float" office:value="3963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5000/ins_5000_1_0474</text:p>
          </table:table-cell>
          <table:table-cell office:value-type="float" office:value="0.144154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6.0"/>
          <table:table-cell office:value-type="float" office:value="226.0"/>
          <table:table-cell office:value-type="float" office:value="4073.0"/>
          <table:table-cell office:value-type="float" office:value="725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5000/ins_5000_1_0484</text:p>
          </table:table-cell>
          <table:table-cell office:value-type="float" office:value="0.112184"/>
          <table:table-cell office:value-type="float" office:value="0.1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19.0"/>
          <table:table-cell office:value-type="float" office:value="319.0"/>
          <table:table-cell office:value-type="float" office:value="2884.0"/>
          <table:table-cell office:value-type="float" office:value="1657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5000/ins_5000_2_0404</text:p>
          </table:table-cell>
          <table:table-cell office:value-type="float" office:value="0.142208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0.0"/>
          <table:table-cell office:value-type="float" office:value="180.0"/>
          <table:table-cell office:value-type="float" office:value="4030.0"/>
          <table:table-cell office:value-type="float" office:value="766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5000/ins_5000_2_0414</text:p>
          </table:table-cell>
          <table:table-cell office:value-type="float" office:value="0.133815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0"/>
          <table:table-cell office:value-type="float" office:value="129.0"/>
          <table:table-cell office:value-type="float" office:value="3917.0"/>
          <table:table-cell office:value-type="float" office:value="649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5000/ins_5000_2_0424</text:p>
          </table:table-cell>
          <table:table-cell office:value-type="float" office:value="0.143208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15.0"/>
          <table:table-cell office:value-type="float" office:value="215.0"/>
          <table:table-cell office:value-type="float" office:value="4084.0"/>
          <table:table-cell office:value-type="float" office:value="96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5000/ins_5000_2_0434</text:p>
          </table:table-cell>
          <table:table-cell office:value-type="float" office:value="0.155229"/>
          <table:table-cell office:value-type="float" office:value="0.1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77.0"/>
          <table:table-cell office:value-type="float" office:value="577.0"/>
          <table:table-cell office:value-type="float" office:value="5131.0"/>
          <table:table-cell office:value-type="float" office:value="2791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5000/ins_5000_2_0444</text:p>
          </table:table-cell>
          <table:table-cell office:value-type="float" office:value="0.148036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566.0"/>
          <table:table-cell office:value-type="float" office:value="566.0"/>
          <table:table-cell office:value-type="float" office:value="4296.0"/>
          <table:table-cell office:value-type="float" office:value="875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5000/ins_5000_2_0454</text:p>
          </table:table-cell>
          <table:table-cell office:value-type="float" office:value="0.15531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3.0"/>
          <table:table-cell office:value-type="float" office:value="133.0"/>
          <table:table-cell office:value-type="float" office:value="3784.0"/>
          <table:table-cell office:value-type="float" office:value="608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5000/ins_5000_2_0464</text:p>
          </table:table-cell>
          <table:table-cell office:value-type="float" office:value="0.153243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6.0"/>
          <table:table-cell office:value-type="float" office:value="246.0"/>
          <table:table-cell office:value-type="float" office:value="4013.0"/>
          <table:table-cell office:value-type="float" office:value="868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5000/ins_5000_2_0474</text:p>
          </table:table-cell>
          <table:table-cell office:value-type="float" office:value="0.140722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2.0"/>
          <table:table-cell office:value-type="float" office:value="132.0"/>
          <table:table-cell office:value-type="float" office:value="4016.0"/>
          <table:table-cell office:value-type="float" office:value="686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5000/ins_5000_2_0484</text:p>
          </table:table-cell>
          <table:table-cell office:value-type="float" office:value="0.108038"/>
          <table:table-cell office:value-type="float" office:value="0.0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4.0"/>
          <table:table-cell office:value-type="float" office:value="214.0"/>
          <table:table-cell office:value-type="float" office:value="2601.0"/>
          <table:table-cell office:value-type="float" office:value="1018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5000/ins_5000_3_0404</text:p>
          </table:table-cell>
          <table:table-cell office:value-type="float" office:value="0.154939"/>
          <table:table-cell office:value-type="float" office:value="0.1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9.0"/>
          <table:table-cell office:value-type="float" office:value="159.0"/>
          <table:table-cell office:value-type="float" office:value="3998.0"/>
          <table:table-cell office:value-type="float" office:value="602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5000/ins_5000_3_0414</text:p>
          </table:table-cell>
          <table:table-cell office:value-type="float" office:value="0.140763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25.0"/>
          <table:table-cell office:value-type="float" office:value="225.0"/>
          <table:table-cell office:value-type="float" office:value="408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5000/ins_5000_3_0424</text:p>
          </table:table-cell>
          <table:table-cell office:value-type="float" office:value="0.15368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95.0"/>
          <table:table-cell office:value-type="float" office:value="295.0"/>
          <table:table-cell office:value-type="float" office:value="4085.0"/>
          <table:table-cell office:value-type="float" office:value="742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5000/ins_5000_3_0434</text:p>
          </table:table-cell>
          <table:table-cell office:value-type="float" office:value="0.152212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.0"/>
          <table:table-cell office:value-type="float" office:value="225.0"/>
          <table:table-cell office:value-type="float" office:value="4008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5000/ins_5000_3_0444</text:p>
          </table:table-cell>
          <table:table-cell office:value-type="float" office:value="0.162441"/>
          <table:table-cell office:value-type="float" office:value="0.1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3.0"/>
          <table:table-cell office:value-type="float" office:value="833.0"/>
          <table:table-cell office:value-type="float" office:value="833.0"/>
          <table:table-cell office:value-type="float" office:value="4372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5000/ins_5000_3_0454</text:p>
          </table:table-cell>
          <table:table-cell office:value-type="float" office:value="0.153239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23.0"/>
          <table:table-cell office:value-type="float" office:value="323.0"/>
          <table:table-cell office:value-type="float" office:value="3868.0"/>
          <table:table-cell office:value-type="float" office:value="733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5000/ins_5000_3_0464</text:p>
          </table:table-cell>
          <table:table-cell office:value-type="float" office:value="0.13915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04.0"/>
          <table:table-cell office:value-type="float" office:value="204.0"/>
          <table:table-cell office:value-type="float" office:value="4028.0"/>
          <table:table-cell office:value-type="float" office:value="795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5000/ins_5000_3_0474</text:p>
          </table:table-cell>
          <table:table-cell office:value-type="float" office:value="0.144281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18.0"/>
          <table:table-cell office:value-type="float" office:value="318.0"/>
          <table:table-cell office:value-type="float" office:value="4232.0"/>
          <table:table-cell office:value-type="float" office:value="978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5000/ins_5000_3_0484</text:p>
          </table:table-cell>
          <table:table-cell office:value-type="float" office:value="0.108295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93.0"/>
          <table:table-cell office:value-type="float" office:value="293.0"/>
          <table:table-cell office:value-type="float" office:value="2721.0"/>
          <table:table-cell office:value-type="float" office:value="1385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5000/ins_5000_4_0404</text:p>
          </table:table-cell>
          <table:table-cell office:value-type="float" office:value="0.140809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126.0"/>
          <table:table-cell office:value-type="float" office:value="3875.0"/>
          <table:table-cell office:value-type="float" office:value="474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5000/ins_5000_4_0414</text:p>
          </table:table-cell>
          <table:table-cell office:value-type="float" office:value="0.140923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149.0"/>
          <table:table-cell office:value-type="float" office:value="3871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5000/ins_5000_4_0424</text:p>
          </table:table-cell>
          <table:table-cell office:value-type="float" office:value="0.141105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147.0"/>
          <table:table-cell office:value-type="float" office:value="3875.0"/>
          <table:table-cell office:value-type="float" office:value="553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5000/ins_5000_4_0434</text:p>
          </table:table-cell>
          <table:table-cell office:value-type="float" office:value="0.146198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11.0"/>
          <table:table-cell office:value-type="float" office:value="911.0"/>
          <table:table-cell office:value-type="float" office:value="4948.0"/>
          <table:table-cell office:value-type="float" office:value="2375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5000/ins_5000_4_0444</text:p>
          </table:table-cell>
          <table:table-cell office:value-type="float" office:value="0.160051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350.0"/>
          <table:table-cell office:value-type="float" office:value="350.0"/>
          <table:table-cell office:value-type="float" office:value="4028.0"/>
          <table:table-cell office:value-type="float" office:value="555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5000/ins_5000_4_0454</text:p>
          </table:table-cell>
          <table:table-cell office:value-type="float" office:value="0.143569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39.0"/>
          <table:table-cell office:value-type="float" office:value="3703.0"/>
          <table:table-cell office:value-type="float" office:value="482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5000/ins_5000_4_0464</text:p>
          </table:table-cell>
          <table:table-cell office:value-type="float" office:value="0.138809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64.0"/>
          <table:table-cell office:value-type="float" office:value="3878.0"/>
          <table:table-cell office:value-type="float" office:value="603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5000/ins_5000_4_0474</text:p>
          </table:table-cell>
          <table:table-cell office:value-type="float" office:value="0.141324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29.0"/>
          <table:table-cell office:value-type="float" office:value="3957.0"/>
          <table:table-cell office:value-type="float" office:value="624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5000/ins_5000_4_0484</text:p>
          </table:table-cell>
          <table:table-cell office:value-type="float" office:value="0.121871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7.0"/>
          <table:table-cell office:value-type="float" office:value="147.0"/>
          <table:table-cell office:value-type="float" office:value="2398.0"/>
          <table:table-cell office:value-type="float" office:value="505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5000/ins_5000_5_0404</text:p>
          </table:table-cell>
          <table:table-cell office:value-type="float" office:value="0.142592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86.0"/>
          <table:table-cell office:value-type="float" office:value="386.0"/>
          <table:table-cell office:value-type="float" office:value="4170.0"/>
          <table:table-cell office:value-type="float" office:value="1167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5000/ins_5000_5_0414</text:p>
          </table:table-cell>
          <table:table-cell office:value-type="float" office:value="0.150454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26.0"/>
          <table:table-cell office:value-type="float" office:value="226.0"/>
          <table:table-cell office:value-type="float" office:value="3944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5000/ins_5000_5_0424</text:p>
          </table:table-cell>
          <table:table-cell office:value-type="float" office:value="0.137695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22.0"/>
          <table:table-cell office:value-type="float" office:value="322.0"/>
          <table:table-cell office:value-type="float" office:value="4002.0"/>
          <table:table-cell office:value-type="float" office:value="858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5000/ins_5000_5_0434</text:p>
          </table:table-cell>
          <table:table-cell office:value-type="float" office:value="0.163376"/>
          <table:table-cell office:value-type="float" office:value="0.1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197.0"/>
          <table:table-cell office:value-type="float" office:value="1197.0"/>
          <table:table-cell office:value-type="float" office:value="5175.0"/>
          <table:table-cell office:value-type="float" office:value="2923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5000/ins_5000_5_0444</text:p>
          </table:table-cell>
          <table:table-cell office:value-type="float" office:value="0.169951"/>
          <table:table-cell office:value-type="float" office:value="0.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1204.0"/>
          <table:table-cell office:value-type="float" office:value="1204.0"/>
          <table:table-cell office:value-type="float" office:value="4367.0"/>
          <table:table-cell office:value-type="float" office:value="1183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5000/ins_5000_5_0454</text:p>
          </table:table-cell>
          <table:table-cell office:value-type="float" office:value="0.135702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09.0"/>
          <table:table-cell office:value-type="float" office:value="309.0"/>
          <table:table-cell office:value-type="float" office:value="3865.0"/>
          <table:table-cell office:value-type="float" office:value="931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5000/ins_5000_5_0464</text:p>
          </table:table-cell>
          <table:table-cell office:value-type="float" office:value="0.144615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51.0"/>
          <table:table-cell office:value-type="float" office:value="251.0"/>
          <table:table-cell office:value-type="float" office:value="39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5000/ins_5000_5_0474</text:p>
          </table:table-cell>
          <table:table-cell office:value-type="float" office:value="0.152508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414.0"/>
          <table:table-cell office:value-type="float" office:value="414.0"/>
          <table:table-cell office:value-type="float" office:value="4326.0"/>
          <table:table-cell office:value-type="float" office:value="1387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5000/ins_5000_5_0484</text:p>
          </table:table-cell>
          <table:table-cell office:value-type="float" office:value="0.111318"/>
          <table:table-cell office:value-type="float" office:value="0.1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28.0"/>
          <table:table-cell office:value-type="float" office:value="328.0"/>
          <table:table-cell office:value-type="float" office:value="2703.0"/>
          <table:table-cell office:value-type="float" office:value="1219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5000/ins_5000_6_0404</text:p>
          </table:table-cell>
          <table:table-cell office:value-type="float" office:value="0.140363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0.0"/>
          <table:table-cell office:value-type="float" office:value="230.0"/>
          <table:table-cell office:value-type="float" office:value="4083.0"/>
          <table:table-cell office:value-type="float" office:value="656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5000/ins_5000_6_0414</text:p>
          </table:table-cell>
          <table:table-cell office:value-type="float" office:value="0.135628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62.0"/>
          <table:table-cell office:value-type="float" office:value="262.0"/>
          <table:table-cell office:value-type="float" office:value="4263.0"/>
          <table:table-cell office:value-type="float" office:value="1012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5000/ins_5000_6_0424</text:p>
          </table:table-cell>
          <table:table-cell office:value-type="float" office:value="0.140179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10.0"/>
          <table:table-cell office:value-type="float" office:value="210.0"/>
          <table:table-cell office:value-type="float" office:value="4159.0"/>
          <table:table-cell office:value-type="float" office:value="803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5000/ins_5000_6_0434</text:p>
          </table:table-cell>
          <table:table-cell office:value-type="float" office:value="0.148073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0"/>
          <table:table-cell office:value-type="float" office:value="183.0"/>
          <table:table-cell office:value-type="float" office:value="4039.0"/>
          <table:table-cell office:value-type="float" office:value="837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5000/ins_5000_6_0444</text:p>
          </table:table-cell>
          <table:table-cell office:value-type="float" office:value="0.166263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9.0"/>
          <table:table-cell office:value-type="float" office:value="269.0"/>
          <table:table-cell office:value-type="float" office:value="4356.0"/>
          <table:table-cell office:value-type="float" office:value="891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5000/ins_5000_6_0454</text:p>
          </table:table-cell>
          <table:table-cell office:value-type="float" office:value="0.131347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143.0"/>
          <table:table-cell office:value-type="float" office:value="3877.0"/>
          <table:table-cell office:value-type="float" office:value="623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5000/ins_5000_6_0464</text:p>
          </table:table-cell>
          <table:table-cell office:value-type="float" office:value="0.155734"/>
          <table:table-cell office:value-type="float" office:value="0.1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47.0"/>
          <table:table-cell office:value-type="float" office:value="347.0"/>
          <table:table-cell office:value-type="float" office:value="4182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5000/ins_5000_6_0474</text:p>
          </table:table-cell>
          <table:table-cell office:value-type="float" office:value="0.144899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3.0"/>
          <table:table-cell office:value-type="float" office:value="293.0"/>
          <table:table-cell office:value-type="float" office:value="4244.0"/>
          <table:table-cell office:value-type="float" office:value="82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5000/ins_5000_6_0484</text:p>
          </table:table-cell>
          <table:table-cell office:value-type="float" office:value="0.103903"/>
          <table:table-cell office:value-type="float" office:value="0.0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22.0"/>
          <table:table-cell office:value-type="float" office:value="322.0"/>
          <table:table-cell office:value-type="float" office:value="2579.0"/>
          <table:table-cell office:value-type="float" office:value="839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5000/ins_5000_7_0404</text:p>
          </table:table-cell>
          <table:table-cell office:value-type="float" office:value="0.136446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124.0"/>
          <table:table-cell office:value-type="float" office:value="3971.0"/>
          <table:table-cell office:value-type="float" office:value="598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5000/ins_5000_7_0414</text:p>
          </table:table-cell>
          <table:table-cell office:value-type="float" office:value="0.151394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67.0"/>
          <table:table-cell office:value-type="float" office:value="167.0"/>
          <table:table-cell office:value-type="float" office:value="4011.0"/>
          <table:table-cell office:value-type="float" office:value="781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5000/ins_5000_7_0424</text:p>
          </table:table-cell>
          <table:table-cell office:value-type="float" office:value="0.133419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136.0"/>
          <table:table-cell office:value-type="float" office:value="3986.0"/>
          <table:table-cell office:value-type="float" office:value="705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5000/ins_5000_7_0434</text:p>
          </table:table-cell>
          <table:table-cell office:value-type="float" office:value="0.153081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4.0"/>
          <table:table-cell office:value-type="float" office:value="284.0"/>
          <table:table-cell office:value-type="float" office:value="4053.0"/>
          <table:table-cell office:value-type="float" office:value="1028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5000/ins_5000_7_0444</text:p>
          </table:table-cell>
          <table:table-cell office:value-type="float" office:value="0.156847"/>
          <table:table-cell office:value-type="float" office:value="0.1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8.0"/>
          <table:table-cell office:value-type="float" office:value="1007.0"/>
          <table:table-cell office:value-type="float" office:value="1007.0"/>
          <table:table-cell office:value-type="float" office:value="4426.0"/>
          <table:table-cell office:value-type="float" office:value="1119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5000/ins_5000_7_0454</text:p>
          </table:table-cell>
          <table:table-cell office:value-type="float" office:value="0.153223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01.0"/>
          <table:table-cell office:value-type="float" office:value="301.0"/>
          <table:table-cell office:value-type="float" office:value="3959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5000/ins_5000_7_0464</text:p>
          </table:table-cell>
          <table:table-cell office:value-type="float" office:value="0.139315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4006.0"/>
          <table:table-cell office:value-type="float" office:value="765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5000/ins_5000_7_0474</text:p>
          </table:table-cell>
          <table:table-cell office:value-type="float" office:value="0.137183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46.0"/>
          <table:table-cell office:value-type="float" office:value="146.0"/>
          <table:table-cell office:value-type="float" office:value="4087.0"/>
          <table:table-cell office:value-type="float" office:value="792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5000/ins_5000_7_0484</text:p>
          </table:table-cell>
          <table:table-cell office:value-type="float" office:value="0.106437"/>
          <table:table-cell office:value-type="float" office:value="0.0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0.0"/>
          <table:table-cell office:value-type="float" office:value="290.0"/>
          <table:table-cell office:value-type="float" office:value="2585.0"/>
          <table:table-cell office:value-type="float" office:value="908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5000/ins_5000_8_0404</text:p>
          </table:table-cell>
          <table:table-cell office:value-type="float" office:value="0.142946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78.0"/>
          <table:table-cell office:value-type="float" office:value="378.0"/>
          <table:table-cell office:value-type="float" office:value="4277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5000/ins_5000_8_0414</text:p>
          </table:table-cell>
          <table:table-cell office:value-type="float" office:value="0.14216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14.0"/>
          <table:table-cell office:value-type="float" office:value="314.0"/>
          <table:table-cell office:value-type="float" office:value="4150.0"/>
          <table:table-cell office:value-type="float" office:value="1029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5000/ins_5000_8_0424</text:p>
          </table:table-cell>
          <table:table-cell office:value-type="float" office:value="0.141372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04.0"/>
          <table:table-cell office:value-type="float" office:value="304.0"/>
          <table:table-cell office:value-type="float" office:value="4083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5000/ins_5000_8_0434</text:p>
          </table:table-cell>
          <table:table-cell office:value-type="float" office:value="0.146297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216.0"/>
          <table:table-cell office:value-type="float" office:value="1216.0"/>
          <table:table-cell office:value-type="float" office:value="5317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5000/ins_5000_8_0444</text:p>
          </table:table-cell>
          <table:table-cell office:value-type="float" office:value="0.154681"/>
          <table:table-cell office:value-type="float" office:value="0.1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76.0"/>
          <table:table-cell office:value-type="float" office:value="1091.0"/>
          <table:table-cell office:value-type="float" office:value="1091.0"/>
          <table:table-cell office:value-type="float" office:value="4587.0"/>
          <table:table-cell office:value-type="float" office:value="1413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5000/ins_5000_8_0454</text:p>
          </table:table-cell>
          <table:table-cell office:value-type="float" office:value="0.157202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640.0"/>
          <table:table-cell office:value-type="float" office:value="640.0"/>
          <table:table-cell office:value-type="float" office:value="4114.0"/>
          <table:table-cell office:value-type="float" office:value="1094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5000/ins_5000_8_0464</text:p>
          </table:table-cell>
          <table:table-cell office:value-type="float" office:value="0.150627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9.0"/>
          <table:table-cell office:value-type="float" office:value="199.0"/>
          <table:table-cell office:value-type="float" office:value="4005.0"/>
          <table:table-cell office:value-type="float" office:value="779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5000/ins_5000_8_0474</text:p>
          </table:table-cell>
          <table:table-cell office:value-type="float" office:value="0.147134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360.0"/>
          <table:table-cell office:value-type="float" office:value="360.0"/>
          <table:table-cell office:value-type="float" office:value="4205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5000/ins_5000_8_0484</text:p>
          </table:table-cell>
          <table:table-cell office:value-type="float" office:value="0.129025"/>
          <table:table-cell office:value-type="float" office:value="0.1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33.0"/>
          <table:table-cell office:value-type="float" office:value="433.0"/>
          <table:table-cell office:value-type="float" office:value="3334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5000/ins_5000_9_0404</text:p>
          </table:table-cell>
          <table:table-cell office:value-type="float" office:value="0.14949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102.0"/>
          <table:table-cell office:value-type="float" office:value="3970.0"/>
          <table:table-cell office:value-type="float" office:value="519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5000/ins_5000_9_0414</text:p>
          </table:table-cell>
          <table:table-cell office:value-type="float" office:value="0.137279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66.0"/>
          <table:table-cell office:value-type="float" office:value="166.0"/>
          <table:table-cell office:value-type="float" office:value="3982.0"/>
          <table:table-cell office:value-type="float" office:value="657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5000/ins_5000_9_0424</text:p>
          </table:table-cell>
          <table:table-cell office:value-type="float" office:value="0.139738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6.0"/>
          <table:table-cell office:value-type="float" office:value="156.0"/>
          <table:table-cell office:value-type="float" office:value="4039.0"/>
          <table:table-cell office:value-type="float" office:value="695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5000/ins_5000_9_0434</text:p>
          </table:table-cell>
          <table:table-cell office:value-type="float" office:value="0.150467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233.0"/>
          <table:table-cell office:value-type="float" office:value="3893.0"/>
          <table:table-cell office:value-type="float" office:value="659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5000/ins_5000_9_0444</text:p>
          </table:table-cell>
          <table:table-cell office:value-type="float" office:value="0.16116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92.0"/>
          <table:table-cell office:value-type="float" office:value="292.0"/>
          <table:table-cell office:value-type="float" office:value="4230.0"/>
          <table:table-cell office:value-type="float" office:value="863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5000/ins_5000_9_0454</text:p>
          </table:table-cell>
          <table:table-cell office:value-type="float" office:value="0.144535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7.0"/>
          <table:table-cell office:value-type="float" office:value="177.0"/>
          <table:table-cell office:value-type="float" office:value="3962.0"/>
          <table:table-cell office:value-type="float" office:value="845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5000/ins_5000_9_0464</text:p>
          </table:table-cell>
          <table:table-cell office:value-type="float" office:value="0.143103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132.0"/>
          <table:table-cell office:value-type="float" office:value="3971.0"/>
          <table:table-cell office:value-type="float" office:value="683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5000/ins_5000_9_0474</text:p>
          </table:table-cell>
          <table:table-cell office:value-type="float" office:value="0.145685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64.0"/>
          <table:table-cell office:value-type="float" office:value="164.0"/>
          <table:table-cell office:value-type="float" office:value="4267.0"/>
          <table:table-cell office:value-type="float" office:value="1026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5000/ins_5000_9_0484</text:p>
          </table:table-cell>
          <table:table-cell office:value-type="float" office:value="0.12449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15.0"/>
          <table:table-cell office:value-type="float" office:value="415.0"/>
          <table:table-cell office:value-type="float" office:value="2525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6000/ins_6000_0_0404</text:p>
          </table:table-cell>
          <table:table-cell office:value-type="float" office:value="0.165278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171.0"/>
          <table:table-cell office:value-type="float" office:value="5078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6000/ins_6000_0_0414</text:p>
          </table:table-cell>
          <table:table-cell office:value-type="float" office:value="0.172852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5104.0"/>
          <table:table-cell office:value-type="float" office:value="1032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6000/ins_6000_0_0424</text:p>
          </table:table-cell>
          <table:table-cell office:value-type="float" office:value="0.173993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7.0"/>
          <table:table-cell office:value-type="float" office:value="217.0"/>
          <table:table-cell office:value-type="float" office:value="5147.0"/>
          <table:table-cell office:value-type="float" office:value="1118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6000/ins_6000_0_0434</text:p>
          </table:table-cell>
          <table:table-cell office:value-type="float" office:value="0.187322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044.0"/>
          <table:table-cell office:value-type="float" office:value="1044.0"/>
          <table:table-cell office:value-type="float" office:value="6566.0"/>
          <table:table-cell office:value-type="float" office:value="3793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6000/ins_6000_0_0444</text:p>
          </table:table-cell>
          <table:table-cell office:value-type="float" office:value="0.18545"/>
          <table:table-cell office:value-type="float" office:value="0.1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412.0"/>
          <table:table-cell office:value-type="float" office:value="412.0"/>
          <table:table-cell office:value-type="float" office:value="5444.0"/>
          <table:table-cell office:value-type="float" office:value="1267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6000/ins_6000_0_0454</text:p>
          </table:table-cell>
          <table:table-cell office:value-type="float" office:value="0.17678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34.0"/>
          <table:table-cell office:value-type="float" office:value="234.0"/>
          <table:table-cell office:value-type="float" office:value="4864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6000/ins_6000_0_0464</text:p>
          </table:table-cell>
          <table:table-cell office:value-type="float" office:value="0.175679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17.0"/>
          <table:table-cell office:value-type="float" office:value="317.0"/>
          <table:table-cell office:value-type="float" office:value="5360.0"/>
          <table:table-cell office:value-type="float" office:value="1779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6000/ins_6000_0_0474</text:p>
          </table:table-cell>
          <table:table-cell office:value-type="float" office:value="0.173831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17.0"/>
          <table:table-cell office:value-type="float" office:value="417.0"/>
          <table:table-cell office:value-type="float" office:value="5445.0"/>
          <table:table-cell office:value-type="float" office:value="157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6000/ins_6000_0_0484</text:p>
          </table:table-cell>
          <table:table-cell office:value-type="float" office:value="0.149662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3.0"/>
          <table:table-cell office:value-type="float" office:value="453.0"/>
          <table:table-cell office:value-type="float" office:value="4020.0"/>
          <table:table-cell office:value-type="float" office:value="2884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6000/ins_6000_1_0404</text:p>
          </table:table-cell>
          <table:table-cell office:value-type="float" office:value="0.186448"/>
          <table:table-cell office:value-type="float" office:value="0.1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32.0"/>
          <table:table-cell office:value-type="float" office:value="232.0"/>
          <table:table-cell office:value-type="float" office:value="5204.0"/>
          <table:table-cell office:value-type="float" office:value="11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6000/ins_6000_1_0414</text:p>
          </table:table-cell>
          <table:table-cell office:value-type="float" office:value="0.176757"/>
          <table:table-cell office:value-type="float" office:value="0.1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432.0"/>
          <table:table-cell office:value-type="float" office:value="432.0"/>
          <table:table-cell office:value-type="float" office:value="5339.0"/>
          <table:table-cell office:value-type="float" office:value="1601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6000/ins_6000_1_0424</text:p>
          </table:table-cell>
          <table:table-cell office:value-type="float" office:value="0.17879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70.0"/>
          <table:table-cell office:value-type="float" office:value="370.0"/>
          <table:table-cell office:value-type="float" office:value="5344.0"/>
          <table:table-cell office:value-type="float" office:value="1627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6000/ins_6000_1_0434</text:p>
          </table:table-cell>
          <table:table-cell office:value-type="float" office:value="0.180581"/>
          <table:table-cell office:value-type="float" office:value="0.1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35.0"/>
          <table:table-cell office:value-type="float" office:value="435.0"/>
          <table:table-cell office:value-type="float" office:value="5273.0"/>
          <table:table-cell office:value-type="float" office:value="1720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6000/ins_6000_1_0444</text:p>
          </table:table-cell>
          <table:table-cell office:value-type="float" office:value="0.179443"/>
          <table:table-cell office:value-type="float" office:value="0.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561.0"/>
          <table:table-cell office:value-type="float" office:value="561.0"/>
          <table:table-cell office:value-type="float" office:value="5428.0"/>
          <table:table-cell office:value-type="float" office:value="1268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6000/ins_6000_1_0454</text:p>
          </table:table-cell>
          <table:table-cell office:value-type="float" office:value="0.186791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22.0"/>
          <table:table-cell office:value-type="float" office:value="322.0"/>
          <table:table-cell office:value-type="float" office:value="4862.0"/>
          <table:table-cell office:value-type="float" office:value="955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6000/ins_6000_1_0464</text:p>
          </table:table-cell>
          <table:table-cell office:value-type="float" office:value="0.174912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26.0"/>
          <table:table-cell office:value-type="float" office:value="326.0"/>
          <table:table-cell office:value-type="float" office:value="5286.0"/>
          <table:table-cell office:value-type="float" office:value="1632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6000/ins_6000_1_0474</text:p>
          </table:table-cell>
          <table:table-cell office:value-type="float" office:value="0.173153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90.0"/>
          <table:table-cell office:value-type="float" office:value="290.0"/>
          <table:table-cell office:value-type="float" office:value="5210.0"/>
          <table:table-cell office:value-type="float" office:value="109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6000/ins_6000_1_0484</text:p>
          </table:table-cell>
          <table:table-cell office:value-type="float" office:value="0.138499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610.0"/>
          <table:table-cell office:value-type="float" office:value="610.0"/>
          <table:table-cell office:value-type="float" office:value="3535.0"/>
          <table:table-cell office:value-type="float" office:value="1578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6000/ins_6000_2_0404</text:p>
          </table:table-cell>
          <table:table-cell office:value-type="float" office:value="0.188355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672.0"/>
          <table:table-cell office:value-type="float" office:value="672.0"/>
          <table:table-cell office:value-type="float" office:value="5403.0"/>
          <table:table-cell office:value-type="float" office:value="1555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6000/ins_6000_2_0414</text:p>
          </table:table-cell>
          <table:table-cell office:value-type="float" office:value="0.161134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243.0"/>
          <table:table-cell office:value-type="float" office:value="5164.0"/>
          <table:table-cell office:value-type="float" office:value="1234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6000/ins_6000_2_0424</text:p>
          </table:table-cell>
          <table:table-cell office:value-type="float" office:value="0.160705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203.0"/>
          <table:table-cell office:value-type="float" office:value="5070.0"/>
          <table:table-cell office:value-type="float" office:value="990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6000/ins_6000_2_0434</text:p>
          </table:table-cell>
          <table:table-cell office:value-type="float" office:value="0.186888"/>
          <table:table-cell office:value-type="float" office:value="0.1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838.0"/>
          <table:table-cell office:value-type="float" office:value="838.0"/>
          <table:table-cell office:value-type="float" office:value="6758.0"/>
          <table:table-cell office:value-type="float" office:value="4032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6000/ins_6000_2_0444</text:p>
          </table:table-cell>
          <table:table-cell office:value-type="float" office:value="0.248672"/>
          <table:table-cell office:value-type="float" office:value="0.2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88.0"/>
          <table:table-cell office:value-type="float" office:value="2826.0"/>
          <table:table-cell office:value-type="float" office:value="2826.0"/>
          <table:table-cell office:value-type="float" office:value="5819.0"/>
          <table:table-cell office:value-type="float" office:value="1950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6000/ins_6000_2_0454</text:p>
          </table:table-cell>
          <table:table-cell office:value-type="float" office:value="0.17905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87.0"/>
          <table:table-cell office:value-type="float" office:value="487.0"/>
          <table:table-cell office:value-type="float" office:value="5098.0"/>
          <table:table-cell office:value-type="float" office:value="1301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6000/ins_6000_2_0464</text:p>
          </table:table-cell>
          <table:table-cell office:value-type="float" office:value="0.173468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34.0"/>
          <table:table-cell office:value-type="float" office:value="434.0"/>
          <table:table-cell office:value-type="float" office:value="5121.0"/>
          <table:table-cell office:value-type="float" office:value="1144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6000/ins_6000_2_0474</text:p>
          </table:table-cell>
          <table:table-cell office:value-type="float" office:value="0.170729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524.0"/>
          <table:table-cell office:value-type="float" office:value="524.0"/>
          <table:table-cell office:value-type="float" office:value="5303.0"/>
          <table:table-cell office:value-type="float" office:value="1275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6000/ins_6000_2_0484</text:p>
          </table:table-cell>
          <table:table-cell office:value-type="float" office:value="0.495109"/>
          <table:table-cell office:value-type="float" office:value="0.486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685.0"/>
          <table:table-cell office:value-type="float" office:value="7038.0"/>
          <table:table-cell office:value-type="float" office:value="7038.0"/>
          <table:table-cell office:value-type="float" office:value="4984.0"/>
          <table:table-cell office:value-type="float" office:value="492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6000/ins_6000_3_0404</text:p>
          </table:table-cell>
          <table:table-cell office:value-type="float" office:value="0.177688"/>
          <table:table-cell office:value-type="float" office:value="0.1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68.0"/>
          <table:table-cell office:value-type="float" office:value="568.0"/>
          <table:table-cell office:value-type="float" office:value="5310.0"/>
          <table:table-cell office:value-type="float" office:value="1419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6000/ins_6000_3_0414</text:p>
          </table:table-cell>
          <table:table-cell office:value-type="float" office:value="0.160933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6.0"/>
          <table:table-cell office:value-type="float" office:value="276.0"/>
          <table:table-cell office:value-type="float" office:value="5103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6000/ins_6000_3_0424</text:p>
          </table:table-cell>
          <table:table-cell office:value-type="float" office:value="0.161375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7.0"/>
          <table:table-cell office:value-type="float" office:value="207.0"/>
          <table:table-cell office:value-type="float" office:value="5069.0"/>
          <table:table-cell office:value-type="float" office:value="1041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6000/ins_6000_3_0434</text:p>
          </table:table-cell>
          <table:table-cell office:value-type="float" office:value="0.178108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50.0"/>
          <table:table-cell office:value-type="float" office:value="350.0"/>
          <table:table-cell office:value-type="float" office:value="5186.0"/>
          <table:table-cell office:value-type="float" office:value="1451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6000/ins_6000_3_0444</text:p>
          </table:table-cell>
          <table:table-cell office:value-type="float" office:value="0.18649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417.0"/>
          <table:table-cell office:value-type="float" office:value="417.0"/>
          <table:table-cell office:value-type="float" office:value="5574.0"/>
          <table:table-cell office:value-type="float" office:value="1656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6000/ins_6000_3_0454</text:p>
          </table:table-cell>
          <table:table-cell office:value-type="float" office:value="0.161516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762.0"/>
          <table:table-cell office:value-type="float" office:value="762.0"/>
          <table:table-cell office:value-type="float" office:value="5107.0"/>
          <table:table-cell office:value-type="float" office:value="1409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6000/ins_6000_3_0464</text:p>
          </table:table-cell>
          <table:table-cell office:value-type="float" office:value="0.176743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380.0"/>
          <table:table-cell office:value-type="float" office:value="5101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6000/ins_6000_3_0474</text:p>
          </table:table-cell>
          <table:table-cell office:value-type="float" office:value="0.16241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98.0"/>
          <table:table-cell office:value-type="float" office:value="298.0"/>
          <table:table-cell office:value-type="float" office:value="5306.0"/>
          <table:table-cell office:value-type="float" office:value="1366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6000/ins_6000_3_0484</text:p>
          </table:table-cell>
          <table:table-cell office:value-type="float" office:value="0.260534"/>
          <table:table-cell office:value-type="float" office:value="0.251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76.0"/>
          <table:table-cell office:value-type="float" office:value="4814.0"/>
          <table:table-cell office:value-type="float" office:value="4814.0"/>
          <table:table-cell office:value-type="float" office:value="5069.0"/>
          <table:table-cell office:value-type="float" office:value="463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6000/ins_6000_4_0404</text:p>
          </table:table-cell>
          <table:table-cell office:value-type="float" office:value="0.189224"/>
          <table:table-cell office:value-type="float" office:value="0.1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59.0"/>
          <table:table-cell office:value-type="float" office:value="259.0"/>
          <table:table-cell office:value-type="float" office:value="5062.0"/>
          <table:table-cell office:value-type="float" office:value="920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6000/ins_6000_4_0414</text:p>
          </table:table-cell>
          <table:table-cell office:value-type="float" office:value="0.18569"/>
          <table:table-cell office:value-type="float" office:value="0.1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89.0"/>
          <table:table-cell office:value-type="float" office:value="5013.0"/>
          <table:table-cell office:value-type="float" office:value="979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6000/ins_6000_4_0424</text:p>
          </table:table-cell>
          <table:table-cell office:value-type="float" office:value="0.160308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193.0"/>
          <table:table-cell office:value-type="float" office:value="5007.0"/>
          <table:table-cell office:value-type="float" office:value="945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6000/ins_6000_4_0434</text:p>
          </table:table-cell>
          <table:table-cell office:value-type="float" office:value="0.183685"/>
          <table:table-cell office:value-type="float" office:value="0.1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28.0"/>
          <table:table-cell office:value-type="float" office:value="328.0"/>
          <table:table-cell office:value-type="float" office:value="5059.0"/>
          <table:table-cell office:value-type="float" office:value="1265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6000/ins_6000_4_0444</text:p>
          </table:table-cell>
          <table:table-cell office:value-type="float" office:value="0.173978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75.0"/>
          <table:table-cell office:value-type="float" office:value="275.0"/>
          <table:table-cell office:value-type="float" office:value="5203.0"/>
          <table:table-cell office:value-type="float" office:value="890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6000/ins_6000_4_0454</text:p>
          </table:table-cell>
          <table:table-cell office:value-type="float" office:value="0.165313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1.0"/>
          <table:table-cell office:value-type="float" office:value="171.0"/>
          <table:table-cell office:value-type="float" office:value="4753.0"/>
          <table:table-cell office:value-type="float" office:value="677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6000/ins_6000_4_0464</text:p>
          </table:table-cell>
          <table:table-cell office:value-type="float" office:value="0.169905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7.0"/>
          <table:table-cell office:value-type="float" office:value="337.0"/>
          <table:table-cell office:value-type="float" office:value="5067.0"/>
          <table:table-cell office:value-type="float" office:value="1084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6000/ins_6000_4_0474</text:p>
          </table:table-cell>
          <table:table-cell office:value-type="float" office:value="0.165814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0.0"/>
          <table:table-cell office:value-type="float" office:value="160.0"/>
          <table:table-cell office:value-type="float" office:value="5014.0"/>
          <table:table-cell office:value-type="float" office:value="771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6000/ins_6000_4_0484</text:p>
          </table:table-cell>
          <table:table-cell office:value-type="float" office:value="0.181804"/>
          <table:table-cell office:value-type="float" office:value="0.17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43.0"/>
          <table:table-cell office:value-type="float" office:value="2485.0"/>
          <table:table-cell office:value-type="float" office:value="2485.0"/>
          <table:table-cell office:value-type="float" office:value="4521.0"/>
          <table:table-cell office:value-type="float" office:value="3431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6000/ins_6000_5_0404</text:p>
          </table:table-cell>
          <table:table-cell office:value-type="float" office:value="0.175854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820.0"/>
          <table:table-cell office:value-type="float" office:value="820.0"/>
          <table:table-cell office:value-type="float" office:value="5361.0"/>
          <table:table-cell office:value-type="float" office:value="1518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6000/ins_6000_5_0414</text:p>
          </table:table-cell>
          <table:table-cell office:value-type="float" office:value="0.195628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00.0"/>
          <table:table-cell office:value-type="float" office:value="300.0"/>
          <table:table-cell office:value-type="float" office:value="5059.0"/>
          <table:table-cell office:value-type="float" office:value="1067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6000/ins_6000_5_0424</text:p>
          </table:table-cell>
          <table:table-cell office:value-type="float" office:value="0.166504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26.0"/>
          <table:table-cell office:value-type="float" office:value="226.0"/>
          <table:table-cell office:value-type="float" office:value="5063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6000/ins_6000_5_0434</text:p>
          </table:table-cell>
          <table:table-cell office:value-type="float" office:value="0.183532"/>
          <table:table-cell office:value-type="float" office:value="0.1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39.0"/>
          <table:table-cell office:value-type="float" office:value="1739.0"/>
          <table:table-cell office:value-type="float" office:value="6822.0"/>
          <table:table-cell office:value-type="float" office:value="4284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6000/ins_6000_5_0444</text:p>
          </table:table-cell>
          <table:table-cell office:value-type="float" office:value="0.187202"/>
          <table:table-cell office:value-type="float" office:value="0.1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9.0"/>
          <table:table-cell office:value-type="float" office:value="1003.0"/>
          <table:table-cell office:value-type="float" office:value="1003.0"/>
          <table:table-cell office:value-type="float" office:value="5399.0"/>
          <table:table-cell office:value-type="float" office:value="1319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6000/ins_6000_5_0454</text:p>
          </table:table-cell>
          <table:table-cell office:value-type="float" office:value="0.185199"/>
          <table:table-cell office:value-type="float" office:value="0.1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38.0"/>
          <table:table-cell office:value-type="float" office:value="538.0"/>
          <table:table-cell office:value-type="float" office:value="5091.0"/>
          <table:table-cell office:value-type="float" office:value="1412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6000/ins_6000_5_0464</text:p>
          </table:table-cell>
          <table:table-cell office:value-type="float" office:value="0.188457"/>
          <table:table-cell office:value-type="float" office:value="0.1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455.0"/>
          <table:table-cell office:value-type="float" office:value="455.0"/>
          <table:table-cell office:value-type="float" office:value="5176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6000/ins_6000_5_0474</text:p>
          </table:table-cell>
          <table:table-cell office:value-type="float" office:value="0.171578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482.0"/>
          <table:table-cell office:value-type="float" office:value="482.0"/>
          <table:table-cell office:value-type="float" office:value="5194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6000/ins_6000_5_0484</text:p>
          </table:table-cell>
          <table:table-cell office:value-type="float" office:value="0.137974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962.0"/>
          <table:table-cell office:value-type="float" office:value="962.0"/>
          <table:table-cell office:value-type="float" office:value="4246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6000/ins_6000_6_0404</text:p>
          </table:table-cell>
          <table:table-cell office:value-type="float" office:value="0.160179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0.0"/>
          <table:table-cell office:value-type="float" office:value="240.0"/>
          <table:table-cell office:value-type="float" office:value="4954.0"/>
          <table:table-cell office:value-type="float" office:value="749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6000/ins_6000_6_0414</text:p>
          </table:table-cell>
          <table:table-cell office:value-type="float" office:value="0.190232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35.0"/>
          <table:table-cell office:value-type="float" office:value="335.0"/>
          <table:table-cell office:value-type="float" office:value="5270.0"/>
          <table:table-cell office:value-type="float" office:value="1417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6000/ins_6000_6_0424</text:p>
          </table:table-cell>
          <table:table-cell office:value-type="float" office:value="0.187459"/>
          <table:table-cell office:value-type="float" office:value="0.1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75.0"/>
          <table:table-cell office:value-type="float" office:value="275.0"/>
          <table:table-cell office:value-type="float" office:value="5207.0"/>
          <table:table-cell office:value-type="float" office:value="1271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6000/ins_6000_6_0434</text:p>
          </table:table-cell>
          <table:table-cell office:value-type="float" office:value="0.188658"/>
          <table:table-cell office:value-type="float" office:value="0.1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1235.0"/>
          <table:table-cell office:value-type="float" office:value="1235.0"/>
          <table:table-cell office:value-type="float" office:value="6647.0"/>
          <table:table-cell office:value-type="float" office:value="392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6000/ins_6000_6_0444</text:p>
          </table:table-cell>
          <table:table-cell office:value-type="float" office:value="0.192979"/>
          <table:table-cell office:value-type="float" office:value="0.1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530.0"/>
          <table:table-cell office:value-type="float" office:value="530.0"/>
          <table:table-cell office:value-type="float" office:value="5379.0"/>
          <table:table-cell office:value-type="float" office:value="1161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6000/ins_6000_6_0454</text:p>
          </table:table-cell>
          <table:table-cell office:value-type="float" office:value="0.160318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171.0"/>
          <table:table-cell office:value-type="float" office:value="4797.0"/>
          <table:table-cell office:value-type="float" office:value="851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6000/ins_6000_6_0464</text:p>
          </table:table-cell>
          <table:table-cell office:value-type="float" office:value="0.174703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5.0"/>
          <table:table-cell office:value-type="float" office:value="415.0"/>
          <table:table-cell office:value-type="float" office:value="5363.0"/>
          <table:table-cell office:value-type="float" office:value="1821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6000/ins_6000_6_0474</text:p>
          </table:table-cell>
          <table:table-cell office:value-type="float" office:value="0.173684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05.0"/>
          <table:table-cell office:value-type="float" office:value="305.0"/>
          <table:table-cell office:value-type="float" office:value="5494.0"/>
          <table:table-cell office:value-type="float" office:value="1728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6000/ins_6000_6_0484</text:p>
          </table:table-cell>
          <table:table-cell office:value-type="float" office:value="0.131405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502.0"/>
          <table:table-cell office:value-type="float" office:value="502.0"/>
          <table:table-cell office:value-type="float" office:value="3672.0"/>
          <table:table-cell office:value-type="float" office:value="1660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6000/ins_6000_7_0404</text:p>
          </table:table-cell>
          <table:table-cell office:value-type="float" office:value="0.171212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58.0"/>
          <table:table-cell office:value-type="float" office:value="358.0"/>
          <table:table-cell office:value-type="float" office:value="5418.0"/>
          <table:table-cell office:value-type="float" office:value="1517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6000/ins_6000_7_0414</text:p>
          </table:table-cell>
          <table:table-cell office:value-type="float" office:value="0.179003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1.0"/>
          <table:table-cell office:value-type="float" office:value="191.0"/>
          <table:table-cell office:value-type="float" office:value="5067.0"/>
          <table:table-cell office:value-type="float" office:value="987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6000/ins_6000_7_0424</text:p>
          </table:table-cell>
          <table:table-cell office:value-type="float" office:value="0.174388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7.0"/>
          <table:table-cell office:value-type="float" office:value="257.0"/>
          <table:table-cell office:value-type="float" office:value="5142.0"/>
          <table:table-cell office:value-type="float" office:value="997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6000/ins_6000_7_0434</text:p>
          </table:table-cell>
          <table:table-cell office:value-type="float" office:value="0.168849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41.0"/>
          <table:table-cell office:value-type="float" office:value="241.0"/>
          <table:table-cell office:value-type="float" office:value="5119.0"/>
          <table:table-cell office:value-type="float" office:value="124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6000/ins_6000_7_0444</text:p>
          </table:table-cell>
          <table:table-cell office:value-type="float" office:value="0.198659"/>
          <table:table-cell office:value-type="float" office:value="0.1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2.0"/>
          <table:table-cell office:value-type="float" office:value="684.0"/>
          <table:table-cell office:value-type="float" office:value="684.0"/>
          <table:table-cell office:value-type="float" office:value="5563.0"/>
          <table:table-cell office:value-type="float" office:value="1334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6000/ins_6000_7_0454</text:p>
          </table:table-cell>
          <table:table-cell office:value-type="float" office:value="0.164508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386.0"/>
          <table:table-cell office:value-type="float" office:value="386.0"/>
          <table:table-cell office:value-type="float" office:value="5097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6000/ins_6000_7_0464</text:p>
          </table:table-cell>
          <table:table-cell office:value-type="float" office:value="0.18093"/>
          <table:table-cell office:value-type="float" office:value="0.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4.0"/>
          <table:table-cell office:value-type="float" office:value="214.0"/>
          <table:table-cell office:value-type="float" office:value="5146.0"/>
          <table:table-cell office:value-type="float" office:value="1170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6000/ins_6000_7_0474</text:p>
          </table:table-cell>
          <table:table-cell office:value-type="float" office:value="0.169896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404.0"/>
          <table:table-cell office:value-type="float" office:value="404.0"/>
          <table:table-cell office:value-type="float" office:value="5285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6000/ins_6000_7_0484</text:p>
          </table:table-cell>
          <table:table-cell office:value-type="float" office:value="0.151106"/>
          <table:table-cell office:value-type="float" office:value="0.1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0.0"/>
          <table:table-cell office:value-type="float" office:value="1099.0"/>
          <table:table-cell office:value-type="float" office:value="1099.0"/>
          <table:table-cell office:value-type="float" office:value="4400.0"/>
          <table:table-cell office:value-type="float" office:value="3011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6000/ins_6000_8_0404</text:p>
          </table:table-cell>
          <table:table-cell office:value-type="float" office:value="0.179443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671.0"/>
          <table:table-cell office:value-type="float" office:value="670.0"/>
          <table:table-cell office:value-type="float" office:value="5468.0"/>
          <table:table-cell office:value-type="float" office:value="1709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6000/ins_6000_8_0414</text:p>
          </table:table-cell>
          <table:table-cell office:value-type="float" office:value="0.188627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745.0"/>
          <table:table-cell office:value-type="float" office:value="745.0"/>
          <table:table-cell office:value-type="float" office:value="5225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6000/ins_6000_8_0424</text:p>
          </table:table-cell>
          <table:table-cell office:value-type="float" office:value="0.187646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13.0"/>
          <table:table-cell office:value-type="float" office:value="413.0"/>
          <table:table-cell office:value-type="float" office:value="5331.0"/>
          <table:table-cell office:value-type="float" office:value="1453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6000/ins_6000_8_0434</text:p>
          </table:table-cell>
          <table:table-cell office:value-type="float" office:value="0.17484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502.0"/>
          <table:table-cell office:value-type="float" office:value="502.0"/>
          <table:table-cell office:value-type="float" office:value="5179.0"/>
          <table:table-cell office:value-type="float" office:value="1463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6000/ins_6000_8_0444</text:p>
          </table:table-cell>
          <table:table-cell office:value-type="float" office:value="0.20101"/>
          <table:table-cell office:value-type="float" office:value="0.19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449.0"/>
          <table:table-cell office:value-type="float" office:value="1635.0"/>
          <table:table-cell office:value-type="float" office:value="1635.0"/>
          <table:table-cell office:value-type="float" office:value="5463.0"/>
          <table:table-cell office:value-type="float" office:value="1459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6000/ins_6000_8_0454</text:p>
          </table:table-cell>
          <table:table-cell office:value-type="float" office:value="0.19171"/>
          <table:table-cell office:value-type="float" office:value="0.1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882.0"/>
          <table:table-cell office:value-type="float" office:value="882.0"/>
          <table:table-cell office:value-type="float" office:value="5187.0"/>
          <table:table-cell office:value-type="float" office:value="151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6000/ins_6000_8_0464</text:p>
          </table:table-cell>
          <table:table-cell office:value-type="float" office:value="0.187681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62.0"/>
          <table:table-cell office:value-type="float" office:value="462.0"/>
          <table:table-cell office:value-type="float" office:value="5160.0"/>
          <table:table-cell office:value-type="float" office:value="1237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6000/ins_6000_8_0474</text:p>
          </table:table-cell>
          <table:table-cell office:value-type="float" office:value="0.17975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688.0"/>
          <table:table-cell office:value-type="float" office:value="688.0"/>
          <table:table-cell office:value-type="float" office:value="5703.0"/>
          <table:table-cell office:value-type="float" office:value="2085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6000/ins_6000_8_0484</text:p>
          </table:table-cell>
          <table:table-cell office:value-type="float" office:value="0.138619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06.0"/>
          <table:table-cell office:value-type="float" office:value="306.0"/>
          <table:table-cell office:value-type="float" office:value="3505.0"/>
          <table:table-cell office:value-type="float" office:value="1559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6000/ins_6000_9_0404</text:p>
          </table:table-cell>
          <table:table-cell office:value-type="float" office:value="0.168797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15.0"/>
          <table:table-cell office:value-type="float" office:value="315.0"/>
          <table:table-cell office:value-type="float" office:value="5335.0"/>
          <table:table-cell office:value-type="float" office:value="1581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6000/ins_6000_9_0414</text:p>
          </table:table-cell>
          <table:table-cell office:value-type="float" office:value="0.159294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40.0"/>
          <table:table-cell office:value-type="float" office:value="240.0"/>
          <table:table-cell office:value-type="float" office:value="5158.0"/>
          <table:table-cell office:value-type="float" office:value="1369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6000/ins_6000_9_0424</text:p>
          </table:table-cell>
          <table:table-cell office:value-type="float" office:value="0.174601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19.0"/>
          <table:table-cell office:value-type="float" office:value="319.0"/>
          <table:table-cell office:value-type="float" office:value="5300.0"/>
          <table:table-cell office:value-type="float" office:value="1522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6000/ins_6000_9_0434</text:p>
          </table:table-cell>
          <table:table-cell office:value-type="float" office:value="0.161339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18.0"/>
          <table:table-cell office:value-type="float" office:value="318.0"/>
          <table:table-cell office:value-type="float" office:value="5023.0"/>
          <table:table-cell office:value-type="float" office:value="1340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6000/ins_6000_9_0444</text:p>
          </table:table-cell>
          <table:table-cell office:value-type="float" office:value="0.189541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394.0"/>
          <table:table-cell office:value-type="float" office:value="394.0"/>
          <table:table-cell office:value-type="float" office:value="5329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6000/ins_6000_9_0454</text:p>
          </table:table-cell>
          <table:table-cell office:value-type="float" office:value="0.176215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401.0"/>
          <table:table-cell office:value-type="float" office:value="401.0"/>
          <table:table-cell office:value-type="float" office:value="5063.0"/>
          <table:table-cell office:value-type="float" office:value="1486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6000/ins_6000_9_0464</text:p>
          </table:table-cell>
          <table:table-cell office:value-type="float" office:value="0.164264"/>
          <table:table-cell office:value-type="float" office:value="0.15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199.0"/>
          <table:table-cell office:value-type="float" office:value="4980.0"/>
          <table:table-cell office:value-type="float" office:value="1039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6000/ins_6000_9_0474</text:p>
          </table:table-cell>
          <table:table-cell office:value-type="float" office:value="0.180404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02.0"/>
          <table:table-cell office:value-type="float" office:value="502.0"/>
          <table:table-cell office:value-type="float" office:value="5366.0"/>
          <table:table-cell office:value-type="float" office:value="1499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6000/ins_6000_9_0484</text:p>
          </table:table-cell>
          <table:table-cell office:value-type="float" office:value="0.140144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974.0"/>
          <table:table-cell office:value-type="float" office:value="974.0"/>
          <table:table-cell office:value-type="float" office:value="4196.0"/>
          <table:table-cell office:value-type="float" office:value="2943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7000/ins_7000_0_0404</text:p>
          </table:table-cell>
          <table:table-cell office:value-type="float" office:value="0.261897"/>
          <table:table-cell office:value-type="float" office:value="0.2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31.0"/>
          <table:table-cell office:value-type="float" office:value="3444.0"/>
          <table:table-cell office:value-type="float" office:value="3444.0"/>
          <table:table-cell office:value-type="float" office:value="8178.0"/>
          <table:table-cell office:value-type="float" office:value="4926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7000/ins_7000_0_0414</text:p>
          </table:table-cell>
          <table:table-cell office:value-type="float" office:value="0.250789"/>
          <table:table-cell office:value-type="float" office:value="0.2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2136.0"/>
          <table:table-cell office:value-type="float" office:value="2136.0"/>
          <table:table-cell office:value-type="float" office:value="8939.0"/>
          <table:table-cell office:value-type="float" office:value="7151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7000/ins_7000_0_0424</text:p>
          </table:table-cell>
          <table:table-cell office:value-type="float" office:value="0.208164"/>
          <table:table-cell office:value-type="float" office:value="0.1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221.0"/>
          <table:table-cell office:value-type="float" office:value="6062.0"/>
          <table:table-cell office:value-type="float" office:value="1247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7000/ins_7000_0_0434</text:p>
          </table:table-cell>
          <table:table-cell office:value-type="float" office:value="0.237971"/>
          <table:table-cell office:value-type="float" office:value="0.2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907.0"/>
          <table:table-cell office:value-type="float" office:value="907.0"/>
          <table:table-cell office:value-type="float" office:value="7871.0"/>
          <table:table-cell office:value-type="float" office:value="4581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7000/ins_7000_0_0444</text:p>
          </table:table-cell>
          <table:table-cell office:value-type="float" office:value="0.49968"/>
          <table:table-cell office:value-type="float" office:value="0.486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166.0"/>
          <table:table-cell office:value-type="float" office:value="13940.0"/>
          <table:table-cell office:value-type="float" office:value="13940.0"/>
          <table:table-cell office:value-type="float" office:value="8382.0"/>
          <table:table-cell office:value-type="float" office:value="5003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7000/ins_7000_0_0454</text:p>
          </table:table-cell>
          <table:table-cell office:value-type="float" office:value="0.198466"/>
          <table:table-cell office:value-type="float" office:value="0.18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60.0"/>
          <table:table-cell office:value-type="float" office:value="460.0"/>
          <table:table-cell office:value-type="float" office:value="6097.0"/>
          <table:table-cell office:value-type="float" office:value="1708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7000/ins_7000_0_0464</text:p>
          </table:table-cell>
          <table:table-cell office:value-type="float" office:value="0.204186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8.0"/>
          <table:table-cell office:value-type="float" office:value="288.0"/>
          <table:table-cell office:value-type="float" office:value="6117.0"/>
          <table:table-cell office:value-type="float" office:value="1418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7000/ins_7000_0_0474</text:p>
          </table:table-cell>
          <table:table-cell office:value-type="float" office:value="0.223754"/>
          <table:table-cell office:value-type="float" office:value="0.2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924.0"/>
          <table:table-cell office:value-type="float" office:value="924.0"/>
          <table:table-cell office:value-type="float" office:value="8136.0"/>
          <table:table-cell office:value-type="float" office:value="4813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7000/ins_7000_0_0484</text:p>
          </table:table-cell>
          <table:table-cell office:value-type="float" office:value="82.3849"/>
          <table:table-cell office:value-type="float" office:value="82.374"/>
          <table:table-cell office:value-type="float" office:value="82.21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704057.0"/>
          <table:table-cell office:value-type="float" office:value="1311238.0"/>
          <table:table-cell office:value-type="float" office:value="1311238.0"/>
          <table:table-cell office:value-type="float" office:value="5878.0"/>
          <table:table-cell office:value-type="float" office:value="5094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7000/ins_7000_1_0404</text:p>
          </table:table-cell>
          <table:table-cell office:value-type="float" office:value="0.548913"/>
          <table:table-cell office:value-type="float" office:value="0.537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76.0"/>
          <table:table-cell office:value-type="float" office:value="8127.0"/>
          <table:table-cell office:value-type="float" office:value="8127.0"/>
          <table:table-cell office:value-type="float" office:value="8969.0"/>
          <table:table-cell office:value-type="float" office:value="6281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7000/ins_7000_1_0414</text:p>
          </table:table-cell>
          <table:table-cell office:value-type="float" office:value="0.504324"/>
          <table:table-cell office:value-type="float" office:value="0.492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45.0"/>
          <table:table-cell office:value-type="float" office:value="8778.0"/>
          <table:table-cell office:value-type="float" office:value="8778.0"/>
          <table:table-cell office:value-type="float" office:value="10293.0"/>
          <table:table-cell office:value-type="float" office:value="9036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7000/ins_7000_1_0424</text:p>
          </table:table-cell>
          <table:table-cell office:value-type="float" office:value="0.226126"/>
          <table:table-cell office:value-type="float" office:value="0.2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8.0"/>
          <table:table-cell office:value-type="float" office:value="1273.0"/>
          <table:table-cell office:value-type="float" office:value="1273.0"/>
          <table:table-cell office:value-type="float" office:value="6554.0"/>
          <table:table-cell office:value-type="float" office:value="2164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7000/ins_7000_1_0434</text:p>
          </table:table-cell>
          <table:table-cell office:value-type="float" office:value="0.252036"/>
          <table:table-cell office:value-type="float" office:value="0.2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2430.0"/>
          <table:table-cell office:value-type="float" office:value="2430.0"/>
          <table:table-cell office:value-type="float" office:value="8648.0"/>
          <table:table-cell office:value-type="float" office:value="6142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7000/ins_7000_1_0444</text:p>
          </table:table-cell>
          <table:table-cell office:value-type="float" office:value="29.1962"/>
          <table:table-cell office:value-type="float" office:value="29.184"/>
          <table:table-cell office:value-type="float" office:value="28.9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8742.0"/>
          <table:table-cell office:value-type="float" office:value="261986.0"/>
          <table:table-cell office:value-type="float" office:value="261986.0"/>
          <table:table-cell office:value-type="float" office:value="9755.0"/>
          <table:table-cell office:value-type="float" office:value="8784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7000/ins_7000_1_0454</text:p>
          </table:table-cell>
          <table:table-cell office:value-type="float" office:value="0.393593"/>
          <table:table-cell office:value-type="float" office:value="0.366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63.0"/>
          <table:table-cell office:value-type="float" office:value="5506.0"/>
          <table:table-cell office:value-type="float" office:value="5506.0"/>
          <table:table-cell office:value-type="float" office:value="6539.0"/>
          <table:table-cell office:value-type="float" office:value="2510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7000/ins_7000_1_0464</text:p>
          </table:table-cell>
          <table:table-cell office:value-type="float" office:value="0.225858"/>
          <table:table-cell office:value-type="float" office:value="0.2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184.0"/>
          <table:table-cell office:value-type="float" office:value="1184.0"/>
          <table:table-cell office:value-type="float" office:value="6895.0"/>
          <table:table-cell office:value-type="float" office:value="3081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7000/ins_7000_1_0474</text:p>
          </table:table-cell>
          <table:table-cell office:value-type="float" office:value="56.3137"/>
          <table:table-cell office:value-type="float" office:value="56.3"/>
          <table:table-cell office:value-type="float" office:value="56.1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46789.0"/>
          <table:table-cell office:value-type="float" office:value="598817.0"/>
          <table:table-cell office:value-type="float" office:value="598817.0"/>
          <table:table-cell office:value-type="float" office:value="9745.0"/>
          <table:table-cell office:value-type="float" office:value="7828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7000/ins_7000_1_0484</text:p>
          </table:table-cell>
          <table:table-cell office:value-type="float" office:value="0.168116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62.0"/>
          <table:table-cell office:value-type="float" office:value="462.0"/>
          <table:table-cell office:value-type="float" office:value="5011.0"/>
          <table:table-cell office:value-type="float" office:value="282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7000/ins_7000_2_0404</text:p>
          </table:table-cell>
          <table:table-cell office:value-type="float" office:value="0.221497"/>
          <table:table-cell office:value-type="float" office:value="0.2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934.0"/>
          <table:table-cell office:value-type="float" office:value="934.0"/>
          <table:table-cell office:value-type="float" office:value="6971.0"/>
          <table:table-cell office:value-type="float" office:value="2902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7000/ins_7000_2_0414</text:p>
          </table:table-cell>
          <table:table-cell office:value-type="float" office:value="0.233139"/>
          <table:table-cell office:value-type="float" office:value="0.22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984.0"/>
          <table:table-cell office:value-type="float" office:value="984.0"/>
          <table:table-cell office:value-type="float" office:value="6786.0"/>
          <table:table-cell office:value-type="float" office:value="2728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7000/ins_7000_2_0424</text:p>
          </table:table-cell>
          <table:table-cell office:value-type="float" office:value="0.228261"/>
          <table:table-cell office:value-type="float" office:value="0.2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672.0"/>
          <table:table-cell office:value-type="float" office:value="672.0"/>
          <table:table-cell office:value-type="float" office:value="6570.0"/>
          <table:table-cell office:value-type="float" office:value="2282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7000/ins_7000_2_0434</text:p>
          </table:table-cell>
          <table:table-cell office:value-type="float" office:value="0.367691"/>
          <table:table-cell office:value-type="float" office:value="0.35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92.0"/>
          <table:table-cell office:value-type="float" office:value="4008.0"/>
          <table:table-cell office:value-type="float" office:value="4008.0"/>
          <table:table-cell office:value-type="float" office:value="9299.0"/>
          <table:table-cell office:value-type="float" office:value="8200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7000/ins_7000_2_0444</text:p>
          </table:table-cell>
          <table:table-cell office:value-type="float" office:value="0.43815"/>
          <table:table-cell office:value-type="float" office:value="0.42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62.0"/>
          <table:table-cell office:value-type="float" office:value="6194.0"/>
          <table:table-cell office:value-type="float" office:value="6194.0"/>
          <table:table-cell office:value-type="float" office:value="7230.0"/>
          <table:table-cell office:value-type="float" office:value="3047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7000/ins_7000_2_0454</text:p>
          </table:table-cell>
          <table:table-cell office:value-type="float" office:value="0.289469"/>
          <table:table-cell office:value-type="float" office:value="0.27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67.0"/>
          <table:table-cell office:value-type="float" office:value="3592.0"/>
          <table:table-cell office:value-type="float" office:value="3592.0"/>
          <table:table-cell office:value-type="float" office:value="6641.0"/>
          <table:table-cell office:value-type="float" office:value="2727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7000/ins_7000_2_0464</text:p>
          </table:table-cell>
          <table:table-cell office:value-type="float" office:value="0.22003"/>
          <table:table-cell office:value-type="float" office:value="0.2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875.0"/>
          <table:table-cell office:value-type="float" office:value="875.0"/>
          <table:table-cell office:value-type="float" office:value="6604.0"/>
          <table:table-cell office:value-type="float" office:value="2520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7000/ins_7000_2_0474</text:p>
          </table:table-cell>
          <table:table-cell office:value-type="float" office:value="0.231572"/>
          <table:table-cell office:value-type="float" office:value="0.22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3.0"/>
          <table:table-cell office:value-type="float" office:value="1892.0"/>
          <table:table-cell office:value-type="float" office:value="1892.0"/>
          <table:table-cell office:value-type="float" office:value="6892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7000/ins_7000_2_0484</text:p>
          </table:table-cell>
          <table:table-cell office:value-type="float" office:value="0.60492"/>
          <table:table-cell office:value-type="float" office:value="0.594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865.0"/>
          <table:table-cell office:value-type="float" office:value="9369.0"/>
          <table:table-cell office:value-type="float" office:value="9369.0"/>
          <table:table-cell office:value-type="float" office:value="6126.0"/>
          <table:table-cell office:value-type="float" office:value="5974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7000/ins_7000_3_0404</text:p>
          </table:table-cell>
          <table:table-cell office:value-type="float" office:value="0.208719"/>
          <table:table-cell office:value-type="float" office:value="0.1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4.0"/>
          <table:table-cell office:value-type="float" office:value="384.0"/>
          <table:table-cell office:value-type="float" office:value="6201.0"/>
          <table:table-cell office:value-type="float" office:value="1420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7000/ins_7000_3_0414</text:p>
          </table:table-cell>
          <table:table-cell office:value-type="float" office:value="0.213633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400.0"/>
          <table:table-cell office:value-type="float" office:value="400.0"/>
          <table:table-cell office:value-type="float" office:value="6592.0"/>
          <table:table-cell office:value-type="float" office:value="2434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7000/ins_7000_3_0424</text:p>
          </table:table-cell>
          <table:table-cell office:value-type="float" office:value="0.232038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44.0"/>
          <table:table-cell office:value-type="float" office:value="444.0"/>
          <table:table-cell office:value-type="float" office:value="6572.0"/>
          <table:table-cell office:value-type="float" office:value="2333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7000/ins_7000_3_0434</text:p>
          </table:table-cell>
          <table:table-cell office:value-type="float" office:value="0.208911"/>
          <table:table-cell office:value-type="float" office:value="0.1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12.0"/>
          <table:table-cell office:value-type="float" office:value="512.0"/>
          <table:table-cell office:value-type="float" office:value="6448.0"/>
          <table:table-cell office:value-type="float" office:value="228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7000/ins_7000_3_0444</text:p>
          </table:table-cell>
          <table:table-cell office:value-type="float" office:value="0.269559"/>
          <table:table-cell office:value-type="float" office:value="0.25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20.0"/>
          <table:table-cell office:value-type="float" office:value="3540.0"/>
          <table:table-cell office:value-type="float" office:value="3540.0"/>
          <table:table-cell office:value-type="float" office:value="6538.0"/>
          <table:table-cell office:value-type="float" office:value="1602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7000/ins_7000_3_0454</text:p>
          </table:table-cell>
          <table:table-cell office:value-type="float" office:value="0.208995"/>
          <table:table-cell office:value-type="float" office:value="0.1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04.0"/>
          <table:table-cell office:value-type="float" office:value="304.0"/>
          <table:table-cell office:value-type="float" office:value="5989.0"/>
          <table:table-cell office:value-type="float" office:value="1428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7000/ins_7000_3_0464</text:p>
          </table:table-cell>
          <table:table-cell office:value-type="float" office:value="0.226556"/>
          <table:table-cell office:value-type="float" office:value="0.2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58.0"/>
          <table:table-cell office:value-type="float" office:value="458.0"/>
          <table:table-cell office:value-type="float" office:value="6334.0"/>
          <table:table-cell office:value-type="float" office:value="1947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7000/ins_7000_3_0474</text:p>
          </table:table-cell>
          <table:table-cell office:value-type="float" office:value="0.236468"/>
          <table:table-cell office:value-type="float" office:value="0.2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07.0"/>
          <table:table-cell office:value-type="float" office:value="407.0"/>
          <table:table-cell office:value-type="float" office:value="6518.0"/>
          <table:table-cell office:value-type="float" office:value="18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7000/ins_7000_3_0484</text:p>
          </table:table-cell>
          <table:table-cell office:value-type="float" office:value="0.17185"/>
          <table:table-cell office:value-type="float" office:value="0.1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1.0"/>
          <table:table-cell office:value-type="float" office:value="880.0"/>
          <table:table-cell office:value-type="float" office:value="880.0"/>
          <table:table-cell office:value-type="float" office:value="5169.0"/>
          <table:table-cell office:value-type="float" office:value="3618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7000/ins_7000_4_0404</text:p>
          </table:table-cell>
          <table:table-cell office:value-type="float" office:value="0.225741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588.0"/>
          <table:table-cell office:value-type="float" office:value="588.0"/>
          <table:table-cell office:value-type="float" office:value="6706.0"/>
          <table:table-cell office:value-type="float" office:value="2413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7000/ins_7000_4_0414</text:p>
          </table:table-cell>
          <table:table-cell office:value-type="float" office:value="0.220856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11.0"/>
          <table:table-cell office:value-type="float" office:value="411.0"/>
          <table:table-cell office:value-type="float" office:value="6439.0"/>
          <table:table-cell office:value-type="float" office:value="2013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7000/ins_7000_4_0424</text:p>
          </table:table-cell>
          <table:table-cell office:value-type="float" office:value="0.244758"/>
          <table:table-cell office:value-type="float" office:value="0.2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59.0"/>
          <table:table-cell office:value-type="float" office:value="359.0"/>
          <table:table-cell office:value-type="float" office:value="6300.0"/>
          <table:table-cell office:value-type="float" office:value="173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7000/ins_7000_4_0434</text:p>
          </table:table-cell>
          <table:table-cell office:value-type="float" office:value="0.213573"/>
          <table:table-cell office:value-type="float" office:value="0.2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92.0"/>
          <table:table-cell office:value-type="float" office:value="492.0"/>
          <table:table-cell office:value-type="float" office:value="6357.0"/>
          <table:table-cell office:value-type="float" office:value="1999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7000/ins_7000_4_0444</text:p>
          </table:table-cell>
          <table:table-cell office:value-type="float" office:value="0.247866"/>
          <table:table-cell office:value-type="float" office:value="0.2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2.0"/>
          <table:table-cell office:value-type="float" office:value="1430.0"/>
          <table:table-cell office:value-type="float" office:value="1430.0"/>
          <table:table-cell office:value-type="float" office:value="7090.0"/>
          <table:table-cell office:value-type="float" office:value="269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7000/ins_7000_4_0454</text:p>
          </table:table-cell>
          <table:table-cell office:value-type="float" office:value="0.231808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783.0"/>
          <table:table-cell office:value-type="float" office:value="783.0"/>
          <table:table-cell office:value-type="float" office:value="6447.0"/>
          <table:table-cell office:value-type="float" office:value="2275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7000/ins_7000_4_0464</text:p>
          </table:table-cell>
          <table:table-cell office:value-type="float" office:value="0.221302"/>
          <table:table-cell office:value-type="float" office:value="0.2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60.0"/>
          <table:table-cell office:value-type="float" office:value="560.0"/>
          <table:table-cell office:value-type="float" office:value="6374.0"/>
          <table:table-cell office:value-type="float" office:value="1916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7000/ins_7000_4_0474</text:p>
          </table:table-cell>
          <table:table-cell office:value-type="float" office:value="0.224639"/>
          <table:table-cell office:value-type="float" office:value="0.2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887.0"/>
          <table:table-cell office:value-type="float" office:value="887.0"/>
          <table:table-cell office:value-type="float" office:value="6737.0"/>
          <table:table-cell office:value-type="float" office:value="242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7000/ins_7000_4_0484</text:p>
          </table:table-cell>
          <table:table-cell office:value-type="float" office:value="1.8035"/>
          <table:table-cell office:value-type="float" office:value="1.793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942.0"/>
          <table:table-cell office:value-type="float" office:value="35148.0"/>
          <table:table-cell office:value-type="float" office:value="35148.0"/>
          <table:table-cell office:value-type="float" office:value="6382.0"/>
          <table:table-cell office:value-type="float" office:value="6378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7000/ins_7000_5_0404</text:p>
          </table:table-cell>
          <table:table-cell office:value-type="float" office:value="0.212035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794.0"/>
          <table:table-cell office:value-type="float" office:value="794.0"/>
          <table:table-cell office:value-type="float" office:value="6926.0"/>
          <table:table-cell office:value-type="float" office:value="274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7000/ins_7000_5_0414</text:p>
          </table:table-cell>
          <table:table-cell office:value-type="float" office:value="0.216026"/>
          <table:table-cell office:value-type="float" office:value="0.2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931.0"/>
          <table:table-cell office:value-type="float" office:value="931.0"/>
          <table:table-cell office:value-type="float" office:value="6869.0"/>
          <table:table-cell office:value-type="float" office:value="2858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7000/ins_7000_5_0424</text:p>
          </table:table-cell>
          <table:table-cell office:value-type="float" office:value="0.211842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80.0"/>
          <table:table-cell office:value-type="float" office:value="480.0"/>
          <table:table-cell office:value-type="float" office:value="6637.0"/>
          <table:table-cell office:value-type="float" office:value="2358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7000/ins_7000_5_0434</text:p>
          </table:table-cell>
          <table:table-cell office:value-type="float" office:value="0.207041"/>
          <table:table-cell office:value-type="float" office:value="0.1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2.0"/>
          <table:table-cell office:value-type="float" office:value="422.0"/>
          <table:table-cell office:value-type="float" office:value="6518.0"/>
          <table:table-cell office:value-type="float" office:value="2439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7000/ins_7000_5_0444</text:p>
          </table:table-cell>
          <table:table-cell office:value-type="float" office:value="0.22862"/>
          <table:table-cell office:value-type="float" office:value="0.2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1028.0"/>
          <table:table-cell office:value-type="float" office:value="1028.0"/>
          <table:table-cell office:value-type="float" office:value="7139.0"/>
          <table:table-cell office:value-type="float" office:value="2850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7000/ins_7000_5_0454</text:p>
          </table:table-cell>
          <table:table-cell office:value-type="float" office:value="0.229588"/>
          <table:table-cell office:value-type="float" office:value="0.2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736.0"/>
          <table:table-cell office:value-type="float" office:value="736.0"/>
          <table:table-cell office:value-type="float" office:value="6518.0"/>
          <table:table-cell office:value-type="float" office:value="2517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7000/ins_7000_5_0464</text:p>
          </table:table-cell>
          <table:table-cell office:value-type="float" office:value="0.213519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40.0"/>
          <table:table-cell office:value-type="float" office:value="840.0"/>
          <table:table-cell office:value-type="float" office:value="6897.0"/>
          <table:table-cell office:value-type="float" office:value="3123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7000/ins_7000_5_0474</text:p>
          </table:table-cell>
          <table:table-cell office:value-type="float" office:value="0.206126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47.0"/>
          <table:table-cell office:value-type="float" office:value="547.0"/>
          <table:table-cell office:value-type="float" office:value="7179.0"/>
          <table:table-cell office:value-type="float" office:value="3301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7000/ins_7000_5_0484</text:p>
          </table:table-cell>
          <table:table-cell office:value-type="float" office:value="0.207715"/>
          <table:table-cell office:value-type="float" office:value="0.19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1.0"/>
          <table:table-cell office:value-type="float" office:value="2149.0"/>
          <table:table-cell office:value-type="float" office:value="2149.0"/>
          <table:table-cell office:value-type="float" office:value="5798.0"/>
          <table:table-cell office:value-type="float" office:value="4721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7000/ins_7000_6_0404</text:p>
          </table:table-cell>
          <table:table-cell office:value-type="float" office:value="0.213588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259.0"/>
          <table:table-cell office:value-type="float" office:value="6255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7000/ins_7000_6_0414</text:p>
          </table:table-cell>
          <table:table-cell office:value-type="float" office:value="0.230443"/>
          <table:table-cell office:value-type="float" office:value="0.2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293.0"/>
          <table:table-cell office:value-type="float" office:value="6286.0"/>
          <table:table-cell office:value-type="float" office:value="1583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7000/ins_7000_6_0424</text:p>
          </table:table-cell>
          <table:table-cell office:value-type="float" office:value="0.21521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7.0"/>
          <table:table-cell office:value-type="float" office:value="277.0"/>
          <table:table-cell office:value-type="float" office:value="6290.0"/>
          <table:table-cell office:value-type="float" office:value="1560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7000/ins_7000_6_0434</text:p>
          </table:table-cell>
          <table:table-cell office:value-type="float" office:value="0.219755"/>
          <table:table-cell office:value-type="float" office:value="0.2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13.0"/>
          <table:table-cell office:value-type="float" office:value="413.0"/>
          <table:table-cell office:value-type="float" office:value="6437.0"/>
          <table:table-cell office:value-type="float" office:value="2076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7000/ins_7000_6_0444</text:p>
          </table:table-cell>
          <table:table-cell office:value-type="float" office:value="0.212792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74.0"/>
          <table:table-cell office:value-type="float" office:value="374.0"/>
          <table:table-cell office:value-type="float" office:value="6521.0"/>
          <table:table-cell office:value-type="float" office:value="1520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7000/ins_7000_6_0454</text:p>
          </table:table-cell>
          <table:table-cell office:value-type="float" office:value="0.210628"/>
          <table:table-cell office:value-type="float" office:value="0.1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96.0"/>
          <table:table-cell office:value-type="float" office:value="396.0"/>
          <table:table-cell office:value-type="float" office:value="6056.0"/>
          <table:table-cell office:value-type="float" office:value="1322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7000/ins_7000_6_0464</text:p>
          </table:table-cell>
          <table:table-cell office:value-type="float" office:value="0.214092"/>
          <table:table-cell office:value-type="float" office:value="0.2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42.0"/>
          <table:table-cell office:value-type="float" office:value="342.0"/>
          <table:table-cell office:value-type="float" office:value="6340.0"/>
          <table:table-cell office:value-type="float" office:value="1704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7000/ins_7000_6_0474</text:p>
          </table:table-cell>
          <table:table-cell office:value-type="float" office:value="0.221238"/>
          <table:table-cell office:value-type="float" office:value="0.2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71.0"/>
          <table:table-cell office:value-type="float" office:value="271.0"/>
          <table:table-cell office:value-type="float" office:value="6392.0"/>
          <table:table-cell office:value-type="float" office:value="1549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7000/ins_7000_6_0484</text:p>
          </table:table-cell>
          <table:table-cell office:value-type="float" office:value="0.18121"/>
          <table:table-cell office:value-type="float" office:value="0.1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86.0"/>
          <table:table-cell office:value-type="float" office:value="486.0"/>
          <table:table-cell office:value-type="float" office:value="5460.0"/>
          <table:table-cell office:value-type="float" office:value="3965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7000/ins_7000_7_0404</text:p>
          </table:table-cell>
          <table:table-cell office:value-type="float" office:value="0.220872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97.0"/>
          <table:table-cell office:value-type="float" office:value="497.0"/>
          <table:table-cell office:value-type="float" office:value="6168.0"/>
          <table:table-cell office:value-type="float" office:value="1375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7000/ins_7000_7_0414</text:p>
          </table:table-cell>
          <table:table-cell office:value-type="float" office:value="0.246569"/>
          <table:table-cell office:value-type="float" office:value="0.2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00.0"/>
          <table:table-cell office:value-type="float" office:value="500.0"/>
          <table:table-cell office:value-type="float" office:value="6342.0"/>
          <table:table-cell office:value-type="float" office:value="1921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7000/ins_7000_7_0424</text:p>
          </table:table-cell>
          <table:table-cell office:value-type="float" office:value="0.212204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529.0"/>
          <table:table-cell office:value-type="float" office:value="529.0"/>
          <table:table-cell office:value-type="float" office:value="6567.0"/>
          <table:table-cell office:value-type="float" office:value="2237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7000/ins_7000_7_0434</text:p>
          </table:table-cell>
          <table:table-cell office:value-type="float" office:value="0.213182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86.0"/>
          <table:table-cell office:value-type="float" office:value="386.0"/>
          <table:table-cell office:value-type="float" office:value="6269.0"/>
          <table:table-cell office:value-type="float" office:value="1977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7000/ins_7000_7_0444</text:p>
          </table:table-cell>
          <table:table-cell office:value-type="float" office:value="0.265768"/>
          <table:table-cell office:value-type="float" office:value="0.25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93.0"/>
          <table:table-cell office:value-type="float" office:value="1859.0"/>
          <table:table-cell office:value-type="float" office:value="1859.0"/>
          <table:table-cell office:value-type="float" office:value="6979.0"/>
          <table:table-cell office:value-type="float" office:value="2536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7000/ins_7000_7_0454</text:p>
          </table:table-cell>
          <table:table-cell office:value-type="float" office:value="0.235714"/>
          <table:table-cell office:value-type="float" office:value="0.2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959.0"/>
          <table:table-cell office:value-type="float" office:value="959.0"/>
          <table:table-cell office:value-type="float" office:value="6284.0"/>
          <table:table-cell office:value-type="float" office:value="2107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7000/ins_7000_7_0464</text:p>
          </table:table-cell>
          <table:table-cell office:value-type="float" office:value="0.212867"/>
          <table:table-cell office:value-type="float" office:value="0.1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66.0"/>
          <table:table-cell office:value-type="float" office:value="466.0"/>
          <table:table-cell office:value-type="float" office:value="6247.0"/>
          <table:table-cell office:value-type="float" office:value="1723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7000/ins_7000_7_0474</text:p>
          </table:table-cell>
          <table:table-cell office:value-type="float" office:value="0.242956"/>
          <table:table-cell office:value-type="float" office:value="0.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1.0"/>
          <table:table-cell office:value-type="float" office:value="1000.0"/>
          <table:table-cell office:value-type="float" office:value="1000.0"/>
          <table:table-cell office:value-type="float" office:value="6663.0"/>
          <table:table-cell office:value-type="float" office:value="2202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7000/ins_7000_7_0484</text:p>
          </table:table-cell>
          <table:table-cell office:value-type="float" office:value="0.153309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552.0"/>
          <table:table-cell office:value-type="float" office:value="552.0"/>
          <table:table-cell office:value-type="float" office:value="4361.0"/>
          <table:table-cell office:value-type="float" office:value="170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7000/ins_7000_8_0404</text:p>
          </table:table-cell>
          <table:table-cell office:value-type="float" office:value="0.219266"/>
          <table:table-cell office:value-type="float" office:value="0.2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975.0"/>
          <table:table-cell office:value-type="float" office:value="975.0"/>
          <table:table-cell office:value-type="float" office:value="6702.0"/>
          <table:table-cell office:value-type="float" office:value="2445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7000/ins_7000_8_0414</text:p>
          </table:table-cell>
          <table:table-cell office:value-type="float" office:value="0.224414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87.0"/>
          <table:table-cell office:value-type="float" office:value="487.0"/>
          <table:table-cell office:value-type="float" office:value="6333.0"/>
          <table:table-cell office:value-type="float" office:value="1962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7000/ins_7000_8_0424</text:p>
          </table:table-cell>
          <table:table-cell office:value-type="float" office:value="0.200782"/>
          <table:table-cell office:value-type="float" office:value="0.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614.0"/>
          <table:table-cell office:value-type="float" office:value="614.0"/>
          <table:table-cell office:value-type="float" office:value="6363.0"/>
          <table:table-cell office:value-type="float" office:value="1956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7000/ins_7000_8_0434</text:p>
          </table:table-cell>
          <table:table-cell office:value-type="float" office:value="0.206446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45.0"/>
          <table:table-cell office:value-type="float" office:value="545.0"/>
          <table:table-cell office:value-type="float" office:value="6278.0"/>
          <table:table-cell office:value-type="float" office:value="1994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7000/ins_7000_8_0444</text:p>
          </table:table-cell>
          <table:table-cell office:value-type="float" office:value="0.546146"/>
          <table:table-cell office:value-type="float" office:value="0.534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552.0"/>
          <table:table-cell office:value-type="float" office:value="8560.0"/>
          <table:table-cell office:value-type="float" office:value="8560.0"/>
          <table:table-cell office:value-type="float" office:value="7049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7000/ins_7000_8_0454</text:p>
          </table:table-cell>
          <table:table-cell office:value-type="float" office:value="0.214983"/>
          <table:table-cell office:value-type="float" office:value="0.2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9.0"/>
          <table:table-cell office:value-type="float" office:value="1316.0"/>
          <table:table-cell office:value-type="float" office:value="1316.0"/>
          <table:table-cell office:value-type="float" office:value="6358.0"/>
          <table:table-cell office:value-type="float" office:value="2293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7000/ins_7000_8_0464</text:p>
          </table:table-cell>
          <table:table-cell office:value-type="float" office:value="0.220248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747.0"/>
          <table:table-cell office:value-type="float" office:value="747.0"/>
          <table:table-cell office:value-type="float" office:value="6266.0"/>
          <table:table-cell office:value-type="float" office:value="1762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7000/ins_7000_8_0474</text:p>
          </table:table-cell>
          <table:table-cell office:value-type="float" office:value="0.216686"/>
          <table:table-cell office:value-type="float" office:value="0.2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923.0"/>
          <table:table-cell office:value-type="float" office:value="923.0"/>
          <table:table-cell office:value-type="float" office:value="6520.0"/>
          <table:table-cell office:value-type="float" office:value="2009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7000/ins_7000_8_0484</text:p>
          </table:table-cell>
          <table:table-cell office:value-type="float" office:value="0.195168"/>
          <table:table-cell office:value-type="float" office:value="0.1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1434.0"/>
          <table:table-cell office:value-type="float" office:value="1434.0"/>
          <table:table-cell office:value-type="float" office:value="5698.0"/>
          <table:table-cell office:value-type="float" office:value="423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7000/ins_7000_9_0404</text:p>
          </table:table-cell>
          <table:table-cell office:value-type="float" office:value="0.221404"/>
          <table:table-cell office:value-type="float" office:value="0.2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982.0"/>
          <table:table-cell office:value-type="float" office:value="982.0"/>
          <table:table-cell office:value-type="float" office:value="6856.0"/>
          <table:table-cell office:value-type="float" office:value="2592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7000/ins_7000_9_0414</text:p>
          </table:table-cell>
          <table:table-cell office:value-type="float" office:value="0.212564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869.0"/>
          <table:table-cell office:value-type="float" office:value="869.0"/>
          <table:table-cell office:value-type="float" office:value="6737.0"/>
          <table:table-cell office:value-type="float" office:value="2514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7000/ins_7000_9_0424</text:p>
          </table:table-cell>
          <table:table-cell office:value-type="float" office:value="0.215593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609.0"/>
          <table:table-cell office:value-type="float" office:value="609.0"/>
          <table:table-cell office:value-type="float" office:value="6480.0"/>
          <table:table-cell office:value-type="float" office:value="1924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7000/ins_7000_9_0434</text:p>
          </table:table-cell>
          <table:table-cell office:value-type="float" office:value="0.241434"/>
          <table:table-cell office:value-type="float" office:value="0.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1475.0"/>
          <table:table-cell office:value-type="float" office:value="1475.0"/>
          <table:table-cell office:value-type="float" office:value="8582.0"/>
          <table:table-cell office:value-type="float" office:value="5916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7000/ins_7000_9_0444</text:p>
          </table:table-cell>
          <table:table-cell office:value-type="float" office:value="0.773922"/>
          <table:table-cell office:value-type="float" office:value="0.763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786.0"/>
          <table:table-cell office:value-type="float" office:value="17779.0"/>
          <table:table-cell office:value-type="float" office:value="17779.0"/>
          <table:table-cell office:value-type="float" office:value="7052.0"/>
          <table:table-cell office:value-type="float" office:value="2685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7000/ins_7000_9_0454</text:p>
          </table:table-cell>
          <table:table-cell office:value-type="float" office:value="0.236412"/>
          <table:table-cell office:value-type="float" office:value="0.2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07.0"/>
          <table:table-cell office:value-type="float" office:value="2679.0"/>
          <table:table-cell office:value-type="float" office:value="2679.0"/>
          <table:table-cell office:value-type="float" office:value="6746.0"/>
          <table:table-cell office:value-type="float" office:value="287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7000/ins_7000_9_0464</text:p>
          </table:table-cell>
          <table:table-cell office:value-type="float" office:value="0.195922"/>
          <table:table-cell office:value-type="float" office:value="0.1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566.0"/>
          <table:table-cell office:value-type="float" office:value="566.0"/>
          <table:table-cell office:value-type="float" office:value="6616.0"/>
          <table:table-cell office:value-type="float" office:value="2283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7000/ins_7000_9_0474</text:p>
          </table:table-cell>
          <table:table-cell office:value-type="float" office:value="0.491297"/>
          <table:table-cell office:value-type="float" office:value="0.479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76.0"/>
          <table:table-cell office:value-type="float" office:value="8233.0"/>
          <table:table-cell office:value-type="float" office:value="8233.0"/>
          <table:table-cell office:value-type="float" office:value="6852.0"/>
          <table:table-cell office:value-type="float" office:value="2528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7000/ins_7000_9_0484</text:p>
          </table:table-cell>
          <table:table-cell office:value-type="float" office:value="1.61537"/>
          <table:table-cell office:value-type="float" office:value="1.604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457.0"/>
          <table:table-cell office:value-type="float" office:value="25777.0"/>
          <table:table-cell office:value-type="float" office:value="25777.0"/>
          <table:table-cell office:value-type="float" office:value="6144.0"/>
          <table:table-cell office:value-type="float" office:value="5356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8000/ins_8000_0_0404</text:p>
          </table:table-cell>
          <table:table-cell office:value-type="float" office:value="0.251622"/>
          <table:table-cell office:value-type="float" office:value="0.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934.0"/>
          <table:table-cell office:value-type="float" office:value="934.0"/>
          <table:table-cell office:value-type="float" office:value="8097.0"/>
          <table:table-cell office:value-type="float" office:value="3327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8000/ins_8000_0_0414</text:p>
          </table:table-cell>
          <table:table-cell office:value-type="float" office:value="0.252741"/>
          <table:table-cell office:value-type="float" office:value="0.2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693.0"/>
          <table:table-cell office:value-type="float" office:value="693.0"/>
          <table:table-cell office:value-type="float" office:value="7834.0"/>
          <table:table-cell office:value-type="float" office:value="2993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8000/ins_8000_0_0424</text:p>
          </table:table-cell>
          <table:table-cell office:value-type="float" office:value="0.240962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86.0"/>
          <table:table-cell office:value-type="float" office:value="786.0"/>
          <table:table-cell office:value-type="float" office:value="7743.0"/>
          <table:table-cell office:value-type="float" office:value="2787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8000/ins_8000_0_0434</text:p>
          </table:table-cell>
          <table:table-cell office:value-type="float" office:value="0.280897"/>
          <table:table-cell office:value-type="float" office:value="0.2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806.0"/>
          <table:table-cell office:value-type="float" office:value="1806.0"/>
          <table:table-cell office:value-type="float" office:value="9998.0"/>
          <table:table-cell office:value-type="float" office:value="7082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8000/ins_8000_0_0444</text:p>
          </table:table-cell>
          <table:table-cell office:value-type="float" office:value="7.27254"/>
          <table:table-cell office:value-type="float" office:value="7.26"/>
          <table:table-cell office:value-type="float" office:value="7.0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8501.0"/>
          <table:table-cell office:value-type="float" office:value="137966.0"/>
          <table:table-cell office:value-type="float" office:value="137966.0"/>
          <table:table-cell office:value-type="float" office:value="8516.0"/>
          <table:table-cell office:value-type="float" office:value="3604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8000/ins_8000_0_0454</text:p>
          </table:table-cell>
          <table:table-cell office:value-type="float" office:value="0.305655"/>
          <table:table-cell office:value-type="float" office:value="0.29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56.0"/>
          <table:table-cell office:value-type="float" office:value="2341.0"/>
          <table:table-cell office:value-type="float" office:value="2341.0"/>
          <table:table-cell office:value-type="float" office:value="7800.0"/>
          <table:table-cell office:value-type="float" office:value="3171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8000/ins_8000_0_0464</text:p>
          </table:table-cell>
          <table:table-cell office:value-type="float" office:value="0.238633"/>
          <table:table-cell office:value-type="float" office:value="0.2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57.0"/>
          <table:table-cell office:value-type="float" office:value="457.0"/>
          <table:table-cell office:value-type="float" office:value="7627.0"/>
          <table:table-cell office:value-type="float" office:value="2569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8000/ins_8000_0_0474</text:p>
          </table:table-cell>
          <table:table-cell office:value-type="float" office:value="0.374442"/>
          <table:table-cell office:value-type="float" office:value="0.36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83.0"/>
          <table:table-cell office:value-type="float" office:value="5547.0"/>
          <table:table-cell office:value-type="float" office:value="5547.0"/>
          <table:table-cell office:value-type="float" office:value="7880.0"/>
          <table:table-cell office:value-type="float" office:value="2839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8000/ins_8000_0_0484</text:p>
          </table:table-cell>
          <table:table-cell office:value-type="float" office:value="0.271211"/>
          <table:table-cell office:value-type="float" office:value="0.25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0.0"/>
          <table:table-cell office:value-type="float" office:value="2020.0"/>
          <table:table-cell office:value-type="float" office:value="2020.0"/>
          <table:table-cell office:value-type="float" office:value="8606.0"/>
          <table:table-cell office:value-type="float" office:value="9144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8000/ins_8000_1_0404</text:p>
          </table:table-cell>
          <table:table-cell office:value-type="float" office:value="0.259741"/>
          <table:table-cell office:value-type="float" office:value="0.2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09.0"/>
          <table:table-cell office:value-type="float" office:value="409.0"/>
          <table:table-cell office:value-type="float" office:value="7339.0"/>
          <table:table-cell office:value-type="float" office:value="1727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8000/ins_8000_1_0414</text:p>
          </table:table-cell>
          <table:table-cell office:value-type="float" office:value="0.254011"/>
          <table:table-cell office:value-type="float" office:value="0.2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28.0"/>
          <table:table-cell office:value-type="float" office:value="828.0"/>
          <table:table-cell office:value-type="float" office:value="7786.0"/>
          <table:table-cell office:value-type="float" office:value="2867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8000/ins_8000_1_0424</text:p>
          </table:table-cell>
          <table:table-cell office:value-type="float" office:value="0.250995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49.0"/>
          <table:table-cell office:value-type="float" office:value="449.0"/>
          <table:table-cell office:value-type="float" office:value="7693.0"/>
          <table:table-cell office:value-type="float" office:value="2661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8000/ins_8000_1_0434</text:p>
          </table:table-cell>
          <table:table-cell office:value-type="float" office:value="0.295447"/>
          <table:table-cell office:value-type="float" office:value="0.28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794.0"/>
          <table:table-cell office:value-type="float" office:value="1794.0"/>
          <table:table-cell office:value-type="float" office:value="10166.0"/>
          <table:table-cell office:value-type="float" office:value="7424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8000/ins_8000_1_0444</text:p>
          </table:table-cell>
          <table:table-cell office:value-type="float" office:value="0.257755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993.0"/>
          <table:table-cell office:value-type="float" office:value="993.0"/>
          <table:table-cell office:value-type="float" office:value="7671.0"/>
          <table:table-cell office:value-type="float" office:value="2158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8000/ins_8000_1_0454</text:p>
          </table:table-cell>
          <table:table-cell office:value-type="float" office:value="0.250639"/>
          <table:table-cell office:value-type="float" office:value="0.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1092.0"/>
          <table:table-cell office:value-type="float" office:value="1092.0"/>
          <table:table-cell office:value-type="float" office:value="7692.0"/>
          <table:table-cell office:value-type="float" office:value="3015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8000/ins_8000_1_0464</text:p>
          </table:table-cell>
          <table:table-cell office:value-type="float" office:value="0.250418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681.0"/>
          <table:table-cell office:value-type="float" office:value="681.0"/>
          <table:table-cell office:value-type="float" office:value="7605.0"/>
          <table:table-cell office:value-type="float" office:value="2486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8000/ins_8000_1_0474</text:p>
          </table:table-cell>
          <table:table-cell office:value-type="float" office:value="0.248568"/>
          <table:table-cell office:value-type="float" office:value="0.2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650.0"/>
          <table:table-cell office:value-type="float" office:value="650.0"/>
          <table:table-cell office:value-type="float" office:value="7588.0"/>
          <table:table-cell office:value-type="float" office:value="2224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8000/ins_8000_1_0484</text:p>
          </table:table-cell>
          <table:table-cell office:value-type="float" office:value="267.619"/>
          <table:table-cell office:value-type="float" office:value="267.607"/>
          <table:table-cell office:value-type="float" office:value="267.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982210.0"/>
          <table:table-cell office:value-type="float" office:value="1897161.0"/>
          <table:table-cell office:value-type="float" office:value="1897161.0"/>
          <table:table-cell office:value-type="float" office:value="9657.0"/>
          <table:table-cell office:value-type="float" office:value="1156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8000/ins_8000_2_0404</text:p>
          </table:table-cell>
          <table:table-cell office:value-type="float" office:value="0.245418"/>
          <table:table-cell office:value-type="float" office:value="0.2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894.0"/>
          <table:table-cell office:value-type="float" office:value="1894.0"/>
          <table:table-cell office:value-type="float" office:value="8028.0"/>
          <table:table-cell office:value-type="float" office:value="3105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8000/ins_8000_2_0414</text:p>
          </table:table-cell>
          <table:table-cell office:value-type="float" office:value="0.263456"/>
          <table:table-cell office:value-type="float" office:value="0.2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67.0"/>
          <table:table-cell office:value-type="float" office:value="467.0"/>
          <table:table-cell office:value-type="float" office:value="7699.0"/>
          <table:table-cell office:value-type="float" office:value="2645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8000/ins_8000_2_0424</text:p>
          </table:table-cell>
          <table:table-cell office:value-type="float" office:value="0.241123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94.0"/>
          <table:table-cell office:value-type="float" office:value="594.0"/>
          <table:table-cell office:value-type="float" office:value="7858.0"/>
          <table:table-cell office:value-type="float" office:value="2863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8000/ins_8000_2_0434</text:p>
          </table:table-cell>
          <table:table-cell office:value-type="float" office:value="0.433106"/>
          <table:table-cell office:value-type="float" office:value="0.42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84.0"/>
          <table:table-cell office:value-type="float" office:value="4830.0"/>
          <table:table-cell office:value-type="float" office:value="4830.0"/>
          <table:table-cell office:value-type="float" office:value="10326.0"/>
          <table:table-cell office:value-type="float" office:value="749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8000/ins_8000_2_0444</text:p>
          </table:table-cell>
          <table:table-cell office:value-type="float" office:value="0.478733"/>
          <table:table-cell office:value-type="float" office:value="0.465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08.0"/>
          <table:table-cell office:value-type="float" office:value="7056.0"/>
          <table:table-cell office:value-type="float" office:value="7056.0"/>
          <table:table-cell office:value-type="float" office:value="8419.0"/>
          <table:table-cell office:value-type="float" office:value="3344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8000/ins_8000_2_0454</text:p>
          </table:table-cell>
          <table:table-cell office:value-type="float" office:value="0.285701"/>
          <table:table-cell office:value-type="float" office:value="0.26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9.0"/>
          <table:table-cell office:value-type="float" office:value="2475.0"/>
          <table:table-cell office:value-type="float" office:value="2475.0"/>
          <table:table-cell office:value-type="float" office:value="7669.0"/>
          <table:table-cell office:value-type="float" office:value="2777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8000/ins_8000_2_0464</text:p>
          </table:table-cell>
          <table:table-cell office:value-type="float" office:value="0.2402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069.0"/>
          <table:table-cell office:value-type="float" office:value="1069.0"/>
          <table:table-cell office:value-type="float" office:value="7754.0"/>
          <table:table-cell office:value-type="float" office:value="2750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8000/ins_8000_2_0474</text:p>
          </table:table-cell>
          <table:table-cell office:value-type="float" office:value="0.285948"/>
          <table:table-cell office:value-type="float" office:value="0.2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4.0"/>
          <table:table-cell office:value-type="float" office:value="1863.0"/>
          <table:table-cell office:value-type="float" office:value="1863.0"/>
          <table:table-cell office:value-type="float" office:value="8136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8000/ins_8000_2_0484</text:p>
          </table:table-cell>
          <table:table-cell office:value-type="float" office:value="0.370309"/>
          <table:table-cell office:value-type="float" office:value="0.359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67.0"/>
          <table:table-cell office:value-type="float" office:value="6262.0"/>
          <table:table-cell office:value-type="float" office:value="6262.0"/>
          <table:table-cell office:value-type="float" office:value="6881.0"/>
          <table:table-cell office:value-type="float" office:value="5033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8000/ins_8000_3_0404</text:p>
          </table:table-cell>
          <table:table-cell office:value-type="float" office:value="0.251642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1.0"/>
          <table:table-cell office:value-type="float" office:value="321.0"/>
          <table:table-cell office:value-type="float" office:value="7418.0"/>
          <table:table-cell office:value-type="float" office:value="1851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8000/ins_8000_3_0414</text:p>
          </table:table-cell>
          <table:table-cell office:value-type="float" office:value="0.254031"/>
          <table:table-cell office:value-type="float" office:value="0.2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356.0"/>
          <table:table-cell office:value-type="float" office:value="7415.0"/>
          <table:table-cell office:value-type="float" office:value="2012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8000/ins_8000_3_0424</text:p>
          </table:table-cell>
          <table:table-cell office:value-type="float" office:value="0.25514"/>
          <table:table-cell office:value-type="float" office:value="0.2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33.0"/>
          <table:table-cell office:value-type="float" office:value="533.0"/>
          <table:table-cell office:value-type="float" office:value="7914.0"/>
          <table:table-cell office:value-type="float" office:value="2961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8000/ins_8000_3_0434</text:p>
          </table:table-cell>
          <table:table-cell office:value-type="float" office:value="0.23929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24.0"/>
          <table:table-cell office:value-type="float" office:value="524.0"/>
          <table:table-cell office:value-type="float" office:value="7911.0"/>
          <table:table-cell office:value-type="float" office:value="3259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8000/ins_8000_3_0444</text:p>
          </table:table-cell>
          <table:table-cell office:value-type="float" office:value="0.27223"/>
          <table:table-cell office:value-type="float" office:value="0.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1313.0"/>
          <table:table-cell office:value-type="float" office:value="1313.0"/>
          <table:table-cell office:value-type="float" office:value="8007.0"/>
          <table:table-cell office:value-type="float" office:value="2502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8000/ins_8000_3_0454</text:p>
          </table:table-cell>
          <table:table-cell office:value-type="float" office:value="0.226915"/>
          <table:table-cell office:value-type="float" office:value="0.2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5.0"/>
          <table:table-cell office:value-type="float" office:value="385.0"/>
          <table:table-cell office:value-type="float" office:value="7178.0"/>
          <table:table-cell office:value-type="float" office:value="1855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8000/ins_8000_3_0464</text:p>
          </table:table-cell>
          <table:table-cell office:value-type="float" office:value="0.231965"/>
          <table:table-cell office:value-type="float" office:value="0.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505.0"/>
          <table:table-cell office:value-type="float" office:value="505.0"/>
          <table:table-cell office:value-type="float" office:value="7643.0"/>
          <table:table-cell office:value-type="float" office:value="2504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8000/ins_8000_3_0474</text:p>
          </table:table-cell>
          <table:table-cell office:value-type="float" office:value="0.250142"/>
          <table:table-cell office:value-type="float" office:value="0.2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4.0"/>
          <table:table-cell office:value-type="float" office:value="554.0"/>
          <table:table-cell office:value-type="float" office:value="8137.0"/>
          <table:table-cell office:value-type="float" office:value="3180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8000/ins_8000_3_0484</text:p>
          </table:table-cell>
          <table:table-cell office:value-type="float" office:value="17.3126"/>
          <table:table-cell office:value-type="float" office:value="17.299"/>
          <table:table-cell office:value-type="float" office:value="17.1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82540.0"/>
          <table:table-cell office:value-type="float" office:value="177499.0"/>
          <table:table-cell office:value-type="float" office:value="177499.0"/>
          <table:table-cell office:value-type="float" office:value="8608.0"/>
          <table:table-cell office:value-type="float" office:value="9440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8000/ins_8000_4_0404</text:p>
          </table:table-cell>
          <table:table-cell office:value-type="float" office:value="0.237793"/>
          <table:table-cell office:value-type="float" office:value="0.2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730.0"/>
          <table:table-cell office:value-type="float" office:value="730.0"/>
          <table:table-cell office:value-type="float" office:value="7916.0"/>
          <table:table-cell office:value-type="float" office:value="2924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8000/ins_8000_4_0414</text:p>
          </table:table-cell>
          <table:table-cell office:value-type="float" office:value="0.238231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743.0"/>
          <table:table-cell office:value-type="float" office:value="743.0"/>
          <table:table-cell office:value-type="float" office:value="7832.0"/>
          <table:table-cell office:value-type="float" office:value="2915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8000/ins_8000_4_0424</text:p>
          </table:table-cell>
          <table:table-cell office:value-type="float" office:value="0.25088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70.0"/>
          <table:table-cell office:value-type="float" office:value="870.0"/>
          <table:table-cell office:value-type="float" office:value="8057.0"/>
          <table:table-cell office:value-type="float" office:value="3227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8000/ins_8000_4_0434</text:p>
          </table:table-cell>
          <table:table-cell office:value-type="float" office:value="0.274265"/>
          <table:table-cell office:value-type="float" office:value="0.2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2757.0"/>
          <table:table-cell office:value-type="float" office:value="2757.0"/>
          <table:table-cell office:value-type="float" office:value="10569.0"/>
          <table:table-cell office:value-type="float" office:value="8114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8000/ins_8000_4_0444</text:p>
          </table:table-cell>
          <table:table-cell office:value-type="float" office:value="0.316372"/>
          <table:table-cell office:value-type="float" office:value="0.30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58.0"/>
          <table:table-cell office:value-type="float" office:value="1919.0"/>
          <table:table-cell office:value-type="float" office:value="1919.0"/>
          <table:table-cell office:value-type="float" office:value="8517.0"/>
          <table:table-cell office:value-type="float" office:value="3515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8000/ins_8000_4_0454</text:p>
          </table:table-cell>
          <table:table-cell office:value-type="float" office:value="0.251344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1070.0"/>
          <table:table-cell office:value-type="float" office:value="1070.0"/>
          <table:table-cell office:value-type="float" office:value="7660.0"/>
          <table:table-cell office:value-type="float" office:value="2799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8000/ins_8000_4_0464</text:p>
          </table:table-cell>
          <table:table-cell office:value-type="float" office:value="0.246116"/>
          <table:table-cell office:value-type="float" office:value="0.2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46.0"/>
          <table:table-cell office:value-type="float" office:value="1046.0"/>
          <table:table-cell office:value-type="float" office:value="7853.0"/>
          <table:table-cell office:value-type="float" office:value="2944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8000/ins_8000_4_0474</text:p>
          </table:table-cell>
          <table:table-cell office:value-type="float" office:value="0.255558"/>
          <table:table-cell office:value-type="float" office:value="0.2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052.0"/>
          <table:table-cell office:value-type="float" office:value="1052.0"/>
          <table:table-cell office:value-type="float" office:value="8627.0"/>
          <table:table-cell office:value-type="float" office:value="4199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8000/ins_8000_4_0484</text:p>
          </table:table-cell>
          <table:table-cell office:value-type="float" office:value="41.3815"/>
          <table:table-cell office:value-type="float" office:value="41.37"/>
          <table:table-cell office:value-type="float" office:value="41.1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96132.0"/>
          <table:table-cell office:value-type="float" office:value="467491.0"/>
          <table:table-cell office:value-type="float" office:value="467491.0"/>
          <table:table-cell office:value-type="float" office:value="9024.0"/>
          <table:table-cell office:value-type="float" office:value="10629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8000/ins_8000_5_0404</text:p>
          </table:table-cell>
          <table:table-cell office:value-type="float" office:value="0.328898"/>
          <table:table-cell office:value-type="float" office:value="0.31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01.0"/>
          <table:table-cell office:value-type="float" office:value="3424.0"/>
          <table:table-cell office:value-type="float" office:value="3424.0"/>
          <table:table-cell office:value-type="float" office:value="8416.0"/>
          <table:table-cell office:value-type="float" office:value="3852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8000/ins_8000_5_0414</text:p>
          </table:table-cell>
          <table:table-cell office:value-type="float" office:value="0.270328"/>
          <table:table-cell office:value-type="float" office:value="0.2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1530.0"/>
          <table:table-cell office:value-type="float" office:value="1530.0"/>
          <table:table-cell office:value-type="float" office:value="8277.0"/>
          <table:table-cell office:value-type="float" office:value="3779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8000/ins_8000_5_0424</text:p>
          </table:table-cell>
          <table:table-cell office:value-type="float" office:value="0.274398"/>
          <table:table-cell office:value-type="float" office:value="0.2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9.0"/>
          <table:table-cell office:value-type="float" office:value="1156.0"/>
          <table:table-cell office:value-type="float" office:value="1156.0"/>
          <table:table-cell office:value-type="float" office:value="8000.0"/>
          <table:table-cell office:value-type="float" office:value="3205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8000/ins_8000_5_0434</text:p>
          </table:table-cell>
          <table:table-cell office:value-type="float" office:value="0.249546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615.0"/>
          <table:table-cell office:value-type="float" office:value="615.0"/>
          <table:table-cell office:value-type="float" office:value="7824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8000/ins_8000_5_0444</text:p>
          </table:table-cell>
          <table:table-cell office:value-type="float" office:value="1.84657"/>
          <table:table-cell office:value-type="float" office:value="1.833"/>
          <table:table-cell office:value-type="float" office:value="1.58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268.0"/>
          <table:table-cell office:value-type="float" office:value="35859.0"/>
          <table:table-cell office:value-type="float" office:value="35859.0"/>
          <table:table-cell office:value-type="float" office:value="8665.0"/>
          <table:table-cell office:value-type="float" office:value="3948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8000/ins_8000_5_0454</text:p>
          </table:table-cell>
          <table:table-cell office:value-type="float" office:value="0.312985"/>
          <table:table-cell office:value-type="float" office:value="0.30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98.0"/>
          <table:table-cell office:value-type="float" office:value="2409.0"/>
          <table:table-cell office:value-type="float" office:value="2409.0"/>
          <table:table-cell office:value-type="float" office:value="7891.0"/>
          <table:table-cell office:value-type="float" office:value="3375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8000/ins_8000_5_0464</text:p>
          </table:table-cell>
          <table:table-cell office:value-type="float" office:value="0.256312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191.0"/>
          <table:table-cell office:value-type="float" office:value="1191.0"/>
          <table:table-cell office:value-type="float" office:value="8334.0"/>
          <table:table-cell office:value-type="float" office:value="4128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8000/ins_8000_5_0474</text:p>
          </table:table-cell>
          <table:table-cell office:value-type="float" office:value="0.27606"/>
          <table:table-cell office:value-type="float" office:value="0.26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8.0"/>
          <table:table-cell office:value-type="float" office:value="1592.0"/>
          <table:table-cell office:value-type="float" office:value="1592.0"/>
          <table:table-cell office:value-type="float" office:value="8786.0"/>
          <table:table-cell office:value-type="float" office:value="4591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8000/ins_8000_5_0484</text:p>
          </table:table-cell>
          <table:table-cell office:value-type="float" office:value="89.5176"/>
          <table:table-cell office:value-type="float" office:value="89.505"/>
          <table:table-cell office:value-type="float" office:value="89.2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5389.0"/>
          <table:table-cell office:value-type="float" office:value="902375.0"/>
          <table:table-cell office:value-type="float" office:value="902375.0"/>
          <table:table-cell office:value-type="float" office:value="9425.0"/>
          <table:table-cell office:value-type="float" office:value="11126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8000/ins_8000_6_0404</text:p>
          </table:table-cell>
          <table:table-cell office:value-type="float" office:value="0.270104"/>
          <table:table-cell office:value-type="float" office:value="0.2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97.0"/>
          <table:table-cell office:value-type="float" office:value="497.0"/>
          <table:table-cell office:value-type="float" office:value="7598.0"/>
          <table:table-cell office:value-type="float" office:value="2171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8000/ins_8000_6_0414</text:p>
          </table:table-cell>
          <table:table-cell office:value-type="float" office:value="0.265578"/>
          <table:table-cell office:value-type="float" office:value="0.2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1124.0"/>
          <table:table-cell office:value-type="float" office:value="1124.0"/>
          <table:table-cell office:value-type="float" office:value="7914.0"/>
          <table:table-cell office:value-type="float" office:value="3064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8000/ins_8000_6_0424</text:p>
          </table:table-cell>
          <table:table-cell office:value-type="float" office:value="0.257873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544.0"/>
          <table:table-cell office:value-type="float" office:value="1544.0"/>
          <table:table-cell office:value-type="float" office:value="8104.0"/>
          <table:table-cell office:value-type="float" office:value="3323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8000/ins_8000_6_0434</text:p>
          </table:table-cell>
          <table:table-cell office:value-type="float" office:value="0.289873"/>
          <table:table-cell office:value-type="float" office:value="0.2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4.0"/>
          <table:table-cell office:value-type="float" office:value="1643.0"/>
          <table:table-cell office:value-type="float" office:value="1643.0"/>
          <table:table-cell office:value-type="float" office:value="9924.0"/>
          <table:table-cell office:value-type="float" office:value="6775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8000/ins_8000_6_0444</text:p>
          </table:table-cell>
          <table:table-cell office:value-type="float" office:value="0.335381"/>
          <table:table-cell office:value-type="float" office:value="0.32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81.0"/>
          <table:table-cell office:value-type="float" office:value="3974.0"/>
          <table:table-cell office:value-type="float" office:value="3974.0"/>
          <table:table-cell office:value-type="float" office:value="8156.0"/>
          <table:table-cell office:value-type="float" office:value="2724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8000/ins_8000_6_0454</text:p>
          </table:table-cell>
          <table:table-cell office:value-type="float" office:value="0.241717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576.0"/>
          <table:table-cell office:value-type="float" office:value="576.0"/>
          <table:table-cell office:value-type="float" office:value="7330.0"/>
          <table:table-cell office:value-type="float" office:value="214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8000/ins_8000_6_0464</text:p>
          </table:table-cell>
          <table:table-cell office:value-type="float" office:value="0.244698"/>
          <table:table-cell office:value-type="float" office:value="0.2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00.0"/>
          <table:table-cell office:value-type="float" office:value="600.0"/>
          <table:table-cell office:value-type="float" office:value="7711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8000/ins_8000_6_0474</text:p>
          </table:table-cell>
          <table:table-cell office:value-type="float" office:value="0.265339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2.0"/>
          <table:table-cell office:value-type="float" office:value="1589.0"/>
          <table:table-cell office:value-type="float" office:value="1589.0"/>
          <table:table-cell office:value-type="float" office:value="8160.0"/>
          <table:table-cell office:value-type="float" office:value="3191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8000/ins_8000_6_0484</text:p>
          </table:table-cell>
          <table:table-cell office:value-type="float" office:value="0.220905"/>
          <table:table-cell office:value-type="float" office:value="0.20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1587.0"/>
          <table:table-cell office:value-type="float" office:value="1587.0"/>
          <table:table-cell office:value-type="float" office:value="6707.0"/>
          <table:table-cell office:value-type="float" office:value="5266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8000/ins_8000_7_0404</text:p>
          </table:table-cell>
          <table:table-cell office:value-type="float" office:value="0.271772"/>
          <table:table-cell office:value-type="float" office:value="0.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2.0"/>
          <table:table-cell office:value-type="float" office:value="1515.0"/>
          <table:table-cell office:value-type="float" office:value="1515.0"/>
          <table:table-cell office:value-type="float" office:value="8422.0"/>
          <table:table-cell office:value-type="float" office:value="390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8000/ins_8000_7_0414</text:p>
          </table:table-cell>
          <table:table-cell office:value-type="float" office:value="0.260896"/>
          <table:table-cell office:value-type="float" office:value="0.2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1537.0"/>
          <table:table-cell office:value-type="float" office:value="1537.0"/>
          <table:table-cell office:value-type="float" office:value="8128.0"/>
          <table:table-cell office:value-type="float" office:value="3528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8000/ins_8000_7_0424</text:p>
          </table:table-cell>
          <table:table-cell office:value-type="float" office:value="0.42813"/>
          <table:table-cell office:value-type="float" office:value="0.415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677.0"/>
          <table:table-cell office:value-type="float" office:value="5633.0"/>
          <table:table-cell office:value-type="float" office:value="5633.0"/>
          <table:table-cell office:value-type="float" office:value="8159.0"/>
          <table:table-cell office:value-type="float" office:value="361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8000/ins_8000_7_0434</text:p>
          </table:table-cell>
          <table:table-cell office:value-type="float" office:value="0.252296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593.0"/>
          <table:table-cell office:value-type="float" office:value="593.0"/>
          <table:table-cell office:value-type="float" office:value="7849.0"/>
          <table:table-cell office:value-type="float" office:value="334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8000/ins_8000_7_0444</text:p>
          </table:table-cell>
          <table:table-cell office:value-type="float" office:value="0.554004"/>
          <table:table-cell office:value-type="float" office:value="0.542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803.0"/>
          <table:table-cell office:value-type="float" office:value="7938.0"/>
          <table:table-cell office:value-type="float" office:value="7938.0"/>
          <table:table-cell office:value-type="float" office:value="8546.0"/>
          <table:table-cell office:value-type="float" office:value="3714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8000/ins_8000_7_0454</text:p>
          </table:table-cell>
          <table:table-cell office:value-type="float" office:value="0.610092"/>
          <table:table-cell office:value-type="float" office:value="0.598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40.0"/>
          <table:table-cell office:value-type="float" office:value="8025.0"/>
          <table:table-cell office:value-type="float" office:value="8025.0"/>
          <table:table-cell office:value-type="float" office:value="7952.0"/>
          <table:table-cell office:value-type="float" office:value="3587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8000/ins_8000_7_0464</text:p>
          </table:table-cell>
          <table:table-cell office:value-type="float" office:value="0.250489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117.0"/>
          <table:table-cell office:value-type="float" office:value="1117.0"/>
          <table:table-cell office:value-type="float" office:value="7958.0"/>
          <table:table-cell office:value-type="float" office:value="3376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8000/ins_8000_7_0474</text:p>
          </table:table-cell>
          <table:table-cell office:value-type="float" office:value="0.267276"/>
          <table:table-cell office:value-type="float" office:value="0.25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7.0"/>
          <table:table-cell office:value-type="float" office:value="1472.0"/>
          <table:table-cell office:value-type="float" office:value="1472.0"/>
          <table:table-cell office:value-type="float" office:value="8229.0"/>
          <table:table-cell office:value-type="float" office:value="3423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8000/ins_8000_7_0484</text:p>
          </table:table-cell>
          <table:table-cell office:value-type="float" office:value="2.55213"/>
          <table:table-cell office:value-type="float" office:value="2.54"/>
          <table:table-cell office:value-type="float" office:value="2.3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406.0"/>
          <table:table-cell office:value-type="float" office:value="41756.0"/>
          <table:table-cell office:value-type="float" office:value="41756.0"/>
          <table:table-cell office:value-type="float" office:value="7054.0"/>
          <table:table-cell office:value-type="float" office:value="5870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8000/ins_8000_8_0404</text:p>
          </table:table-cell>
          <table:table-cell office:value-type="float" office:value="0.268378"/>
          <table:table-cell office:value-type="float" office:value="0.2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1541.0"/>
          <table:table-cell office:value-type="float" office:value="1541.0"/>
          <table:table-cell office:value-type="float" office:value="8065.0"/>
          <table:table-cell office:value-type="float" office:value="3241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8000/ins_8000_8_0414</text:p>
          </table:table-cell>
          <table:table-cell office:value-type="float" office:value="0.256794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4.0"/>
          <table:table-cell office:value-type="float" office:value="1145.0"/>
          <table:table-cell office:value-type="float" office:value="1145.0"/>
          <table:table-cell office:value-type="float" office:value="7857.0"/>
          <table:table-cell office:value-type="float" office:value="3024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8000/ins_8000_8_0424</text:p>
          </table:table-cell>
          <table:table-cell office:value-type="float" office:value="0.301303"/>
          <table:table-cell office:value-type="float" office:value="0.27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1467.0"/>
          <table:table-cell office:value-type="float" office:value="1467.0"/>
          <table:table-cell office:value-type="float" office:value="7991.0"/>
          <table:table-cell office:value-type="float" office:value="3148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8000/ins_8000_8_0434</text:p>
          </table:table-cell>
          <table:table-cell office:value-type="float" office:value="0.266834"/>
          <table:table-cell office:value-type="float" office:value="0.2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717.0"/>
          <table:table-cell office:value-type="float" office:value="1717.0"/>
          <table:table-cell office:value-type="float" office:value="9731.0"/>
          <table:table-cell office:value-type="float" office:value="6410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8000/ins_8000_8_0444</text:p>
          </table:table-cell>
          <table:table-cell office:value-type="float" office:value="0.377778"/>
          <table:table-cell office:value-type="float" office:value="0.36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141.0"/>
          <table:table-cell office:value-type="float" office:value="4113.0"/>
          <table:table-cell office:value-type="float" office:value="4113.0"/>
          <table:table-cell office:value-type="float" office:value="8393.0"/>
          <table:table-cell office:value-type="float" office:value="3365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8000/ins_8000_8_0454</text:p>
          </table:table-cell>
          <table:table-cell office:value-type="float" office:value="0.277237"/>
          <table:table-cell office:value-type="float" office:value="0.26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2.0"/>
          <table:table-cell office:value-type="float" office:value="2242.0"/>
          <table:table-cell office:value-type="float" office:value="2242.0"/>
          <table:table-cell office:value-type="float" office:value="7880.0"/>
          <table:table-cell office:value-type="float" office:value="3275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8000/ins_8000_8_0464</text:p>
          </table:table-cell>
          <table:table-cell office:value-type="float" office:value="0.247269"/>
          <table:table-cell office:value-type="float" office:value="0.2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16.0"/>
          <table:table-cell office:value-type="float" office:value="616.0"/>
          <table:table-cell office:value-type="float" office:value="7552.0"/>
          <table:table-cell office:value-type="float" office:value="2414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8000/ins_8000_8_0474</text:p>
          </table:table-cell>
          <table:table-cell office:value-type="float" office:value="0.25955"/>
          <table:table-cell office:value-type="float" office:value="0.2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906.0"/>
          <table:table-cell office:value-type="float" office:value="906.0"/>
          <table:table-cell office:value-type="float" office:value="8369.0"/>
          <table:table-cell office:value-type="float" office:value="3796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8000/ins_8000_8_0484</text:p>
          </table:table-cell>
          <table:table-cell office:value-type="float" office:value="0.687296"/>
          <table:table-cell office:value-type="float" office:value="0.676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87.0"/>
          <table:table-cell office:value-type="float" office:value="10183.0"/>
          <table:table-cell office:value-type="float" office:value="10183.0"/>
          <table:table-cell office:value-type="float" office:value="8622.0"/>
          <table:table-cell office:value-type="float" office:value="9118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8000/ins_8000_9_0404</text:p>
          </table:table-cell>
          <table:table-cell office:value-type="float" office:value="0.247552"/>
          <table:table-cell office:value-type="float" office:value="0.2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753.0"/>
          <table:table-cell office:value-type="float" office:value="753.0"/>
          <table:table-cell office:value-type="float" office:value="7561.0"/>
          <table:table-cell office:value-type="float" office:value="2110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8000/ins_8000_9_0414</text:p>
          </table:table-cell>
          <table:table-cell office:value-type="float" office:value="0.258834"/>
          <table:table-cell office:value-type="float" office:value="0.2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896.0"/>
          <table:table-cell office:value-type="float" office:value="896.0"/>
          <table:table-cell office:value-type="float" office:value="7780.0"/>
          <table:table-cell office:value-type="float" office:value="2814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8000/ins_8000_9_0424</text:p>
          </table:table-cell>
          <table:table-cell office:value-type="float" office:value="0.257676"/>
          <table:table-cell office:value-type="float" office:value="0.2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048.0"/>
          <table:table-cell office:value-type="float" office:value="1048.0"/>
          <table:table-cell office:value-type="float" office:value="8033.0"/>
          <table:table-cell office:value-type="float" office:value="3195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8000/ins_8000_9_0434</text:p>
          </table:table-cell>
          <table:table-cell office:value-type="float" office:value="0.414687"/>
          <table:table-cell office:value-type="float" office:value="0.402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2.0"/>
          <table:table-cell office:value-type="float" office:value="4162.0"/>
          <table:table-cell office:value-type="float" office:value="4162.0"/>
          <table:table-cell office:value-type="float" office:value="11649.0"/>
          <table:table-cell office:value-type="float" office:value="1098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8000/ins_8000_9_0444</text:p>
          </table:table-cell>
          <table:table-cell office:value-type="float" office:value="0.286186"/>
          <table:table-cell office:value-type="float" office:value="0.27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8.0"/>
          <table:table-cell office:value-type="float" office:value="6074.0"/>
          <table:table-cell office:value-type="float" office:value="6074.0"/>
          <table:table-cell office:value-type="float" office:value="7966.0"/>
          <table:table-cell office:value-type="float" office:value="2348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8000/ins_8000_9_0454</text:p>
          </table:table-cell>
          <table:table-cell office:value-type="float" office:value="0.244768"/>
          <table:table-cell office:value-type="float" office:value="0.2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79.0"/>
          <table:table-cell office:value-type="float" office:value="879.0"/>
          <table:table-cell office:value-type="float" office:value="7167.0"/>
          <table:table-cell office:value-type="float" office:value="1887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8000/ins_8000_9_0464</text:p>
          </table:table-cell>
          <table:table-cell office:value-type="float" office:value="0.248918"/>
          <table:table-cell office:value-type="float" office:value="0.2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94.0"/>
          <table:table-cell office:value-type="float" office:value="694.0"/>
          <table:table-cell office:value-type="float" office:value="7683.0"/>
          <table:table-cell office:value-type="float" office:value="2637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8000/ins_8000_9_0474</text:p>
          </table:table-cell>
          <table:table-cell office:value-type="float" office:value="0.25099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902.0"/>
          <table:table-cell office:value-type="float" office:value="902.0"/>
          <table:table-cell office:value-type="float" office:value="8051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8000/ins_8000_9_0484</text:p>
          </table:table-cell>
          <table:table-cell office:value-type="float" office:value="0.386324"/>
          <table:table-cell office:value-type="float" office:value="0.374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79.0"/>
          <table:table-cell office:value-type="float" office:value="3609.0"/>
          <table:table-cell office:value-type="float" office:value="3609.0"/>
          <table:table-cell office:value-type="float" office:value="8676.0"/>
          <table:table-cell office:value-type="float" office:value="9763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9000/ins_9000_0_0404</text:p>
          </table:table-cell>
          <table:table-cell office:value-type="float" office:value="0.552592"/>
          <table:table-cell office:value-type="float" office:value="0.541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440.0"/>
          <table:table-cell office:value-type="float" office:value="8199.0"/>
          <table:table-cell office:value-type="float" office:value="8199.0"/>
          <table:table-cell office:value-type="float" office:value="9337.0"/>
          <table:table-cell office:value-type="float" office:value="386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9000/ins_9000_0_0414</text:p>
          </table:table-cell>
          <table:table-cell office:value-type="float" office:value="0.292426"/>
          <table:table-cell office:value-type="float" office:value="0.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1409.0"/>
          <table:table-cell office:value-type="float" office:value="1409.0"/>
          <table:table-cell office:value-type="float" office:value="9152.0"/>
          <table:table-cell office:value-type="float" office:value="3734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9000/ins_9000_0_0424</text:p>
          </table:table-cell>
          <table:table-cell office:value-type="float" office:value="0.283885"/>
          <table:table-cell office:value-type="float" office:value="0.2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085.0"/>
          <table:table-cell office:value-type="float" office:value="1085.0"/>
          <table:table-cell office:value-type="float" office:value="9207.0"/>
          <table:table-cell office:value-type="float" office:value="3851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9000/ins_9000_0_0434</text:p>
          </table:table-cell>
          <table:table-cell office:value-type="float" office:value="0.333889"/>
          <table:table-cell office:value-type="float" office:value="0.32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5.0"/>
          <table:table-cell office:value-type="float" office:value="2986.0"/>
          <table:table-cell office:value-type="float" office:value="2986.0"/>
          <table:table-cell office:value-type="float" office:value="11834.0"/>
          <table:table-cell office:value-type="float" office:value="884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9000/ins_9000_0_0444</text:p>
          </table:table-cell>
          <table:table-cell office:value-type="float" office:value="1.69214"/>
          <table:table-cell office:value-type="float" office:value="1.679"/>
          <table:table-cell office:value-type="float" office:value="1.3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9652.0"/>
          <table:table-cell office:value-type="float" office:value="27408.0"/>
          <table:table-cell office:value-type="float" office:value="27408.0"/>
          <table:table-cell office:value-type="float" office:value="10039.0"/>
          <table:table-cell office:value-type="float" office:value="476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9000/ins_9000_0_0454</text:p>
          </table:table-cell>
          <table:table-cell office:value-type="float" office:value="0.378522"/>
          <table:table-cell office:value-type="float" office:value="0.36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050.0"/>
          <table:table-cell office:value-type="float" office:value="5208.0"/>
          <table:table-cell office:value-type="float" office:value="5208.0"/>
          <table:table-cell office:value-type="float" office:value="9304.0"/>
          <table:table-cell office:value-type="float" office:value="4335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9000/ins_9000_0_0464</text:p>
          </table:table-cell>
          <table:table-cell office:value-type="float" office:value="0.308264"/>
          <table:table-cell office:value-type="float" office:value="0.2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02.0"/>
          <table:table-cell office:value-type="float" office:value="702.0"/>
          <table:table-cell office:value-type="float" office:value="8867.0"/>
          <table:table-cell office:value-type="float" office:value="3178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9000/ins_9000_0_0474</text:p>
          </table:table-cell>
          <table:table-cell office:value-type="float" office:value="0.406602"/>
          <table:table-cell office:value-type="float" office:value="0.39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02.0"/>
          <table:table-cell office:value-type="float" office:value="4689.0"/>
          <table:table-cell office:value-type="float" office:value="4689.0"/>
          <table:table-cell office:value-type="float" office:value="9352.0"/>
          <table:table-cell office:value-type="float" office:value="3827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9000/ins_9000_0_0484</text:p>
          </table:table-cell>
          <table:table-cell office:value-type="float" office:value="33.6784"/>
          <table:table-cell office:value-type="float" office:value="33.665"/>
          <table:table-cell office:value-type="float" office:value="33.4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96912.0"/>
          <table:table-cell office:value-type="float" office:value="293369.0"/>
          <table:table-cell office:value-type="float" office:value="293369.0"/>
          <table:table-cell office:value-type="float" office:value="10822.0"/>
          <table:table-cell office:value-type="float" office:value="12374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9000/ins_9000_1_0404</text:p>
          </table:table-cell>
          <table:table-cell office:value-type="float" office:value="0.320696"/>
          <table:table-cell office:value-type="float" office:value="0.30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3620.0"/>
          <table:table-cell office:value-type="float" office:value="3620.0"/>
          <table:table-cell office:value-type="float" office:value="9583.0"/>
          <table:table-cell office:value-type="float" office:value="4252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9000/ins_9000_1_0414</text:p>
          </table:table-cell>
          <table:table-cell office:value-type="float" office:value="0.282643"/>
          <table:table-cell office:value-type="float" office:value="0.2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130.0"/>
          <table:table-cell office:value-type="float" office:value="1130.0"/>
          <table:table-cell office:value-type="float" office:value="9306.0"/>
          <table:table-cell office:value-type="float" office:value="39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9000/ins_9000_1_0424</text:p>
          </table:table-cell>
          <table:table-cell office:value-type="float" office:value="0.290147"/>
          <table:table-cell office:value-type="float" office:value="0.2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186.0"/>
          <table:table-cell office:value-type="float" office:value="1186.0"/>
          <table:table-cell office:value-type="float" office:value="9581.0"/>
          <table:table-cell office:value-type="float" office:value="4318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9000/ins_9000_1_0434</text:p>
          </table:table-cell>
          <table:table-cell office:value-type="float" office:value="0.278935"/>
          <table:table-cell office:value-type="float" office:value="0.2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806.0"/>
          <table:table-cell office:value-type="float" office:value="806.0"/>
          <table:table-cell office:value-type="float" office:value="9238.0"/>
          <table:table-cell office:value-type="float" office:value="3957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9000/ins_9000_1_0444</text:p>
          </table:table-cell>
          <table:table-cell office:value-type="float" office:value="5.9259"/>
          <table:table-cell office:value-type="float" office:value="5.912"/>
          <table:table-cell office:value-type="float" office:value="5.6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4335.0"/>
          <table:table-cell office:value-type="float" office:value="116840.0"/>
          <table:table-cell office:value-type="float" office:value="116840.0"/>
          <table:table-cell office:value-type="float" office:value="10292.0"/>
          <table:table-cell office:value-type="float" office:value="5138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9000/ins_9000_1_0454</text:p>
          </table:table-cell>
          <table:table-cell office:value-type="float" office:value="0.371161"/>
          <table:table-cell office:value-type="float" office:value="0.359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65.0"/>
          <table:table-cell office:value-type="float" office:value="3965.0"/>
          <table:table-cell office:value-type="float" office:value="3965.0"/>
          <table:table-cell office:value-type="float" office:value="9420.0"/>
          <table:table-cell office:value-type="float" office:value="4428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9000/ins_9000_1_0464</text:p>
          </table:table-cell>
          <table:table-cell office:value-type="float" office:value="0.280505"/>
          <table:table-cell office:value-type="float" office:value="0.2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1.0"/>
          <table:table-cell office:value-type="float" office:value="1505.0"/>
          <table:table-cell office:value-type="float" office:value="1505.0"/>
          <table:table-cell office:value-type="float" office:value="9240.0"/>
          <table:table-cell office:value-type="float" office:value="3762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9000/ins_9000_1_0474</text:p>
          </table:table-cell>
          <table:table-cell office:value-type="float" office:value="0.700409"/>
          <table:table-cell office:value-type="float" office:value="0.688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06.0"/>
          <table:table-cell office:value-type="float" office:value="9189.0"/>
          <table:table-cell office:value-type="float" office:value="9189.0"/>
          <table:table-cell office:value-type="float" office:value="9871.0"/>
          <table:table-cell office:value-type="float" office:value="4577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9000/ins_9000_1_0484</text:p>
          </table:table-cell>
          <table:table-cell office:value-type="float" office:value="600.0"/>
          <table:table-cell office:value-type="float" office:value="600.019"/>
          <table:table-cell office:value-type="float" office:value="599.79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77563.0"/>
          <table:table-cell office:value-type="float" office:value="4432687.0"/>
          <table:table-cell office:value-type="float" office:value="4432687.0"/>
          <table:table-cell office:value-type="float" office:value="10997.0"/>
          <table:table-cell office:value-type="float" office:value="1338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9000/ins_9000_2_0404</text:p>
          </table:table-cell>
          <table:table-cell office:value-type="float" office:value="0.321157"/>
          <table:table-cell office:value-type="float" office:value="0.3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6.0"/>
          <table:table-cell office:value-type="float" office:value="2134.0"/>
          <table:table-cell office:value-type="float" office:value="2134.0"/>
          <table:table-cell office:value-type="float" office:value="9445.0"/>
          <table:table-cell office:value-type="float" office:value="4197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9000/ins_9000_2_0414</text:p>
          </table:table-cell>
          <table:table-cell office:value-type="float" office:value="0.299352"/>
          <table:table-cell office:value-type="float" office:value="0.2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731.0"/>
          <table:table-cell office:value-type="float" office:value="731.0"/>
          <table:table-cell office:value-type="float" office:value="9000.0"/>
          <table:table-cell office:value-type="float" office:value="3498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9000/ins_9000_2_0424</text:p>
          </table:table-cell>
          <table:table-cell office:value-type="float" office:value="0.304103"/>
          <table:table-cell office:value-type="float" office:value="0.2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1125.0"/>
          <table:table-cell office:value-type="float" office:value="1125.0"/>
          <table:table-cell office:value-type="float" office:value="9161.0"/>
          <table:table-cell office:value-type="float" office:value="3677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9000/ins_9000_2_0434</text:p>
          </table:table-cell>
          <table:table-cell office:value-type="float" office:value="0.366406"/>
          <table:table-cell office:value-type="float" office:value="0.35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3.0"/>
          <table:table-cell office:value-type="float" office:value="4633.0"/>
          <table:table-cell office:value-type="float" office:value="4633.0"/>
          <table:table-cell office:value-type="float" office:value="12852.0"/>
          <table:table-cell office:value-type="float" office:value="11056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9000/ins_9000_2_0444</text:p>
          </table:table-cell>
          <table:table-cell office:value-type="float" office:value="1.86794"/>
          <table:table-cell office:value-type="float" office:value="1.856"/>
          <table:table-cell office:value-type="float" office:value="1.5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617.0"/>
          <table:table-cell office:value-type="float" office:value="23928.0"/>
          <table:table-cell office:value-type="float" office:value="23928.0"/>
          <table:table-cell office:value-type="float" office:value="9962.0"/>
          <table:table-cell office:value-type="float" office:value="4632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9000/ins_9000_2_0454</text:p>
          </table:table-cell>
          <table:table-cell office:value-type="float" office:value="0.464121"/>
          <table:table-cell office:value-type="float" office:value="0.45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95.0"/>
          <table:table-cell office:value-type="float" office:value="5813.0"/>
          <table:table-cell office:value-type="float" office:value="5813.0"/>
          <table:table-cell office:value-type="float" office:value="8959.0"/>
          <table:table-cell office:value-type="float" office:value="3725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9000/ins_9000_2_0464</text:p>
          </table:table-cell>
          <table:table-cell office:value-type="float" office:value="0.290308"/>
          <table:table-cell office:value-type="float" office:value="0.2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944.0"/>
          <table:table-cell office:value-type="float" office:value="944.0"/>
          <table:table-cell office:value-type="float" office:value="9103.0"/>
          <table:table-cell office:value-type="float" office:value="3692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9000/ins_9000_2_0474</text:p>
          </table:table-cell>
          <table:table-cell office:value-type="float" office:value="0.757078"/>
          <table:table-cell office:value-type="float" office:value="0.745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684.0"/>
          <table:table-cell office:value-type="float" office:value="9805.0"/>
          <table:table-cell office:value-type="float" office:value="9805.0"/>
          <table:table-cell office:value-type="float" office:value="9984.0"/>
          <table:table-cell office:value-type="float" office:value="516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9000/ins_9000_2_0484</text:p>
          </table:table-cell>
          <table:table-cell office:value-type="float" office:value="0.794605"/>
          <table:table-cell office:value-type="float" office:value="0.781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78.0"/>
          <table:table-cell office:value-type="float" office:value="7814.0"/>
          <table:table-cell office:value-type="float" office:value="7814.0"/>
          <table:table-cell office:value-type="float" office:value="9539.0"/>
          <table:table-cell office:value-type="float" office:value="931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9000/ins_9000_3_0404</text:p>
          </table:table-cell>
          <table:table-cell office:value-type="float" office:value="118.133"/>
          <table:table-cell office:value-type="float" office:value="118.118"/>
          <table:table-cell office:value-type="float" office:value="117.83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11894.0"/>
          <table:table-cell office:value-type="float" office:value="606605.0"/>
          <table:table-cell office:value-type="float" office:value="606605.0"/>
          <table:table-cell office:value-type="float" office:value="13322.0"/>
          <table:table-cell office:value-type="float" office:value="1127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9000/ins_9000_3_0414</text:p>
          </table:table-cell>
          <table:table-cell office:value-type="float" office:value="600.0"/>
          <table:table-cell office:value-type="float" office:value="600.018"/>
          <table:table-cell office:value-type="float" office:value="599.7"/>
          <table:table-cell office:value-type="float" office:value="1.0"/>
          <table:table-cell office:value-type="float" office:value="1.0"/>
          <table:table-cell office:value-type="float" office:value="21.0"/>
          <table:table-cell office:value-type="float" office:value="1368262.0"/>
          <table:table-cell office:value-type="float" office:value="3321564.0"/>
          <table:table-cell office:value-type="float" office:value="3321564.0"/>
          <table:table-cell office:value-type="float" office:value="14634.0"/>
          <table:table-cell office:value-type="float" office:value="13991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9000/ins_9000_3_0424</text:p>
          </table:table-cell>
          <table:table-cell office:value-type="float" office:value="0.312095"/>
          <table:table-cell office:value-type="float" office:value="0.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2117.0"/>
          <table:table-cell office:value-type="float" office:value="2117.0"/>
          <table:table-cell office:value-type="float" office:value="11069.0"/>
          <table:table-cell office:value-type="float" office:value="6805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9000/ins_9000_3_0434</text:p>
          </table:table-cell>
          <table:table-cell office:value-type="float" office:value="0.339433"/>
          <table:table-cell office:value-type="float" office:value="0.32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2580.0"/>
          <table:table-cell office:value-type="float" office:value="2580.0"/>
          <table:table-cell office:value-type="float" office:value="12324.0"/>
          <table:table-cell office:value-type="float" office:value="9891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9000/ins_9000_3_0444</text:p>
          </table:table-cell>
          <table:table-cell office:value-type="float" office:value="1.316"/>
          <table:table-cell office:value-type="float" office:value="1.303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74.0"/>
          <table:table-cell office:value-type="float" office:value="16494.0"/>
          <table:table-cell office:value-type="float" office:value="16494.0"/>
          <table:table-cell office:value-type="float" office:value="10458.0"/>
          <table:table-cell office:value-type="float" office:value="5527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9000/ins_9000_3_0454</text:p>
          </table:table-cell>
          <table:table-cell office:value-type="float" office:value="10.0914"/>
          <table:table-cell office:value-type="float" office:value="10.078"/>
          <table:table-cell office:value-type="float" office:value="9.7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8200.0"/>
          <table:table-cell office:value-type="float" office:value="74807.0"/>
          <table:table-cell office:value-type="float" office:value="74807.0"/>
          <table:table-cell office:value-type="float" office:value="12680.0"/>
          <table:table-cell office:value-type="float" office:value="10658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9000/ins_9000_3_0464</text:p>
          </table:table-cell>
          <table:table-cell office:value-type="float" office:value="0.31582"/>
          <table:table-cell office:value-type="float" office:value="0.3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026.0"/>
          <table:table-cell office:value-type="float" office:value="1026.0"/>
          <table:table-cell office:value-type="float" office:value="9760.0"/>
          <table:table-cell office:value-type="float" office:value="5165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9000/ins_9000_3_0474</text:p>
          </table:table-cell>
          <table:table-cell office:value-type="float" office:value="109.86"/>
          <table:table-cell office:value-type="float" office:value="109.846"/>
          <table:table-cell office:value-type="float" office:value="109.57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298824.0"/>
          <table:table-cell office:value-type="float" office:value="605826.0"/>
          <table:table-cell office:value-type="float" office:value="605826.0"/>
          <table:table-cell office:value-type="float" office:value="13945.0"/>
          <table:table-cell office:value-type="float" office:value="1254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9000/ins_9000_3_0484</text:p>
          </table:table-cell>
          <table:table-cell office:value-type="float" office:value="345.511"/>
          <table:table-cell office:value-type="float" office:value="345.496"/>
          <table:table-cell office:value-type="float" office:value="345.2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917085.0"/>
          <table:table-cell office:value-type="float" office:value="2021896.0"/>
          <table:table-cell office:value-type="float" office:value="2021896.0"/>
          <table:table-cell office:value-type="float" office:value="11011.0"/>
          <table:table-cell office:value-type="float" office:value="12738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9000/ins_9000_4_0404</text:p>
          </table:table-cell>
          <table:table-cell office:value-type="float" office:value="0.680749"/>
          <table:table-cell office:value-type="float" office:value="0.668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75.0"/>
          <table:table-cell office:value-type="float" office:value="10682.0"/>
          <table:table-cell office:value-type="float" office:value="10682.0"/>
          <table:table-cell office:value-type="float" office:value="9834.0"/>
          <table:table-cell office:value-type="float" office:value="4790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9000/ins_9000_4_0414</text:p>
          </table:table-cell>
          <table:table-cell office:value-type="float" office:value="0.34678"/>
          <table:table-cell office:value-type="float" office:value="0.33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7.0"/>
          <table:table-cell office:value-type="float" office:value="2592.0"/>
          <table:table-cell office:value-type="float" office:value="2592.0"/>
          <table:table-cell office:value-type="float" office:value="9576.0"/>
          <table:table-cell office:value-type="float" office:value="4495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9000/ins_9000_4_0424</text:p>
          </table:table-cell>
          <table:table-cell office:value-type="float" office:value="0.312641"/>
          <table:table-cell office:value-type="float" office:value="0.30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6.0"/>
          <table:table-cell office:value-type="float" office:value="2263.0"/>
          <table:table-cell office:value-type="float" office:value="2263.0"/>
          <table:table-cell office:value-type="float" office:value="9494.0"/>
          <table:table-cell office:value-type="float" office:value="4282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9000/ins_9000_4_0434</text:p>
          </table:table-cell>
          <table:table-cell office:value-type="float" office:value="0.294986"/>
          <table:table-cell office:value-type="float" office:value="0.2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4.0"/>
          <table:table-cell office:value-type="float" office:value="1105.0"/>
          <table:table-cell office:value-type="float" office:value="1105.0"/>
          <table:table-cell office:value-type="float" office:value="9146.0"/>
          <table:table-cell office:value-type="float" office:value="3891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9000/ins_9000_4_0444</text:p>
          </table:table-cell>
          <table:table-cell office:value-type="float" office:value="56.2227"/>
          <table:table-cell office:value-type="float" office:value="56.209"/>
          <table:table-cell office:value-type="float" office:value="55.9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21854.0"/>
          <table:table-cell office:value-type="float" office:value="761693.0"/>
          <table:table-cell office:value-type="float" office:value="761693.0"/>
          <table:table-cell office:value-type="float" office:value="10052.0"/>
          <table:table-cell office:value-type="float" office:value="4794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9000/ins_9000_4_0454</text:p>
          </table:table-cell>
          <table:table-cell office:value-type="float" office:value="0.408231"/>
          <table:table-cell office:value-type="float" office:value="0.395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00.0"/>
          <table:table-cell office:value-type="float" office:value="4150.0"/>
          <table:table-cell office:value-type="float" office:value="4150.0"/>
          <table:table-cell office:value-type="float" office:value="9202.0"/>
          <table:table-cell office:value-type="float" office:value="4172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9000/ins_9000_4_0464</text:p>
          </table:table-cell>
          <table:table-cell office:value-type="float" office:value="0.297106"/>
          <table:table-cell office:value-type="float" office:value="0.2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389.0"/>
          <table:table-cell office:value-type="float" office:value="1389.0"/>
          <table:table-cell office:value-type="float" office:value="9621.0"/>
          <table:table-cell office:value-type="float" office:value="4892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9000/ins_9000_4_0474</text:p>
          </table:table-cell>
          <table:table-cell office:value-type="float" office:value="0.307933"/>
          <table:table-cell office:value-type="float" office:value="0.2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82.0"/>
          <table:table-cell office:value-type="float" office:value="2647.0"/>
          <table:table-cell office:value-type="float" office:value="2647.0"/>
          <table:table-cell office:value-type="float" office:value="9905.0"/>
          <table:table-cell office:value-type="float" office:value="4937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9000/ins_9000_4_0484</text:p>
          </table:table-cell>
          <table:table-cell office:value-type="float" office:value="1.90184"/>
          <table:table-cell office:value-type="float" office:value="1.889"/>
          <table:table-cell office:value-type="float" office:value="1.6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682.0"/>
          <table:table-cell office:value-type="float" office:value="15284.0"/>
          <table:table-cell office:value-type="float" office:value="15284.0"/>
          <table:table-cell office:value-type="float" office:value="11109.0"/>
          <table:table-cell office:value-type="float" office:value="13193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9000/ins_9000_5_0404</text:p>
          </table:table-cell>
          <table:table-cell office:value-type="float" office:value="0.303893"/>
          <table:table-cell office:value-type="float" office:value="0.2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1188.0"/>
          <table:table-cell office:value-type="float" office:value="1188.0"/>
          <table:table-cell office:value-type="float" office:value="9118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9000/ins_9000_5_0414</text:p>
          </table:table-cell>
          <table:table-cell office:value-type="float" office:value="0.29892"/>
          <table:table-cell office:value-type="float" office:value="0.28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627.0"/>
          <table:table-cell office:value-type="float" office:value="1627.0"/>
          <table:table-cell office:value-type="float" office:value="9652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9000/ins_9000_5_0424</text:p>
          </table:table-cell>
          <table:table-cell office:value-type="float" office:value="0.327976"/>
          <table:table-cell office:value-type="float" office:value="0.3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1819.0"/>
          <table:table-cell office:value-type="float" office:value="1819.0"/>
          <table:table-cell office:value-type="float" office:value="9618.0"/>
          <table:table-cell office:value-type="float" office:value="4417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9000/ins_9000_5_0434</text:p>
          </table:table-cell>
          <table:table-cell office:value-type="float" office:value="0.355505"/>
          <table:table-cell office:value-type="float" office:value="0.34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6.0"/>
          <table:table-cell office:value-type="float" office:value="3521.0"/>
          <table:table-cell office:value-type="float" office:value="3521.0"/>
          <table:table-cell office:value-type="float" office:value="12439.0"/>
          <table:table-cell office:value-type="float" office:value="9877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9000/ins_9000_5_0444</text:p>
          </table:table-cell>
          <table:table-cell office:value-type="float" office:value="0.463041"/>
          <table:table-cell office:value-type="float" office:value="0.45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975.0"/>
          <table:table-cell office:value-type="float" office:value="4671.0"/>
          <table:table-cell office:value-type="float" office:value="4671.0"/>
          <table:table-cell office:value-type="float" office:value="10333.0"/>
          <table:table-cell office:value-type="float" office:value="5127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9000/ins_9000_5_0454</text:p>
          </table:table-cell>
          <table:table-cell office:value-type="float" office:value="0.340792"/>
          <table:table-cell office:value-type="float" office:value="0.32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84.0"/>
          <table:table-cell office:value-type="float" office:value="3102.0"/>
          <table:table-cell office:value-type="float" office:value="3102.0"/>
          <table:table-cell office:value-type="float" office:value="9485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9000/ins_9000_5_0464</text:p>
          </table:table-cell>
          <table:table-cell office:value-type="float" office:value="0.3027"/>
          <table:table-cell office:value-type="float" office:value="0.2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992.0"/>
          <table:table-cell office:value-type="float" office:value="1992.0"/>
          <table:table-cell office:value-type="float" office:value="9977.0"/>
          <table:table-cell office:value-type="float" office:value="5500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9000/ins_9000_5_0474</text:p>
          </table:table-cell>
          <table:table-cell office:value-type="float" office:value="0.42794"/>
          <table:table-cell office:value-type="float" office:value="0.416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71.0"/>
          <table:table-cell office:value-type="float" office:value="3171.0"/>
          <table:table-cell office:value-type="float" office:value="3171.0"/>
          <table:table-cell office:value-type="float" office:value="10488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9000/ins_9000_5_0484</text:p>
          </table:table-cell>
          <table:table-cell office:value-type="float" office:value="11.3828"/>
          <table:table-cell office:value-type="float" office:value="11.369"/>
          <table:table-cell office:value-type="float" office:value="11.1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0921.0"/>
          <table:table-cell office:value-type="float" office:value="77729.0"/>
          <table:table-cell office:value-type="float" office:value="77729.0"/>
          <table:table-cell office:value-type="float" office:value="11389.0"/>
          <table:table-cell office:value-type="float" office:value="13648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9000/ins_9000_6_0404</text:p>
          </table:table-cell>
          <table:table-cell office:value-type="float" office:value="1.21004"/>
          <table:table-cell office:value-type="float" office:value="1.197"/>
          <table:table-cell office:value-type="float" office:value="0.9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602.0"/>
          <table:table-cell office:value-type="float" office:value="19630.0"/>
          <table:table-cell office:value-type="float" office:value="19630.0"/>
          <table:table-cell office:value-type="float" office:value="11997.0"/>
          <table:table-cell office:value-type="float" office:value="8903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9000/ins_9000_6_0414</text:p>
          </table:table-cell>
          <table:table-cell office:value-type="float" office:value="0.323599"/>
          <table:table-cell office:value-type="float" office:value="0.31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2.0"/>
          <table:table-cell office:value-type="float" office:value="2765.0"/>
          <table:table-cell office:value-type="float" office:value="2765.0"/>
          <table:table-cell office:value-type="float" office:value="11729.0"/>
          <table:table-cell office:value-type="float" office:value="8425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9000/ins_9000_6_0424</text:p>
          </table:table-cell>
          <table:table-cell office:value-type="float" office:value="0.293752"/>
          <table:table-cell office:value-type="float" office:value="0.2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1200.0"/>
          <table:table-cell office:value-type="float" office:value="1200.0"/>
          <table:table-cell office:value-type="float" office:value="10079.0"/>
          <table:table-cell office:value-type="float" office:value="4930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9000/ins_9000_6_0434</text:p>
          </table:table-cell>
          <table:table-cell office:value-type="float" office:value="0.337051"/>
          <table:table-cell office:value-type="float" office:value="0.3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1444.0"/>
          <table:table-cell office:value-type="float" office:value="1444.0"/>
          <table:table-cell office:value-type="float" office:value="11296.0"/>
          <table:table-cell office:value-type="float" office:value="7740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9000/ins_9000_6_0444</text:p>
          </table:table-cell>
          <table:table-cell office:value-type="float" office:value="5.45103"/>
          <table:table-cell office:value-type="float" office:value="5.437"/>
          <table:table-cell office:value-type="float" office:value="5.1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5657.0"/>
          <table:table-cell office:value-type="float" office:value="65790.0"/>
          <table:table-cell office:value-type="float" office:value="65790.0"/>
          <table:table-cell office:value-type="float" office:value="9673.0"/>
          <table:table-cell office:value-type="float" office:value="4000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9000/ins_9000_6_0454</text:p>
          </table:table-cell>
          <table:table-cell office:value-type="float" office:value="338.24"/>
          <table:table-cell office:value-type="float" office:value="338.226"/>
          <table:table-cell office:value-type="float" office:value="337.96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180335.0"/>
          <table:table-cell office:value-type="float" office:value="2827390.0"/>
          <table:table-cell office:value-type="float" office:value="2827390.0"/>
          <table:table-cell office:value-type="float" office:value="12424.0"/>
          <table:table-cell office:value-type="float" office:value="10161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9000/ins_9000_6_0464</text:p>
          </table:table-cell>
          <table:table-cell office:value-type="float" office:value="0.26766"/>
          <table:table-cell office:value-type="float" office:value="0.2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02.0"/>
          <table:table-cell office:value-type="float" office:value="802.0"/>
          <table:table-cell office:value-type="float" office:value="8754.0"/>
          <table:table-cell office:value-type="float" office:value="2931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9000/ins_9000_6_0474</text:p>
          </table:table-cell>
          <table:table-cell office:value-type="float" office:value="29.4601"/>
          <table:table-cell office:value-type="float" office:value="29.446"/>
          <table:table-cell office:value-type="float" office:value="29.1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3624.0"/>
          <table:table-cell office:value-type="float" office:value="242743.0"/>
          <table:table-cell office:value-type="float" office:value="242743.0"/>
          <table:table-cell office:value-type="float" office:value="12894.0"/>
          <table:table-cell office:value-type="float" office:value="10305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9000/ins_9000_6_0484</text:p>
          </table:table-cell>
          <table:table-cell office:value-type="float" office:value="45.087"/>
          <table:table-cell office:value-type="float" office:value="45.075"/>
          <table:table-cell office:value-type="float" office:value="44.85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58990.0"/>
          <table:table-cell office:value-type="float" office:value="377287.0"/>
          <table:table-cell office:value-type="float" office:value="377287.0"/>
          <table:table-cell office:value-type="float" office:value="10255.0"/>
          <table:table-cell office:value-type="float" office:value="1141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9000/ins_9000_7_0404</text:p>
          </table:table-cell>
          <table:table-cell office:value-type="float" office:value="0.319798"/>
          <table:table-cell office:value-type="float" office:value="0.30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9.0"/>
          <table:table-cell office:value-type="float" office:value="2203.0"/>
          <table:table-cell office:value-type="float" office:value="2203.0"/>
          <table:table-cell office:value-type="float" office:value="9692.0"/>
          <table:table-cell office:value-type="float" office:value="4589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9000/ins_9000_7_0414</text:p>
          </table:table-cell>
          <table:table-cell office:value-type="float" office:value="0.299824"/>
          <table:table-cell office:value-type="float" office:value="0.28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222.0"/>
          <table:table-cell office:value-type="float" office:value="1222.0"/>
          <table:table-cell office:value-type="float" office:value="9361.0"/>
          <table:table-cell office:value-type="float" office:value="4161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9000/ins_9000_7_0424</text:p>
          </table:table-cell>
          <table:table-cell office:value-type="float" office:value="0.289403"/>
          <table:table-cell office:value-type="float" office:value="0.2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788.0"/>
          <table:table-cell office:value-type="float" office:value="788.0"/>
          <table:table-cell office:value-type="float" office:value="9379.0"/>
          <table:table-cell office:value-type="float" office:value="417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9000/ins_9000_7_0434</text:p>
          </table:table-cell>
          <table:table-cell office:value-type="float" office:value="0.301285"/>
          <table:table-cell office:value-type="float" office:value="0.2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1246.0"/>
          <table:table-cell office:value-type="float" office:value="1246.0"/>
          <table:table-cell office:value-type="float" office:value="9356.0"/>
          <table:table-cell office:value-type="float" office:value="4349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9000/ins_9000_7_0444</text:p>
          </table:table-cell>
          <table:table-cell office:value-type="float" office:value="13.735"/>
          <table:table-cell office:value-type="float" office:value="13.722"/>
          <table:table-cell office:value-type="float" office:value="13.4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4789.0"/>
          <table:table-cell office:value-type="float" office:value="181183.0"/>
          <table:table-cell office:value-type="float" office:value="181183.0"/>
          <table:table-cell office:value-type="float" office:value="10227.0"/>
          <table:table-cell office:value-type="float" office:value="5062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9000/ins_9000_7_0454</text:p>
          </table:table-cell>
          <table:table-cell office:value-type="float" office:value="0.493199"/>
          <table:table-cell office:value-type="float" office:value="0.479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71.0"/>
          <table:table-cell office:value-type="float" office:value="8766.0"/>
          <table:table-cell office:value-type="float" office:value="8766.0"/>
          <table:table-cell office:value-type="float" office:value="9474.0"/>
          <table:table-cell office:value-type="float" office:value="4693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9000/ins_9000_7_0464</text:p>
          </table:table-cell>
          <table:table-cell office:value-type="float" office:value="0.290468"/>
          <table:table-cell office:value-type="float" office:value="0.2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16.0"/>
          <table:table-cell office:value-type="float" office:value="1016.0"/>
          <table:table-cell office:value-type="float" office:value="9254.0"/>
          <table:table-cell office:value-type="float" office:value="389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9000/ins_9000_7_0474</text:p>
          </table:table-cell>
          <table:table-cell office:value-type="float" office:value="0.363357"/>
          <table:table-cell office:value-type="float" office:value="0.35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826.0"/>
          <table:table-cell office:value-type="float" office:value="3324.0"/>
          <table:table-cell office:value-type="float" office:value="3324.0"/>
          <table:table-cell office:value-type="float" office:value="9564.0"/>
          <table:table-cell office:value-type="float" office:value="4275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9000/ins_9000_7_0484</text:p>
          </table:table-cell>
          <table:table-cell office:value-type="float" office:value="600.0"/>
          <table:table-cell office:value-type="float" office:value="600.019"/>
          <table:table-cell office:value-type="float" office:value="599.78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754375.0"/>
          <table:table-cell office:value-type="float" office:value="3639065.0"/>
          <table:table-cell office:value-type="float" office:value="3639065.0"/>
          <table:table-cell office:value-type="float" office:value="11071.0"/>
          <table:table-cell office:value-type="float" office:value="13295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9000/ins_9000_8_0404</text:p>
          </table:table-cell>
          <table:table-cell office:value-type="float" office:value="91.6581"/>
          <table:table-cell office:value-type="float" office:value="91.643"/>
          <table:table-cell office:value-type="float" office:value="91.3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304744.0"/>
          <table:table-cell office:value-type="float" office:value="651990.0"/>
          <table:table-cell office:value-type="float" office:value="651990.0"/>
          <table:table-cell office:value-type="float" office:value="12990.0"/>
          <table:table-cell office:value-type="float" office:value="10580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9000/ins_9000_8_0414</text:p>
          </table:table-cell>
          <table:table-cell office:value-type="float" office:value="0.415933"/>
          <table:table-cell office:value-type="float" office:value="0.40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96.0"/>
          <table:table-cell office:value-type="float" office:value="5181.0"/>
          <table:table-cell office:value-type="float" office:value="5181.0"/>
          <table:table-cell office:value-type="float" office:value="14026.0"/>
          <table:table-cell office:value-type="float" office:value="1263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9000/ins_9000_8_0424</text:p>
          </table:table-cell>
          <table:table-cell office:value-type="float" office:value="0.341478"/>
          <table:table-cell office:value-type="float" office:value="0.32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2539.0"/>
          <table:table-cell office:value-type="float" office:value="2539.0"/>
          <table:table-cell office:value-type="float" office:value="10840.0"/>
          <table:table-cell office:value-type="float" office:value="6424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9000/ins_9000_8_0434</text:p>
          </table:table-cell>
          <table:table-cell office:value-type="float" office:value="0.394644"/>
          <table:table-cell office:value-type="float" office:value="0.38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373.0"/>
          <table:table-cell office:value-type="float" office:value="2662.0"/>
          <table:table-cell office:value-type="float" office:value="2662.0"/>
          <table:table-cell office:value-type="float" office:value="12125.0"/>
          <table:table-cell office:value-type="float" office:value="9353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9000/ins_9000_8_0444</text:p>
          </table:table-cell>
          <table:table-cell office:value-type="float" office:value="600.0"/>
          <table:table-cell office:value-type="float" office:value="600.018"/>
          <table:table-cell office:value-type="float" office:value="599.72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848661.0"/>
          <table:table-cell office:value-type="float" office:value="4025186.0"/>
          <table:table-cell office:value-type="float" office:value="4025186.0"/>
          <table:table-cell office:value-type="float" office:value="12454.0"/>
          <table:table-cell office:value-type="float" office:value="9530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9000/ins_9000_8_0454</text:p>
          </table:table-cell>
          <table:table-cell office:value-type="float" office:value="8.09943"/>
          <table:table-cell office:value-type="float" office:value="8.086"/>
          <table:table-cell office:value-type="float" office:value="7.8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2614.0"/>
          <table:table-cell office:value-type="float" office:value="91326.0"/>
          <table:table-cell office:value-type="float" office:value="91326.0"/>
          <table:table-cell office:value-type="float" office:value="12579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9000/ins_9000_8_0464</text:p>
          </table:table-cell>
          <table:table-cell office:value-type="float" office:value="0.28481"/>
          <table:table-cell office:value-type="float" office:value="0.2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889.0"/>
          <table:table-cell office:value-type="float" office:value="889.0"/>
          <table:table-cell office:value-type="float" office:value="9257.0"/>
          <table:table-cell office:value-type="float" office:value="4018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9000/ins_9000_8_0474</text:p>
          </table:table-cell>
          <table:table-cell office:value-type="float" office:value="278.604"/>
          <table:table-cell office:value-type="float" office:value="278.59"/>
          <table:table-cell office:value-type="float" office:value="278.29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922615.0"/>
          <table:table-cell office:value-type="float" office:value="2080916.0"/>
          <table:table-cell office:value-type="float" office:value="2080916.0"/>
          <table:table-cell office:value-type="float" office:value="12902.0"/>
          <table:table-cell office:value-type="float" office:value="1018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9000/ins_9000_8_0484</text:p>
          </table:table-cell>
          <table:table-cell office:value-type="float" office:value="524.285"/>
          <table:table-cell office:value-type="float" office:value="524.272"/>
          <table:table-cell office:value-type="float" office:value="524.04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756234.0"/>
          <table:table-cell office:value-type="float" office:value="4337734.0"/>
          <table:table-cell office:value-type="float" office:value="4337734.0"/>
          <table:table-cell office:value-type="float" office:value="9947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9000/ins_9000_9_0404</text:p>
          </table:table-cell>
          <table:table-cell office:value-type="float" office:value="0.28711"/>
          <table:table-cell office:value-type="float" office:value="0.2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19.0"/>
          <table:table-cell office:value-type="float" office:value="519.0"/>
          <table:table-cell office:value-type="float" office:value="8748.0"/>
          <table:table-cell office:value-type="float" office:value="2687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9000/ins_9000_9_0414</text:p>
          </table:table-cell>
          <table:table-cell office:value-type="float" office:value="0.307"/>
          <table:table-cell office:value-type="float" office:value="0.29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1881.0"/>
          <table:table-cell office:value-type="float" office:value="1881.0"/>
          <table:table-cell office:value-type="float" office:value="9620.0"/>
          <table:table-cell office:value-type="float" office:value="4662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9000/ins_9000_9_0424</text:p>
          </table:table-cell>
          <table:table-cell office:value-type="float" office:value="1.17472"/>
          <table:table-cell office:value-type="float" office:value="1.162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8329.0"/>
          <table:table-cell office:value-type="float" office:value="21059.0"/>
          <table:table-cell office:value-type="float" office:value="21059.0"/>
          <table:table-cell office:value-type="float" office:value="9582.0"/>
          <table:table-cell office:value-type="float" office:value="4568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9000/ins_9000_9_0434</text:p>
          </table:table-cell>
          <table:table-cell office:value-type="float" office:value="0.283484"/>
          <table:table-cell office:value-type="float" office:value="0.2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94.0"/>
          <table:table-cell office:value-type="float" office:value="894.0"/>
          <table:table-cell office:value-type="float" office:value="8950.0"/>
          <table:table-cell office:value-type="float" office:value="3585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9000/ins_9000_9_0444</text:p>
          </table:table-cell>
          <table:table-cell office:value-type="float" office:value="63.2135"/>
          <table:table-cell office:value-type="float" office:value="63.201"/>
          <table:table-cell office:value-type="float" office:value="62.92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44192.0"/>
          <table:table-cell office:value-type="float" office:value="653672.0"/>
          <table:table-cell office:value-type="float" office:value="653672.0"/>
          <table:table-cell office:value-type="float" office:value="10189.0"/>
          <table:table-cell office:value-type="float" office:value="5063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9000/ins_9000_9_0454</text:p>
          </table:table-cell>
          <table:table-cell office:value-type="float" office:value="1.85533"/>
          <table:table-cell office:value-type="float" office:value="1.834"/>
          <table:table-cell office:value-type="float" office:value="1.5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412.0"/>
          <table:table-cell office:value-type="float" office:value="30328.0"/>
          <table:table-cell office:value-type="float" office:value="30328.0"/>
          <table:table-cell office:value-type="float" office:value="9412.0"/>
          <table:table-cell office:value-type="float" office:value="471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9000/ins_9000_9_0464</text:p>
          </table:table-cell>
          <table:table-cell office:value-type="float" office:value="0.313333"/>
          <table:table-cell office:value-type="float" office:value="0.3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2160.0"/>
          <table:table-cell office:value-type="float" office:value="2160.0"/>
          <table:table-cell office:value-type="float" office:value="9697.0"/>
          <table:table-cell office:value-type="float" office:value="5151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9000/ins_9000_9_0474</text:p>
          </table:table-cell>
          <table:table-cell office:value-type="float" office:value="0.423679"/>
          <table:table-cell office:value-type="float" office:value="0.411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854.0"/>
          <table:table-cell office:value-type="float" office:value="4470.0"/>
          <table:table-cell office:value-type="float" office:value="4470.0"/>
          <table:table-cell office:value-type="float" office:value="10192.0"/>
          <table:table-cell office:value-type="float" office:value="5575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9000/ins_9000_9_0484</text:p>
          </table:table-cell>
          <table:table-cell office:value-type="float" office:value="600.0"/>
          <table:table-cell office:value-type="float" office:value="600.019"/>
          <table:table-cell office:value-type="float" office:value="599.75"/>
          <table:table-cell office:value-type="float" office:value="1.0"/>
          <table:table-cell office:value-type="float" office:value="1.0"/>
          <table:table-cell office:value-type="float" office:value="22.0"/>
          <table:table-cell office:value-type="float" office:value="1541449.0"/>
          <table:table-cell office:value-type="float" office:value="4572014.0"/>
          <table:table-cell office:value-type="float" office:value="4572014.0"/>
          <table:table-cell office:value-type="float" office:value="11299.0"/>
          <table:table-cell office:value-type="float" office:value="13848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52])" office:value-type="float"/>
          <table:table-cell table:formula="of:=SUM([.C3:.C452])" office:value-type="float"/>
          <table:table-cell table:formula="of:=SUM([.D3:.D452])" office:value-type="float"/>
          <table:table-cell table:formula="of:=SUM([.E3:.E452])" office:value-type="float"/>
          <table:table-cell table:formula="of:=SUM([.F3:.F452])" office:value-type="float"/>
          <table:table-cell table:formula="of:=SUM([.G3:.G452])" office:value-type="float"/>
          <table:table-cell table:formula="of:=SUM([.H3:.H452])" office:value-type="float"/>
          <table:table-cell table:formula="of:=SUM([.I3:.I452])" office:value-type="float"/>
          <table:table-cell table:formula="of:=SUM([.J3:.J452])" office:value-type="float"/>
          <table:table-cell table:formula="of:=SUM([.K3:.K452])" office:value-type="float"/>
          <table:table-cell table:formula="of:=SUM([.L3:.L452])" office:value-type="float"/>
          <table:table-cell table:formula="of:=SUM([.M3:.M452])" office:value-type="float"/>
          <table:table-cell table:formula="of:=SUM([.N3:.N452])" office:value-type="float"/>
          <table:table-cell table:formula="of:=SUM([.O3:.O452])" office:value-type="float"/>
          <table:table-cell table:formula="of:=SUM([.P3:.P452])" office:value-type="float"/>
          <table:table-cell table:formula="of:=SUM([.Q3:.Q452])" office:value-type="float"/>
          <table:table-cell table:formula="of:=SUM([.R3:.R452])" office:value-type="float"/>
          <table:table-cell table:formula="of:=SUM([.S3:.S452])" office:value-type="float"/>
          <table:table-cell table:formula="of:=SUM([.T3:.T452])" office:value-type="float"/>
          <table:table-cell table:formula="of:=SUM([.U3:.U452])" office:value-type="float"/>
          <table:table-cell table:formula="of:=SUM([.V3:.V452])" office:value-type="float"/>
          <table:table-cell table:formula="of:=SUM([.W3:.W452])" office:value-type="float"/>
          <table:table-cell table:formula="of:=SUM([.X3:.X452])" office:value-type="float"/>
          <table:table-cell table:formula="of:=SUM([.Y3:.Y452])" office:value-type="float"/>
          <table:table-cell table:formula="of:=SUM([.Z3:.Z452])" office:value-type="float"/>
          <table:table-cell table:formula="of:=SUM([.AA3:.AA452])" office:value-type="float"/>
          <table:table-cell table:formula="of:=SUM([.AB3:.AB452])" office:value-type="float"/>
          <table:table-cell table:formula="of:=SUM([.AC3:.AC452])" office:value-type="float"/>
          <table:table-cell table:formula="of:=SUM([.AD3:.AD452])" office:value-type="float"/>
          <table:table-cell table:formula="of:=SUM([.AE3:.AE452])" office:value-type="float"/>
          <table:table-cell table:formula="of:=SUM([.AF3:.AF452])" office:value-type="float"/>
          <table:table-cell table:formula="of:=SUM([.AG3:.AG452])" office:value-type="float"/>
          <table:table-cell table:formula="of:=SUM([.AH3:.AH452])" office:value-type="float"/>
          <table:table-cell table:formula="of:=SUM([.AI3:.AI452])" office:value-type="float"/>
          <table:table-cell table:formula="of:=SUM([.AJ3:.AJ452])" office:value-type="float"/>
          <table:table-cell table:formula="of:=SUM([.AK3:.AK452])" office:value-type="float"/>
          <table:table-cell table:formula="of:=SUM([.AL3:.AL452])" office:value-type="float"/>
          <table:table-cell table:formula="of:=SUM([.AM3:.AM452])" office:value-type="float"/>
          <table:table-cell table:formula="of:=SUM([.AN3:.AN452])" office:value-type="float"/>
          <table:table-cell table:formula="of:=SUM([.AO3:.AO452])" office:value-type="float"/>
          <table:table-cell table:formula="of:=SUM([.AP3:.AP452])" office:value-type="float"/>
          <table:table-cell table:formula="of:=SUM([.AQ3:.AQ452])" office:value-type="float"/>
          <table:table-cell table:formula="of:=SUM([.AR3:.AR452])" office:value-type="float"/>
          <table:table-cell table:formula="of:=SUM([.AS3:.AS452])" office:value-type="float"/>
          <table:table-cell table:formula="of:=SUM([.AT3:.AT452])" office:value-type="float"/>
          <table:table-cell table:formula="of:=SUM([.AU3:.AU452])" office:value-type="float"/>
          <table:table-cell table:formula="of:=SUM([.AV3:.AV452])" office:value-type="float"/>
          <table:table-cell table:formula="of:=SUM([.AW3:.AW452])" office:value-type="float"/>
          <table:table-cell table:formula="of:=SUM([.AX3:.AX452])" office:value-type="float"/>
          <table:table-cell table:formula="of:=SUM([.AY3:.AY452])" office:value-type="float"/>
          <table:table-cell table:formula="of:=SUM([.AZ3:.AZ452])" office:value-type="float"/>
          <table:table-cell table:formula="of:=SUM([.BA3:.BA45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52])" office:value-type="float"/>
          <table:table-cell table:formula="of:=AVERAGE([.C3:.C452])" office:value-type="float"/>
          <table:table-cell table:formula="of:=AVERAGE([.D3:.D452])" office:value-type="float"/>
          <table:table-cell table:formula="of:=AVERAGE([.E3:.E452])" office:value-type="float"/>
          <table:table-cell table:formula="of:=AVERAGE([.F3:.F452])" office:value-type="float"/>
          <table:table-cell table:formula="of:=AVERAGE([.G3:.G452])" office:value-type="float"/>
          <table:table-cell table:formula="of:=AVERAGE([.H3:.H452])" office:value-type="float"/>
          <table:table-cell table:formula="of:=AVERAGE([.I3:.I452])" office:value-type="float"/>
          <table:table-cell table:formula="of:=AVERAGE([.J3:.J452])" office:value-type="float"/>
          <table:table-cell table:formula="of:=AVERAGE([.K3:.K452])" office:value-type="float"/>
          <table:table-cell table:formula="of:=AVERAGE([.L3:.L452])" office:value-type="float"/>
          <table:table-cell table:formula="of:=AVERAGE([.M3:.M452])" office:value-type="float"/>
          <table:table-cell table:formula="of:=AVERAGE([.N3:.N452])" office:value-type="float"/>
          <table:table-cell table:formula="of:=AVERAGE([.O3:.O452])" office:value-type="float"/>
          <table:table-cell table:formula="of:=AVERAGE([.P3:.P452])" office:value-type="float"/>
          <table:table-cell table:formula="of:=AVERAGE([.Q3:.Q452])" office:value-type="float"/>
          <table:table-cell table:formula="of:=AVERAGE([.R3:.R452])" office:value-type="float"/>
          <table:table-cell table:formula="of:=AVERAGE([.S3:.S452])" office:value-type="float"/>
          <table:table-cell table:formula="of:=AVERAGE([.T3:.T452])" office:value-type="float"/>
          <table:table-cell table:formula="of:=AVERAGE([.U3:.U452])" office:value-type="float"/>
          <table:table-cell table:formula="of:=AVERAGE([.V3:.V452])" office:value-type="float"/>
          <table:table-cell table:formula="of:=AVERAGE([.W3:.W452])" office:value-type="float"/>
          <table:table-cell table:formula="of:=AVERAGE([.X3:.X452])" office:value-type="float"/>
          <table:table-cell table:formula="of:=AVERAGE([.Y3:.Y452])" office:value-type="float"/>
          <table:table-cell table:formula="of:=AVERAGE([.Z3:.Z452])" office:value-type="float"/>
          <table:table-cell table:formula="of:=AVERAGE([.AA3:.AA452])" office:value-type="float"/>
          <table:table-cell table:formula="of:=AVERAGE([.AB3:.AB452])" office:value-type="float"/>
          <table:table-cell table:formula="of:=AVERAGE([.AC3:.AC452])" office:value-type="float"/>
          <table:table-cell table:formula="of:=AVERAGE([.AD3:.AD452])" office:value-type="float"/>
          <table:table-cell table:formula="of:=AVERAGE([.AE3:.AE452])" office:value-type="float"/>
          <table:table-cell table:formula="of:=AVERAGE([.AF3:.AF452])" office:value-type="float"/>
          <table:table-cell table:formula="of:=AVERAGE([.AG3:.AG452])" office:value-type="float"/>
          <table:table-cell table:formula="of:=AVERAGE([.AH3:.AH452])" office:value-type="float"/>
          <table:table-cell table:formula="of:=AVERAGE([.AI3:.AI452])" office:value-type="float"/>
          <table:table-cell table:formula="of:=AVERAGE([.AJ3:.AJ452])" office:value-type="float"/>
          <table:table-cell table:formula="of:=AVERAGE([.AK3:.AK452])" office:value-type="float"/>
          <table:table-cell table:formula="of:=AVERAGE([.AL3:.AL452])" office:value-type="float"/>
          <table:table-cell table:formula="of:=AVERAGE([.AM3:.AM452])" office:value-type="float"/>
          <table:table-cell table:formula="of:=AVERAGE([.AN3:.AN452])" office:value-type="float"/>
          <table:table-cell table:formula="of:=AVERAGE([.AO3:.AO452])" office:value-type="float"/>
          <table:table-cell table:formula="of:=AVERAGE([.AP3:.AP452])" office:value-type="float"/>
          <table:table-cell table:formula="of:=AVERAGE([.AQ3:.AQ452])" office:value-type="float"/>
          <table:table-cell table:formula="of:=AVERAGE([.AR3:.AR452])" office:value-type="float"/>
          <table:table-cell table:formula="of:=AVERAGE([.AS3:.AS452])" office:value-type="float"/>
          <table:table-cell table:formula="of:=AVERAGE([.AT3:.AT452])" office:value-type="float"/>
          <table:table-cell table:formula="of:=AVERAGE([.AU3:.AU452])" office:value-type="float"/>
          <table:table-cell table:formula="of:=AVERAGE([.AV3:.AV452])" office:value-type="float"/>
          <table:table-cell table:formula="of:=AVERAGE([.AW3:.AW452])" office:value-type="float"/>
          <table:table-cell table:formula="of:=AVERAGE([.AX3:.AX452])" office:value-type="float"/>
          <table:table-cell table:formula="of:=AVERAGE([.AY3:.AY452])" office:value-type="float"/>
          <table:table-cell table:formula="of:=AVERAGE([.AZ3:.AZ452])" office:value-type="float"/>
          <table:table-cell table:formula="of:=AVERAGE([.BA3:.BA45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52])" office:value-type="float"/>
          <table:table-cell table:formula="of:=STDEV([.C3:.C452])" office:value-type="float"/>
          <table:table-cell table:formula="of:=STDEV([.D3:.D452])" office:value-type="float"/>
          <table:table-cell table:formula="of:=STDEV([.E3:.E452])" office:value-type="float"/>
          <table:table-cell table:formula="of:=STDEV([.F3:.F452])" office:value-type="float"/>
          <table:table-cell table:formula="of:=STDEV([.G3:.G452])" office:value-type="float"/>
          <table:table-cell table:formula="of:=STDEV([.H3:.H452])" office:value-type="float"/>
          <table:table-cell table:formula="of:=STDEV([.I3:.I452])" office:value-type="float"/>
          <table:table-cell table:formula="of:=STDEV([.J3:.J452])" office:value-type="float"/>
          <table:table-cell table:formula="of:=STDEV([.K3:.K452])" office:value-type="float"/>
          <table:table-cell table:formula="of:=STDEV([.L3:.L452])" office:value-type="float"/>
          <table:table-cell table:formula="of:=STDEV([.M3:.M452])" office:value-type="float"/>
          <table:table-cell table:formula="of:=STDEV([.N3:.N452])" office:value-type="float"/>
          <table:table-cell table:formula="of:=STDEV([.O3:.O452])" office:value-type="float"/>
          <table:table-cell table:formula="of:=STDEV([.P3:.P452])" office:value-type="float"/>
          <table:table-cell table:formula="of:=STDEV([.Q3:.Q452])" office:value-type="float"/>
          <table:table-cell table:formula="of:=STDEV([.R3:.R452])" office:value-type="float"/>
          <table:table-cell table:formula="of:=STDEV([.S3:.S452])" office:value-type="float"/>
          <table:table-cell table:formula="of:=STDEV([.T3:.T452])" office:value-type="float"/>
          <table:table-cell table:formula="of:=STDEV([.U3:.U452])" office:value-type="float"/>
          <table:table-cell table:formula="of:=STDEV([.V3:.V452])" office:value-type="float"/>
          <table:table-cell table:formula="of:=STDEV([.W3:.W452])" office:value-type="float"/>
          <table:table-cell table:formula="of:=STDEV([.X3:.X452])" office:value-type="float"/>
          <table:table-cell table:formula="of:=STDEV([.Y3:.Y452])" office:value-type="float"/>
          <table:table-cell table:formula="of:=STDEV([.Z3:.Z452])" office:value-type="float"/>
          <table:table-cell table:formula="of:=STDEV([.AA3:.AA452])" office:value-type="float"/>
          <table:table-cell table:formula="of:=STDEV([.AB3:.AB452])" office:value-type="float"/>
          <table:table-cell table:formula="of:=STDEV([.AC3:.AC452])" office:value-type="float"/>
          <table:table-cell table:formula="of:=STDEV([.AD3:.AD452])" office:value-type="float"/>
          <table:table-cell table:formula="of:=STDEV([.AE3:.AE452])" office:value-type="float"/>
          <table:table-cell table:formula="of:=STDEV([.AF3:.AF452])" office:value-type="float"/>
          <table:table-cell table:formula="of:=STDEV([.AG3:.AG452])" office:value-type="float"/>
          <table:table-cell table:formula="of:=STDEV([.AH3:.AH452])" office:value-type="float"/>
          <table:table-cell table:formula="of:=STDEV([.AI3:.AI452])" office:value-type="float"/>
          <table:table-cell table:formula="of:=STDEV([.AJ3:.AJ452])" office:value-type="float"/>
          <table:table-cell table:formula="of:=STDEV([.AK3:.AK452])" office:value-type="float"/>
          <table:table-cell table:formula="of:=STDEV([.AL3:.AL452])" office:value-type="float"/>
          <table:table-cell table:formula="of:=STDEV([.AM3:.AM452])" office:value-type="float"/>
          <table:table-cell table:formula="of:=STDEV([.AN3:.AN452])" office:value-type="float"/>
          <table:table-cell table:formula="of:=STDEV([.AO3:.AO452])" office:value-type="float"/>
          <table:table-cell table:formula="of:=STDEV([.AP3:.AP452])" office:value-type="float"/>
          <table:table-cell table:formula="of:=STDEV([.AQ3:.AQ452])" office:value-type="float"/>
          <table:table-cell table:formula="of:=STDEV([.AR3:.AR452])" office:value-type="float"/>
          <table:table-cell table:formula="of:=STDEV([.AS3:.AS452])" office:value-type="float"/>
          <table:table-cell table:formula="of:=STDEV([.AT3:.AT452])" office:value-type="float"/>
          <table:table-cell table:formula="of:=STDEV([.AU3:.AU452])" office:value-type="float"/>
          <table:table-cell table:formula="of:=STDEV([.AV3:.AV452])" office:value-type="float"/>
          <table:table-cell table:formula="of:=STDEV([.AW3:.AW452])" office:value-type="float"/>
          <table:table-cell table:formula="of:=STDEV([.AX3:.AX452])" office:value-type="float"/>
          <table:table-cell table:formula="of:=STDEV([.AY3:.AY452])" office:value-type="float"/>
          <table:table-cell table:formula="of:=STDEV([.AZ3:.AZ452])" office:value-type="float"/>
          <table:table-cell table:formula="of:=STDEV([.BA3:.BA45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52]-[.$O3:.$O452])^2)^0.5" office:value-type="float"/>
          <table:table-cell table:number-matrix-columns-spanned="1" table:number-matrix-rows-spanned="1" table:formula="of:=SUM(([.C3:.C452]-[.$P3:.$P452])^2)^0.5" office:value-type="float"/>
          <table:table-cell table:number-matrix-columns-spanned="1" table:number-matrix-rows-spanned="1" table:formula="of:=SUM(([.D3:.D452]-[.$Q3:.$Q452])^2)^0.5" office:value-type="float"/>
          <table:table-cell table:number-matrix-columns-spanned="1" table:number-matrix-rows-spanned="1" table:formula="of:=SUM(([.E3:.E452]-[.$R3:.$R452])^2)^0.5" office:value-type="float"/>
          <table:table-cell table:number-matrix-columns-spanned="1" table:number-matrix-rows-spanned="1" table:formula="of:=SUM(([.F3:.F452]-[.$S3:.$S452])^2)^0.5" office:value-type="float"/>
          <table:table-cell table:number-matrix-columns-spanned="1" table:number-matrix-rows-spanned="1" table:formula="of:=SUM(([.G3:.G452]-[.$T3:.$T452])^2)^0.5" office:value-type="float"/>
          <table:table-cell table:number-matrix-columns-spanned="1" table:number-matrix-rows-spanned="1" table:formula="of:=SUM(([.H3:.H452]-[.$U3:.$U452])^2)^0.5" office:value-type="float"/>
          <table:table-cell table:number-matrix-columns-spanned="1" table:number-matrix-rows-spanned="1" table:formula="of:=SUM(([.I3:.I452]-[.$V3:.$V452])^2)^0.5" office:value-type="float"/>
          <table:table-cell table:number-matrix-columns-spanned="1" table:number-matrix-rows-spanned="1" table:formula="of:=SUM(([.J3:.J452]-[.$W3:.$W452])^2)^0.5" office:value-type="float"/>
          <table:table-cell table:number-matrix-columns-spanned="1" table:number-matrix-rows-spanned="1" table:formula="of:=SUM(([.K3:.K452]-[.$X3:.$X452])^2)^0.5" office:value-type="float"/>
          <table:table-cell table:number-matrix-columns-spanned="1" table:number-matrix-rows-spanned="1" table:formula="of:=SUM(([.L3:.L452]-[.$Y3:.$Y452])^2)^0.5" office:value-type="float"/>
          <table:table-cell table:number-matrix-columns-spanned="1" table:number-matrix-rows-spanned="1" table:formula="of:=SUM(([.M3:.M452]-[.$Z3:.$Z452])^2)^0.5" office:value-type="float"/>
          <table:table-cell table:number-matrix-columns-spanned="1" table:number-matrix-rows-spanned="1" table:formula="of:=SUM(([.N3:.N452]-[.$AA3:.$AA45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52]=[.$O3:.$O452])" office:value-type="float"/>
          <table:table-cell table:number-matrix-columns-spanned="1" table:number-matrix-rows-spanned="1" table:formula="of:=SUM([.C3:.C452]=[.$P3:.$P452])" office:value-type="float"/>
          <table:table-cell table:number-matrix-columns-spanned="1" table:number-matrix-rows-spanned="1" table:formula="of:=SUM([.D3:.D452]=[.$Q3:.$Q452])" office:value-type="float"/>
          <table:table-cell table:number-matrix-columns-spanned="1" table:number-matrix-rows-spanned="1" table:formula="of:=SUM([.E3:.E452]=[.$R3:.$R452])" office:value-type="float"/>
          <table:table-cell table:number-matrix-columns-spanned="1" table:number-matrix-rows-spanned="1" table:formula="of:=SUM([.F3:.F452]=[.$S3:.$S452])" office:value-type="float"/>
          <table:table-cell table:number-matrix-columns-spanned="1" table:number-matrix-rows-spanned="1" table:formula="of:=SUM([.G3:.G452]=[.$T3:.$T452])" office:value-type="float"/>
          <table:table-cell table:number-matrix-columns-spanned="1" table:number-matrix-rows-spanned="1" table:formula="of:=SUM([.H3:.H452]=[.$U3:.$U452])" office:value-type="float"/>
          <table:table-cell table:number-matrix-columns-spanned="1" table:number-matrix-rows-spanned="1" table:formula="of:=SUM([.I3:.I452]=[.$V3:.$V452])" office:value-type="float"/>
          <table:table-cell table:number-matrix-columns-spanned="1" table:number-matrix-rows-spanned="1" table:formula="of:=SUM([.J3:.J452]=[.$W3:.$W452])" office:value-type="float"/>
          <table:table-cell table:number-matrix-columns-spanned="1" table:number-matrix-rows-spanned="1" table:formula="of:=SUM([.K3:.K452]=[.$X3:.$X452])" office:value-type="float"/>
          <table:table-cell table:number-matrix-columns-spanned="1" table:number-matrix-rows-spanned="1" table:formula="of:=SUM([.L3:.L452]=[.$Y3:.$Y452])" office:value-type="float"/>
          <table:table-cell table:number-matrix-columns-spanned="1" table:number-matrix-rows-spanned="1" table:formula="of:=SUM([.M3:.M452]=[.$Z3:.$Z452])" office:value-type="float"/>
          <table:table-cell table:number-matrix-columns-spanned="1" table:number-matrix-rows-spanned="1" table:formula="of:=SUM([.N3:.N452]=[.$AA3:.$AA45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52]&lt;[.$AB3:.$AB452])" office:value-type="float"/>
          <table:table-cell table:number-matrix-columns-spanned="1" table:number-matrix-rows-spanned="1" table:formula="of:=SUM([.C3:.C452]&lt;[.$AC3:.$AC452])" office:value-type="float"/>
          <table:table-cell table:number-matrix-columns-spanned="1" table:number-matrix-rows-spanned="1" table:formula="of:=SUM([.D3:.D452]&lt;[.$AD3:.$AD452])" office:value-type="float"/>
          <table:table-cell table:number-matrix-columns-spanned="1" table:number-matrix-rows-spanned="1" table:formula="of:=SUM([.E3:.E452]&lt;[.$AE3:.$AE452])" office:value-type="float"/>
          <table:table-cell table:number-matrix-columns-spanned="1" table:number-matrix-rows-spanned="1" table:formula="of:=SUM([.F3:.F452]&lt;[.$AF3:.$AF452])" office:value-type="float"/>
          <table:table-cell table:number-matrix-columns-spanned="1" table:number-matrix-rows-spanned="1" table:formula="of:=SUM([.G3:.G452]&lt;[.$AG3:.$AG452])" office:value-type="float"/>
          <table:table-cell table:number-matrix-columns-spanned="1" table:number-matrix-rows-spanned="1" table:formula="of:=SUM([.H3:.H452]&lt;[.$AH3:.$AH452])" office:value-type="float"/>
          <table:table-cell table:number-matrix-columns-spanned="1" table:number-matrix-rows-spanned="1" table:formula="of:=SUM([.I3:.I452]&lt;[.$AI3:.$AI452])" office:value-type="float"/>
          <table:table-cell table:number-matrix-columns-spanned="1" table:number-matrix-rows-spanned="1" table:formula="of:=SUM([.J3:.J452]&lt;[.$AJ3:.$AJ452])" office:value-type="float"/>
          <table:table-cell table:number-matrix-columns-spanned="1" table:number-matrix-rows-spanned="1" table:formula="of:=SUM([.K3:.K452]&lt;[.$AK3:.$AK452])" office:value-type="float"/>
          <table:table-cell table:number-matrix-columns-spanned="1" table:number-matrix-rows-spanned="1" table:formula="of:=SUM([.L3:.L452]&lt;[.$AL3:.$AL452])" office:value-type="float"/>
          <table:table-cell table:number-matrix-columns-spanned="1" table:number-matrix-rows-spanned="1" table:formula="of:=SUM([.M3:.M452]&lt;[.$AM3:.$AM452])" office:value-type="float"/>
          <table:table-cell table:number-matrix-columns-spanned="1" table:number-matrix-rows-spanned="1" table:formula="of:=SUM([.N3:.N452]&lt;[.$AN3:.$AN45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52]&gt;[.$AB3:.$AB452])" office:value-type="float"/>
          <table:table-cell table:number-matrix-columns-spanned="1" table:number-matrix-rows-spanned="1" table:formula="of:=SUM([.C3:.C452]&gt;[.$AC3:.$AC452])" office:value-type="float"/>
          <table:table-cell table:number-matrix-columns-spanned="1" table:number-matrix-rows-spanned="1" table:formula="of:=SUM([.D3:.D452]&gt;[.$AD3:.$AD452])" office:value-type="float"/>
          <table:table-cell table:number-matrix-columns-spanned="1" table:number-matrix-rows-spanned="1" table:formula="of:=SUM([.E3:.E452]&gt;[.$AE3:.$AE452])" office:value-type="float"/>
          <table:table-cell table:number-matrix-columns-spanned="1" table:number-matrix-rows-spanned="1" table:formula="of:=SUM([.F3:.F452]&gt;[.$AF3:.$AF452])" office:value-type="float"/>
          <table:table-cell table:number-matrix-columns-spanned="1" table:number-matrix-rows-spanned="1" table:formula="of:=SUM([.G3:.G452]&gt;[.$AG3:.$AG452])" office:value-type="float"/>
          <table:table-cell table:number-matrix-columns-spanned="1" table:number-matrix-rows-spanned="1" table:formula="of:=SUM([.H3:.H452]&gt;[.$AH3:.$AH452])" office:value-type="float"/>
          <table:table-cell table:number-matrix-columns-spanned="1" table:number-matrix-rows-spanned="1" table:formula="of:=SUM([.I3:.I452]&gt;[.$AI3:.$AI452])" office:value-type="float"/>
          <table:table-cell table:number-matrix-columns-spanned="1" table:number-matrix-rows-spanned="1" table:formula="of:=SUM([.J3:.J452]&gt;[.$AJ3:.$AJ452])" office:value-type="float"/>
          <table:table-cell table:number-matrix-columns-spanned="1" table:number-matrix-rows-spanned="1" table:formula="of:=SUM([.K3:.K452]&gt;[.$AK3:.$AK452])" office:value-type="float"/>
          <table:table-cell table:number-matrix-columns-spanned="1" table:number-matrix-rows-spanned="1" table:formula="of:=SUM([.L3:.L452]&gt;[.$AL3:.$AL452])" office:value-type="float"/>
          <table:table-cell table:number-matrix-columns-spanned="1" table:number-matrix-rows-spanned="1" table:formula="of:=SUM([.M3:.M452]&gt;[.$AM3:.$AM452])" office:value-type="float"/>
          <table:table-cell table:number-matrix-columns-spanned="1" table:number-matrix-rows-spanned="1" table:formula="of:=SUM([.N3:.N452]&gt;[.$AN3:.$AN45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52]=[.$AO3:.$AO452])" office:value-type="float"/>
          <table:table-cell table:number-matrix-columns-spanned="1" table:number-matrix-rows-spanned="1" table:formula="of:=SUM([.C3:.C452]=[.$AP3:.$AP452])" office:value-type="float"/>
          <table:table-cell table:number-matrix-columns-spanned="1" table:number-matrix-rows-spanned="1" table:formula="of:=SUM([.D3:.D452]=[.$AQ3:.$AQ452])" office:value-type="float"/>
          <table:table-cell table:number-matrix-columns-spanned="1" table:number-matrix-rows-spanned="1" table:formula="of:=SUM([.E3:.E452]=[.$AR3:.$AR452])" office:value-type="float"/>
          <table:table-cell table:number-matrix-columns-spanned="1" table:number-matrix-rows-spanned="1" table:formula="of:=SUM([.F3:.F452]=[.$AS3:.$AS452])" office:value-type="float"/>
          <table:table-cell table:number-matrix-columns-spanned="1" table:number-matrix-rows-spanned="1" table:formula="of:=SUM([.G3:.G452]=[.$AT3:.$AT452])" office:value-type="float"/>
          <table:table-cell table:number-matrix-columns-spanned="1" table:number-matrix-rows-spanned="1" table:formula="of:=SUM([.H3:.H452]=[.$AU3:.$AU452])" office:value-type="float"/>
          <table:table-cell table:number-matrix-columns-spanned="1" table:number-matrix-rows-spanned="1" table:formula="of:=SUM([.I3:.I452]=[.$AV3:.$AV452])" office:value-type="float"/>
          <table:table-cell table:number-matrix-columns-spanned="1" table:number-matrix-rows-spanned="1" table:formula="of:=SUM([.J3:.J452]=[.$AW3:.$AW452])" office:value-type="float"/>
          <table:table-cell table:number-matrix-columns-spanned="1" table:number-matrix-rows-spanned="1" table:formula="of:=SUM([.K3:.K452]=[.$AX3:.$AX452])" office:value-type="float"/>
          <table:table-cell table:number-matrix-columns-spanned="1" table:number-matrix-rows-spanned="1" table:formula="of:=SUM([.L3:.L452]=[.$AY3:.$AY452])" office:value-type="float"/>
          <table:table-cell table:number-matrix-columns-spanned="1" table:number-matrix-rows-spanned="1" table:formula="of:=SUM([.M3:.M452]=[.$AZ3:.$AZ452])" office:value-type="float"/>
          <table:table-cell table:number-matrix-columns-spanned="1" table:number-matrix-rows-spanned="1" table:formula="of:=SUM([.N3:.N452]=[.$BA3:.$BA45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1/hclasp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</text:p>
          </table:table-cell>
          <table:table-cell table:formula="of:=AVERAGE([Instances.B3:Instances.B92])" office:value-type="float"/>
          <table:table-cell table:formula="of:=AVERAGE([Instances.C3:Instances.C92])" office:value-type="float"/>
          <table:table-cell table:formula="of:=AVERAGE([Instances.D3:Instances.D92])" office:value-type="float"/>
          <table:table-cell table:formula="of:=AVERAGE([Instances.E3:Instances.E92])" office:value-type="float"/>
          <table:table-cell table:formula="of:=SUM([Instances.F3:Instances.F92])" office:value-type="float"/>
          <table:table-cell table:formula="of:=AVERAGE([Instances.G3:Instances.G92])" office:value-type="float"/>
          <table:table-cell table:formula="of:=AVERAGE([Instances.H3:Instances.H92])" office:value-type="float"/>
          <table:table-cell table:formula="of:=AVERAGE([Instances.I3:Instances.I92])" office:value-type="float"/>
          <table:table-cell table:formula="of:=AVERAGE([Instances.J3:Instances.J92])" office:value-type="float"/>
          <table:table-cell table:formula="of:=AVERAGE([Instances.K3:Instances.K92])" office:value-type="float"/>
          <table:table-cell table:formula="of:=AVERAGE([Instances.L3:Instances.L92])" office:value-type="float"/>
          <table:table-cell table:formula="of:=AVERAGE([Instances.M3:Instances.M92])" office:value-type="float"/>
          <table:table-cell table:formula="of:=AVERAGE([Instances.N3:Instances.N9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6000</text:p>
          </table:table-cell>
          <table:table-cell table:formula="of:=AVERAGE([Instances.B93:Instances.B182])" office:value-type="float"/>
          <table:table-cell table:formula="of:=AVERAGE([Instances.C93:Instances.C182])" office:value-type="float"/>
          <table:table-cell table:formula="of:=AVERAGE([Instances.D93:Instances.D182])" office:value-type="float"/>
          <table:table-cell table:formula="of:=AVERAGE([Instances.E93:Instances.E182])" office:value-type="float"/>
          <table:table-cell table:formula="of:=SUM([Instances.F93:Instances.F182])" office:value-type="float"/>
          <table:table-cell table:formula="of:=AVERAGE([Instances.G93:Instances.G182])" office:value-type="float"/>
          <table:table-cell table:formula="of:=AVERAGE([Instances.H93:Instances.H182])" office:value-type="float"/>
          <table:table-cell table:formula="of:=AVERAGE([Instances.I93:Instances.I182])" office:value-type="float"/>
          <table:table-cell table:formula="of:=AVERAGE([Instances.J93:Instances.J182])" office:value-type="float"/>
          <table:table-cell table:formula="of:=AVERAGE([Instances.K93:Instances.K182])" office:value-type="float"/>
          <table:table-cell table:formula="of:=AVERAGE([Instances.L93:Instances.L182])" office:value-type="float"/>
          <table:table-cell table:formula="of:=AVERAGE([Instances.M93:Instances.M182])" office:value-type="float"/>
          <table:table-cell table:formula="of:=AVERAGE([Instances.N93:Instances.N18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7000</text:p>
          </table:table-cell>
          <table:table-cell table:formula="of:=AVERAGE([Instances.B183:Instances.B272])" office:value-type="float"/>
          <table:table-cell table:formula="of:=AVERAGE([Instances.C183:Instances.C272])" office:value-type="float"/>
          <table:table-cell table:formula="of:=AVERAGE([Instances.D183:Instances.D272])" office:value-type="float"/>
          <table:table-cell table:formula="of:=AVERAGE([Instances.E183:Instances.E272])" office:value-type="float"/>
          <table:table-cell table:formula="of:=SUM([Instances.F183:Instances.F272])" office:value-type="float"/>
          <table:table-cell table:formula="of:=AVERAGE([Instances.G183:Instances.G272])" office:value-type="float"/>
          <table:table-cell table:formula="of:=AVERAGE([Instances.H183:Instances.H272])" office:value-type="float"/>
          <table:table-cell table:formula="of:=AVERAGE([Instances.I183:Instances.I272])" office:value-type="float"/>
          <table:table-cell table:formula="of:=AVERAGE([Instances.J183:Instances.J272])" office:value-type="float"/>
          <table:table-cell table:formula="of:=AVERAGE([Instances.K183:Instances.K272])" office:value-type="float"/>
          <table:table-cell table:formula="of:=AVERAGE([Instances.L183:Instances.L272])" office:value-type="float"/>
          <table:table-cell table:formula="of:=AVERAGE([Instances.M183:Instances.M272])" office:value-type="float"/>
          <table:table-cell table:formula="of:=AVERAGE([Instances.N183:Instances.N27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8000</text:p>
          </table:table-cell>
          <table:table-cell table:formula="of:=AVERAGE([Instances.B273:Instances.B362])" office:value-type="float"/>
          <table:table-cell table:formula="of:=AVERAGE([Instances.C273:Instances.C362])" office:value-type="float"/>
          <table:table-cell table:formula="of:=AVERAGE([Instances.D273:Instances.D362])" office:value-type="float"/>
          <table:table-cell table:formula="of:=AVERAGE([Instances.E273:Instances.E362])" office:value-type="float"/>
          <table:table-cell table:formula="of:=SUM([Instances.F273:Instances.F362])" office:value-type="float"/>
          <table:table-cell table:formula="of:=AVERAGE([Instances.G273:Instances.G362])" office:value-type="float"/>
          <table:table-cell table:formula="of:=AVERAGE([Instances.H273:Instances.H362])" office:value-type="float"/>
          <table:table-cell table:formula="of:=AVERAGE([Instances.I273:Instances.I362])" office:value-type="float"/>
          <table:table-cell table:formula="of:=AVERAGE([Instances.J273:Instances.J362])" office:value-type="float"/>
          <table:table-cell table:formula="of:=AVERAGE([Instances.K273:Instances.K362])" office:value-type="float"/>
          <table:table-cell table:formula="of:=AVERAGE([Instances.L273:Instances.L362])" office:value-type="float"/>
          <table:table-cell table:formula="of:=AVERAGE([Instances.M273:Instances.M362])" office:value-type="float"/>
          <table:table-cell table:formula="of:=AVERAGE([Instances.N273:Instances.N36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9000</text:p>
          </table:table-cell>
          <table:table-cell table:formula="of:=AVERAGE([Instances.B363:Instances.B452])" office:value-type="float"/>
          <table:table-cell table:formula="of:=AVERAGE([Instances.C363:Instances.C452])" office:value-type="float"/>
          <table:table-cell table:formula="of:=AVERAGE([Instances.D363:Instances.D452])" office:value-type="float"/>
          <table:table-cell table:formula="of:=AVERAGE([Instances.E363:Instances.E452])" office:value-type="float"/>
          <table:table-cell table:formula="of:=SUM([Instances.F363:Instances.F452])" office:value-type="float"/>
          <table:table-cell table:formula="of:=AVERAGE([Instances.G363:Instances.G452])" office:value-type="float"/>
          <table:table-cell table:formula="of:=AVERAGE([Instances.H363:Instances.H452])" office:value-type="float"/>
          <table:table-cell table:formula="of:=AVERAGE([Instances.I363:Instances.I452])" office:value-type="float"/>
          <table:table-cell table:formula="of:=AVERAGE([Instances.J363:Instances.J452])" office:value-type="float"/>
          <table:table-cell table:formula="of:=AVERAGE([Instances.K363:Instances.K452])" office:value-type="float"/>
          <table:table-cell table:formula="of:=AVERAGE([Instances.L363:Instances.L452])" office:value-type="float"/>
          <table:table-cell table:formula="of:=AVERAGE([Instances.M363:Instances.M452])" office:value-type="float"/>
          <table:table-cell table:formula="of:=AVERAGE([Instances.N363:Instances.N45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